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655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J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48f7a2" officeooo:paragraph-rsid="0048f7a2"/>
    </style:style>
    <style:style style:name="P51" style:family="paragraph" style:parent-style-name="Standard">
      <style:text-properties style:text-underline-style="none" officeooo:rsid="0029eba0" officeooo:paragraph-rsid="006530bc"/>
    </style:style>
    <style:style style:name="P52" style:family="paragraph" style:parent-style-name="Standard">
      <style:text-properties style:text-underline-style="none" officeooo:rsid="007a5ecd" officeooo:paragraph-rsid="007a5ecd"/>
    </style:style>
    <style:style style:name="P53" style:family="paragraph" style:parent-style-name="Standard">
      <style:text-properties officeooo:rsid="003eb817" officeooo:paragraph-rsid="003eb817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75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type="double" style:text-underline-width="auto" style:text-underline-color="font-color" officeooo:rsid="00a1ce61" officeooo:paragraph-rsid="00a1ce61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22421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1ce61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2421" style:font-style-asian="normal" style:font-style-complex="normal"/>
    </style:style>
    <style:style style:name="P82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5913" style:font-style-asian="normal" style:font-style-complex="normal"/>
    </style:style>
    <style:style style:name="P83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1953" style:font-style-asian="normal" style:font-style-complex="normal"/>
    </style:style>
    <style:style style:name="P84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34f9" style:font-style-asian="normal" style:font-style-complex="normal"/>
    </style:style>
    <style:style style:name="P85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8d062" style:font-style-asian="normal" style:font-style-complex="normal"/>
    </style:style>
    <style:style style:name="P86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ecf07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bd0ce1" style:font-style-asian="normal" style:font-style-complex="normal"/>
    </style:style>
    <style:style style:name="P88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bb3e6" style:font-style-asian="normal" style:font-style-complex="normal"/>
    </style:style>
    <style:style style:name="P89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ecf07" style:font-style-asian="normal" style:font-style-complex="normal"/>
    </style:style>
    <style:style style:name="P90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33213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7b8af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bc9fd4" officeooo:paragraph-rsid="00bc9fd4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bf7294" officeooo:paragraph-rsid="00bf7294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a434f9" officeooo:paragraph-rsid="00a434f9" style:font-style-asian="normal" style:font-style-complex="normal"/>
    </style:style>
    <style:style style:name="P95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96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97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98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99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100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101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102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103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104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105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106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107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108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109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110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95460d" officeooo:paragraph-rsid="0095460d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9555e8" officeooo:paragraph-rsid="009555e8" style:font-style-asian="normal" style:font-style-complex="normal"/>
    </style:style>
    <style:style style:name="P115" style:family="paragraph" style:parent-style-name="Standard">
      <style:text-properties fo:font-style="normal" style:text-underline-style="none" officeooo:rsid="003ceed3" officeooo:paragraph-rsid="009555e8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976331" officeooo:paragraph-rsid="009623e8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98cf79" officeooo:paragraph-rsid="0098cf79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9a1655" officeooo:paragraph-rsid="009a1655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9c15b5" officeooo:paragraph-rsid="009c15b5" style:font-style-asian="normal" style:font-style-complex="normal"/>
    </style:style>
    <style:style style:name="P120" style:family="paragraph" style:parent-style-name="Standard">
      <style:text-properties fo:font-style="normal" style:text-underline-style="none" officeooo:rsid="009d6f7d" officeooo:paragraph-rsid="009d6f7d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9eba49" officeooo:paragraph-rsid="009eba49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9ef2a2" officeooo:paragraph-rsid="009ef2a2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a01b45" officeooo:paragraph-rsid="00a01b45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25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a25913" officeooo:paragraph-rsid="00a41953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a25913" officeooo:paragraph-rsid="00a8d062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a25913" officeooo:paragraph-rsid="00aecf07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a25913" officeooo:paragraph-rsid="00bd0ce1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0acb201" officeooo:paragraph-rsid="00acb201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acb201" officeooo:paragraph-rsid="00aecf07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b33213" officeooo:paragraph-rsid="00b48158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b33213" officeooo:paragraph-rsid="00b7b8af" style:font-style-asian="normal" style:font-style-complex="normal"/>
    </style:style>
    <style:style style:name="P134" style:family="paragraph" style:parent-style-name="Standard">
      <style:text-properties fo:font-style="normal" style:text-underline-style="none" officeooo:rsid="00b33213" officeooo:paragraph-rsid="00b8f93c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baef4d" officeooo:paragraph-rsid="00b8f93c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baef4d" officeooo:paragraph-rsid="00baef4d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baef4d" officeooo:paragraph-rsid="00bc9fd4" style:font-style-asian="normal" style:font-style-complex="normal"/>
    </style:style>
    <style:style style:name="P138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a41953" officeooo:paragraph-rsid="00a41953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a434f9" officeooo:paragraph-rsid="00a434f9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abb3e6" officeooo:paragraph-rsid="00bd0ce1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becd5a" officeooo:paragraph-rsid="00becd5a" style:font-style-asian="normal" style:font-style-complex="normal"/>
    </style:style>
    <style:style style:name="P143" style:family="paragraph" style:parent-style-name="Standard">
      <style:text-properties fo:font-style="normal" style:text-underline-style="none" officeooo:rsid="00bf7294" officeooo:paragraph-rsid="00bf7294" style:font-style-asian="normal" style:font-style-complex="normal"/>
    </style:style>
    <style:style style:name="P144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145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146" style:family="paragraph" style:parent-style-name="Table_20_Contents">
      <style:text-properties officeooo:rsid="0023974e" officeooo:paragraph-rsid="0023974e"/>
    </style:style>
    <style:style style:name="P147" style:family="paragraph" style:parent-style-name="Table_20_Contents">
      <style:text-properties officeooo:rsid="00253d0d" officeooo:paragraph-rsid="00253d0d"/>
    </style:style>
    <style:style style:name="P148" style:family="paragraph" style:parent-style-name="Table_20_Contents">
      <style:text-properties officeooo:rsid="00253d0d" officeooo:paragraph-rsid="002bf8e3"/>
    </style:style>
    <style:style style:name="P149" style:family="paragraph" style:parent-style-name="Table_20_Contents">
      <style:text-properties officeooo:rsid="0029eb0b" officeooo:paragraph-rsid="0029eb0b"/>
    </style:style>
    <style:style style:name="P150" style:family="paragraph" style:parent-style-name="Table_20_Contents">
      <style:text-properties officeooo:rsid="003ca828" officeooo:paragraph-rsid="003ca828"/>
    </style:style>
    <style:style style:name="P151" style:family="paragraph" style:parent-style-name="Table_20_Contents">
      <style:text-properties officeooo:rsid="00acb201" officeooo:paragraph-rsid="00acb201"/>
    </style:style>
    <style:style style:name="P152" style:family="paragraph" style:parent-style-name="Table_20_Contents">
      <style:text-properties officeooo:rsid="00acb201" officeooo:paragraph-rsid="00aecf07"/>
    </style:style>
    <style:style style:name="P153" style:family="paragraph" style:parent-style-name="Table_20_Contents">
      <style:text-properties officeooo:rsid="00aecf07" officeooo:paragraph-rsid="00aecf07"/>
    </style:style>
    <style:style style:name="P154" style:family="paragraph" style:parent-style-name="Table_20_Contents">
      <style:text-properties officeooo:rsid="00b04b05" officeooo:paragraph-rsid="00b04b05"/>
    </style:style>
    <style:style style:name="P155" style:family="paragraph" style:parent-style-name="Standard">
      <style:text-properties fo:font-style="normal" style:text-underline-style="solid" style:text-underline-type="double" style:text-underline-width="auto" style:text-underline-color="font-color" officeooo:rsid="00c2e35e" officeooo:paragraph-rsid="00c2e35e" style:font-style-asian="normal" style:font-style-complex="normal"/>
    </style:style>
    <style:style style:name="P156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38e6e" style:font-style-asian="normal" style:font-style-complex="normal"/>
    </style:style>
    <style:style style:name="P157" style:family="paragraph" style:parent-style-name="Standard">
      <style:text-properties fo:font-style="normal" style:text-underline-style="solid" style:text-underline-type="double" style:text-underline-width="auto" style:text-underline-color="font-color" officeooo:rsid="00c38e6e" officeooo:paragraph-rsid="00c4d76f" style:font-style-asian="normal" style:font-style-complex="normal"/>
    </style:style>
    <style:style style:name="P1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c38e6e" style:font-style-asian="normal" style:font-style-complex="normal"/>
    </style:style>
    <style:style style:name="P159" style:family="paragraph" style:parent-style-name="Standard">
      <style:text-properties fo:font-style="normal" style:text-underline-style="solid" style:text-underline-type="double" style:text-underline-width="auto" style:text-underline-color="font-color" officeooo:rsid="00c5a9bc" officeooo:paragraph-rsid="00c5b064" style:font-style-asian="normal" style:font-style-complex="normal"/>
    </style:style>
    <style:style style:name="P160" style:family="paragraph" style:parent-style-name="Standard">
      <style:text-properties fo:font-style="normal" style:text-underline-style="solid" style:text-underline-type="double" style:text-underline-width="auto" style:text-underline-color="font-color" officeooo:rsid="00c5b064" officeooo:paragraph-rsid="00c5b064" style:font-style-asian="normal" style:font-style-complex="normal"/>
    </style:style>
    <style:style style:name="P161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83b54" style:font-style-asian="normal" style:font-style-complex="normal"/>
    </style:style>
    <style:style style:name="P162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91539" style:font-style-asian="normal" style:font-style-complex="normal"/>
    </style:style>
    <style:style style:name="P163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cadd75" style:font-style-asian="normal" style:font-style-complex="normal"/>
    </style:style>
    <style:style style:name="P164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25da9" style:font-style-asian="normal" style:font-style-complex="normal"/>
    </style:style>
    <style:style style:name="P165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3569b" style:font-style-asian="normal" style:font-style-complex="normal"/>
    </style:style>
    <style:style style:name="P166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3ab0b" style:font-style-asian="normal" style:font-style-complex="normal"/>
    </style:style>
    <style:style style:name="P167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4c5e5" style:font-style-asian="normal" style:font-style-complex="normal"/>
    </style:style>
    <style:style style:name="P168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4f97d" style:font-style-asian="normal" style:font-style-complex="normal"/>
    </style:style>
    <style:style style:name="P169" style:family="paragraph" style:parent-style-name="Standard">
      <style:text-properties fo:font-style="normal" style:text-underline-style="solid" style:text-underline-type="double" style:text-underline-width="auto" style:text-underline-color="font-color" officeooo:rsid="00c83b54" officeooo:paragraph-rsid="00d61780" style:font-style-asian="normal" style:font-style-complex="normal"/>
    </style:style>
    <style:style style:name="P17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c91539" style:font-style-asian="normal" style:font-style-complex="normal"/>
    </style:style>
    <style:style style:name="P171" style:family="paragraph" style:parent-style-name="Standard">
      <style:text-properties fo:font-style="normal" style:text-underline-style="solid" style:text-underline-type="double" style:text-underline-width="auto" style:text-underline-color="font-color" officeooo:rsid="00d25da9" officeooo:paragraph-rsid="00d25da9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3ca2c3" officeooo:paragraph-rsid="00c38e6e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2ace02" officeooo:paragraph-rsid="00c38e6e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abb3e6" officeooo:paragraph-rsid="00c91539" style:font-style-asian="normal" style:font-style-complex="normal"/>
    </style:style>
    <style:style style:name="P175" style:family="paragraph" style:parent-style-name="Table_20_Contents">
      <style:text-properties officeooo:rsid="00cadd75" officeooo:paragraph-rsid="00cadd75"/>
    </style:style>
    <style:style style:name="P176" style:family="paragraph" style:parent-style-name="Table_20_Contents">
      <style:text-properties officeooo:rsid="00cc1f74" officeooo:paragraph-rsid="00cc1f74"/>
    </style:style>
    <style:style style:name="P177" style:family="paragraph" style:parent-style-name="Table_20_Contents">
      <style:text-properties officeooo:rsid="00cd002a" officeooo:paragraph-rsid="00cd002a"/>
    </style:style>
    <style:style style:name="P178" style:family="paragraph" style:parent-style-name="Table_20_Contents">
      <style:text-properties officeooo:rsid="00cefa90" officeooo:paragraph-rsid="00cefa90"/>
    </style:style>
    <style:style style:name="P179" style:family="paragraph">
      <style:paragraph-properties fo:text-align="center"/>
    </style:style>
    <style:style style:name="P180" style:family="paragraph">
      <style:paragraph-properties fo:text-align="center"/>
      <style:text-properties fo:font-size="12pt"/>
    </style:style>
    <style:style style:name="P181" style:family="paragraph">
      <style:text-properties fo:font-size="12pt"/>
    </style:style>
    <style:style style:name="P182" style:family="paragraph">
      <loext:graphic-properties draw:fill-color="#729fcf"/>
      <style:paragraph-properties fo:text-align="center"/>
    </style:style>
    <style:style style:name="P183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style:text-underline-style="none" officeooo:rsid="00a41953"/>
    </style:style>
    <style:style style:name="T18" style:family="text">
      <style:text-properties style:text-underline-style="none" officeooo:rsid="00a434f9"/>
    </style:style>
    <style:style style:name="T19" style:family="text">
      <style:text-properties style:text-underline-style="none" officeooo:rsid="00a54820"/>
    </style:style>
    <style:style style:name="T20" style:family="text">
      <style:text-properties style:text-underline-style="none" officeooo:rsid="00a6fefd"/>
    </style:style>
    <style:style style:name="T21" style:family="text">
      <style:text-properties style:text-underline-style="none" officeooo:rsid="00a99211"/>
    </style:style>
    <style:style style:name="T22" style:family="text">
      <style:text-properties style:text-underline-style="none" officeooo:rsid="00aa6940"/>
    </style:style>
    <style:style style:name="T23" style:family="text">
      <style:text-properties style:text-underline-style="none" officeooo:rsid="00c38e6e"/>
    </style:style>
    <style:style style:name="T24" style:family="text">
      <style:text-properties style:text-underline-style="none" officeooo:rsid="00c4d76f"/>
    </style:style>
    <style:style style:name="T25" style:family="text">
      <style:text-properties style:text-underline-style="none" officeooo:rsid="00c5b064"/>
    </style:style>
    <style:style style:name="T26" style:family="text">
      <style:text-properties style:text-underline-style="none" officeooo:rsid="00c6eef0"/>
    </style:style>
    <style:style style:name="T27" style:family="text">
      <style:text-properties style:text-underline-style="none" officeooo:rsid="00c8d02e"/>
    </style:style>
    <style:style style:name="T28" style:family="text">
      <style:text-properties style:text-underline-style="none" officeooo:rsid="00c91539"/>
    </style:style>
    <style:style style:name="T29" style:family="text">
      <style:text-properties style:text-underline-style="none" officeooo:rsid="00d25da9"/>
    </style:style>
    <style:style style:name="T30" style:family="text">
      <style:text-properties style:text-underline-style="none" officeooo:rsid="00d3569b"/>
    </style:style>
    <style:style style:name="T31" style:family="text">
      <style:text-properties style:text-underline-style="none" officeooo:rsid="00d3ab0b"/>
    </style:style>
    <style:style style:name="T32" style:family="text">
      <style:text-properties style:text-underline-style="none" officeooo:rsid="00d4c5e5"/>
    </style:style>
    <style:style style:name="T33" style:family="text">
      <style:text-properties style:text-underline-style="none" officeooo:rsid="00d4f97d"/>
    </style:style>
    <style:style style:name="T34" style:family="text">
      <style:text-properties style:text-underline-style="none" officeooo:rsid="00d61780"/>
    </style:style>
    <style:style style:name="T35" style:family="text">
      <style:text-properties officeooo:rsid="001c5d0e"/>
    </style:style>
    <style:style style:name="T36" style:family="text">
      <style:text-properties officeooo:rsid="001d9a57"/>
    </style:style>
    <style:style style:name="T37" style:family="text">
      <style:text-properties officeooo:rsid="001e880e"/>
    </style:style>
    <style:style style:name="T38" style:family="text">
      <style:text-properties officeooo:rsid="002124d4"/>
    </style:style>
    <style:style style:name="T39" style:family="text">
      <style:text-properties officeooo:rsid="0029eb0b"/>
    </style:style>
    <style:style style:name="T40" style:family="text">
      <style:text-properties officeooo:rsid="002ae096"/>
    </style:style>
    <style:style style:name="T41" style:family="text">
      <style:text-properties officeooo:rsid="002bf8e3"/>
    </style:style>
    <style:style style:name="T42" style:family="text">
      <style:text-properties style:text-underline-style="solid" style:text-underline-type="double" style:text-underline-width="auto" style:text-underline-color="font-color"/>
    </style:style>
    <style:style style:name="T43" style:family="text">
      <style:text-properties style:text-underline-style="solid" style:text-underline-type="double" style:text-underline-width="auto" style:text-underline-color="font-color" officeooo:rsid="00344bb5"/>
    </style:style>
    <style:style style:name="T44" style:family="text">
      <style:text-properties officeooo:rsid="00300078"/>
    </style:style>
    <style:style style:name="T45" style:family="text">
      <style:text-properties officeooo:rsid="0031c379"/>
    </style:style>
    <style:style style:name="T46" style:family="text">
      <style:text-properties officeooo:rsid="0032fef8"/>
    </style:style>
    <style:style style:name="T47" style:family="text">
      <style:text-properties officeooo:rsid="004b4d46"/>
    </style:style>
    <style:style style:name="T48" style:family="text">
      <style:text-properties officeooo:rsid="004ce290"/>
    </style:style>
    <style:style style:name="T49" style:family="text">
      <style:text-properties officeooo:rsid="004dde1a"/>
    </style:style>
    <style:style style:name="T50" style:family="text">
      <style:text-properties officeooo:rsid="00513ea8"/>
    </style:style>
    <style:style style:name="T51" style:family="text">
      <style:text-properties officeooo:rsid="00515c1c"/>
    </style:style>
    <style:style style:name="T52" style:family="text">
      <style:text-properties officeooo:rsid="0052e142"/>
    </style:style>
    <style:style style:name="T53" style:family="text">
      <style:text-properties officeooo:rsid="00595ed2"/>
    </style:style>
    <style:style style:name="T54" style:family="text">
      <style:text-properties officeooo:rsid="005c27f5"/>
    </style:style>
    <style:style style:name="T55" style:family="text">
      <style:text-properties officeooo:rsid="005d71b7"/>
    </style:style>
    <style:style style:name="T56" style:family="text">
      <style:text-properties officeooo:rsid="005f6e01"/>
    </style:style>
    <style:style style:name="T57" style:family="text">
      <style:text-properties fo:color="#00cc33" style:text-underline-style="none"/>
    </style:style>
    <style:style style:name="T58" style:family="text">
      <style:text-properties fo:color="#00cc33" officeooo:rsid="00b48158"/>
    </style:style>
    <style:style style:name="T59" style:family="text">
      <style:text-properties officeooo:rsid="00735161"/>
    </style:style>
    <style:style style:name="T60" style:family="text">
      <style:text-properties officeooo:rsid="00751a45"/>
    </style:style>
    <style:style style:name="T61" style:family="text">
      <style:text-properties officeooo:rsid="007ad906"/>
    </style:style>
    <style:style style:name="T62" style:family="text">
      <style:text-properties officeooo:rsid="007b13f1"/>
    </style:style>
    <style:style style:name="T63" style:family="text">
      <style:text-properties officeooo:rsid="0083f9bb"/>
    </style:style>
    <style:style style:name="T64" style:family="text">
      <style:text-properties officeooo:rsid="0085a45a"/>
    </style:style>
    <style:style style:name="T65" style:family="text">
      <style:text-properties officeooo:rsid="0086f89d"/>
    </style:style>
    <style:style style:name="T66" style:family="text">
      <style:text-properties officeooo:rsid="0087e1dc"/>
    </style:style>
    <style:style style:name="T67" style:family="text">
      <style:text-properties officeooo:rsid="008916fa"/>
    </style:style>
    <style:style style:name="T68" style:family="text">
      <style:text-properties officeooo:rsid="002ce37f"/>
    </style:style>
    <style:style style:name="T69" style:family="text">
      <style:text-properties officeooo:rsid="008cc746"/>
    </style:style>
    <style:style style:name="T70" style:family="text">
      <style:text-properties officeooo:rsid="008dcc30"/>
    </style:style>
    <style:style style:name="T71" style:family="text">
      <style:text-properties officeooo:rsid="008e4ab2"/>
    </style:style>
    <style:style style:name="T72" style:family="text">
      <style:text-properties officeooo:rsid="008f254b"/>
    </style:style>
    <style:style style:name="T73" style:family="text">
      <style:text-properties officeooo:rsid="00909367"/>
    </style:style>
    <style:style style:name="T74" style:family="text">
      <style:text-properties officeooo:rsid="009187b3"/>
    </style:style>
    <style:style style:name="T75" style:family="text">
      <style:text-properties officeooo:rsid="0093879c"/>
    </style:style>
    <style:style style:name="T76" style:family="text">
      <style:text-properties officeooo:rsid="00a1ce61"/>
    </style:style>
    <style:style style:name="T77" style:family="text">
      <style:text-properties officeooo:rsid="00a434f9"/>
    </style:style>
    <style:style style:name="T78" style:family="text">
      <style:text-properties officeooo:rsid="00aecf07"/>
    </style:style>
    <style:style style:name="T79" style:family="text">
      <style:text-properties officeooo:rsid="00b48158"/>
    </style:style>
    <style:style style:name="T80" style:family="text">
      <style:text-properties fo:color="#ff9900" officeooo:rsid="00b48158"/>
    </style:style>
    <style:style style:name="T81" style:family="text">
      <style:text-properties fo:color="#ff9900" officeooo:rsid="00b8f93c"/>
    </style:style>
    <style:style style:name="T82" style:family="text">
      <style:text-properties fo:color="#cc00cc" officeooo:rsid="00b6517b" fo:background-color="#ffffff" loext:char-shading-value="0"/>
    </style:style>
    <style:style style:name="T83" style:family="text">
      <style:text-properties officeooo:rsid="00b7b8af"/>
    </style:style>
    <style:style style:name="T84" style:family="text">
      <style:text-properties officeooo:rsid="00b8f93c"/>
    </style:style>
    <style:style style:name="T85" style:family="text">
      <style:text-properties fo:color="#ff0000" officeooo:rsid="00b48158"/>
    </style:style>
    <style:style style:name="T86" style:family="text">
      <style:text-properties fo:color="#0000ff" officeooo:rsid="00b8f93c"/>
    </style:style>
    <style:style style:name="T87" style:family="text">
      <style:text-properties officeooo:rsid="00bc9fd4"/>
    </style:style>
    <style:style style:name="T88" style:family="text">
      <style:text-properties officeooo:rsid="00c32c10"/>
    </style:style>
    <style:style style:name="T89" style:family="text">
      <style:text-properties officeooo:rsid="00c38e6e"/>
    </style:style>
    <style:style style:name="T90" style:family="text">
      <style:text-properties fo:font-style="normal" style:text-underline-style="none" officeooo:rsid="002ace02" style:font-style-asian="normal" style:font-style-complex="normal"/>
    </style:style>
    <style:style style:name="T91" style:family="text">
      <style:text-properties fo:font-style="normal" style:text-underline-style="none" officeooo:rsid="00abb3e6" style:font-style-asian="normal" style:font-style-complex="normal"/>
    </style:style>
    <style:style style:name="T92" style:family="text">
      <style:text-properties officeooo:rsid="00cd002a"/>
    </style:style>
    <style:style style:name="T93" style:family="text">
      <style:text-properties officeooo:rsid="00cefa90"/>
    </style:style>
    <style:style style:name="T94" style:family="text">
      <style:text-properties officeooo:rsid="00d25da9"/>
    </style:style>
    <style:style style:name="T95" style:family="text">
      <style:text-properties officeooo:rsid="00d3ab0b"/>
    </style:style>
    <style:style style:name="T96" style:family="text">
      <style:text-properties officeooo:rsid="00d4c5e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79" svg:x1="1.184cm" svg:y1="1.52cm" svg:x2="1.793cm" svg:y2="0.356cm"><text:p/></draw:line><draw:line text:anchor-type="paragraph" draw:z-index="4" draw:name="Forme5" draw:style-name="gr1" draw:text-style-name="P179" svg:x1="3.882cm" svg:y1="0.409cm" svg:x2="3.353cm" svg:y2="1.52cm"><text:p/></draw:line><draw:line text:anchor-type="paragraph" draw:z-index="1" draw:name="Forme2" draw:style-name="gr1" draw:text-style-name="P179" svg:x1="1.792cm" svg:y1="0.356cm" svg:x2="2.295cm" svg:y2="1.573cm"><text:p/></draw:line><draw:line text:anchor-type="paragraph" draw:z-index="2" draw:name="Forme3" draw:style-name="gr1" draw:text-style-name="P179" svg:x1="2.295cm" svg:y1="1.573cm" svg:x2="2.824cm" svg:y2="0.303cm"><text:p/></draw:line><draw:line text:anchor-type="paragraph" draw:z-index="3" draw:name="Forme4" draw:style-name="gr1" draw:text-style-name="P179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35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79" svg:x1="2.454cm" svg:y1="3.281cm" svg:x2="3.38cm" svg:y2="0.238cm"><text:p/></draw:line><draw:line text:anchor-type="paragraph" draw:z-index="29" draw:name="Forme10" draw:style-name="gr1" draw:text-style-name="P179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79" svg:x1="1.819cm" svg:y1="0.46cm" svg:x2="4.968cm" svg:y2="0.46cm"><text:p/></draw:line><draw:line text:anchor-type="paragraph" draw:z-index="30" draw:name="Forme11" draw:style-name="gr1" draw:text-style-name="P179" svg:x1="2.454cm" svg:y1="2.307cm" svg:x2="4.968cm" svg:y2="0.46cm"><text:p/></draw:line><draw:line text:anchor-type="paragraph" draw:z-index="31" draw:name="Forme12" draw:style-name="gr1" draw:text-style-name="P179" svg:x1="4.412cm" svg:y1="2.307cm" svg:x2="1.819cm" svg:y2="0.46cm"><text:p/></draw:line> <text:s text:c="13"/><text:span text:style-name="T35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35">4<text:tab/> <text:s text:c="17"/>3</text:span></text:p>
      <text:p text:style-name="P23"/>
      <text:p text:style-name="P24">V= {1, 2, 3, 4, <text:span text:style-name="T36">5</text:span>}</text:p>
      <text:p text:style-name="P24">E = {12, <text:span text:style-name="T36">13, 14, 15, </text:span><text:s/>23, <text:span text:style-name="T36">2</text:span>4, <text:span text:style-name="T36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79" svg:x1="1.236cm" svg:y1="0.455cm" svg:x2="1.104cm" svg:y2="2.492cm"><text:p/></draw:line><draw:line text:anchor-type="paragraph" draw:z-index="8" draw:name="Forme15" draw:style-name="gr1" draw:text-style-name="P179" svg:x1="4.2cm" svg:y1="0.455cm" svg:x2="3.247cm" svg:y2="2.598cm"><text:p/></draw:line>5)</text:p>
      <text:p text:style-name="P29"><draw:line text:anchor-type="paragraph" draw:z-index="7" draw:name="Forme14" draw:style-name="gr1" draw:text-style-name="P179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79" svg:x1="1.184cm" svg:y1="1.52cm" svg:x2="1.793cm" svg:y2="0.356cm"><text:p/></draw:line><draw:line text:anchor-type="paragraph" draw:z-index="10" draw:name="Forme2" draw:style-name="gr1" draw:text-style-name="P179" svg:x1="1.792cm" svg:y1="0.356cm" svg:x2="2.295cm" svg:y2="1.573cm"><text:p/></draw:line><draw:line text:anchor-type="paragraph" draw:z-index="11" draw:name="Forme3" draw:style-name="gr1" draw:text-style-name="P179" svg:x1="2.295cm" svg:y1="1.573cm" svg:x2="2.824cm" svg:y2="0.303cm"><text:p/></draw:line><draw:line text:anchor-type="paragraph" draw:z-index="12" draw:name="Forme4" draw:style-name="gr1" draw:text-style-name="P179" svg:x1="2.824cm" svg:y1="0.303cm" svg:x2="3.353cm" svg:y2="1.52cm"><text:p/></draw:line><draw:line text:anchor-type="paragraph" draw:z-index="13" draw:name="Forme5" draw:style-name="gr1" draw:text-style-name="P179" svg:x1="3.882cm" svg:y1="0.409cm" svg:x2="3.353cm" svg:y2="1.52cm"><text:p/></draw:line><draw:line text:anchor-type="paragraph" draw:z-index="14" draw:name="Forme16" draw:style-name="gr1" draw:text-style-name="P179" svg:x1="1.184cm" svg:y1="1.52cm" svg:x2="2.824cm" svg:y2="0.303cm"><text:p/></draw:line><draw:line text:anchor-type="paragraph" draw:z-index="15" draw:name="Forme17" draw:style-name="gr1" draw:text-style-name="P179" svg:x1="3.883cm" svg:y1="0.409cm" svg:x2="1.184cm" svg:y2="1.52cm"><text:p/></draw:line><draw:line text:anchor-type="paragraph" draw:z-index="16" draw:name="Forme18" draw:style-name="gr1" draw:text-style-name="P179" svg:x1="1.792cm" svg:y1="0.356cm" svg:x2="3.353cm" svg:y2="1.52cm"><text:p/></draw:line><draw:line text:anchor-type="paragraph" draw:z-index="17" draw:name="Forme19" draw:style-name="gr1" draw:text-style-name="P179" svg:x1="2.295cm" svg:y1="1.573cm" svg:x2="3.883cm" svg:y2="0.409cm"><text:p/></draw:line><draw:line text:anchor-type="paragraph" draw:z-index="18" draw:name="Forme20" draw:style-name="gr1" draw:text-style-name="P179" svg:x1="3.882cm" svg:y1="0.409cm" svg:x2="4.385cm" svg:y2="1.566cm"><text:p/></draw:line><draw:line text:anchor-type="paragraph" draw:z-index="19" draw:name="Forme21" draw:style-name="gr1" draw:text-style-name="P179" svg:x1="4.385cm" svg:y1="1.566cm" svg:x2="1.792cm" svg:y2="0.356cm"><text:p/></draw:line><draw:line text:anchor-type="paragraph" draw:z-index="20" draw:name="Forme22" draw:style-name="gr1" draw:text-style-name="P179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37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79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80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80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79" svg:x1="1.713cm" svg:y1="2.632cm" svg:x2="4.227cm" svg:y2="0.383cm"><text:p/></draw:line><text:span text:style-name="T38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48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79" svg:x1="1.289cm" svg:y1="2.438cm" svg:x2="1.289cm" svg:y2="0.48cm"><text:p/></draw:line><draw:line text:anchor-type="paragraph" draw:z-index="82" draw:name="Forme76" draw:style-name="gr1" draw:text-style-name="P179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47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59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46">Listes d'arrêtes</text:p>
          </table:table-cell>
          <table:table-cell table:style-name="Tableau1.A1" office:value-type="string">
            <text:p text:style-name="P146">Listes <text:span text:style-name="T41">de </text:span>voisins </text:p>
          </table:table-cell>
          <table:table-cell table:style-name="Tableau1.D1" office:value-type="string">
            <text:p text:style-name="P146">Matrices d'adjacents</text:p>
          </table:table-cell>
        </table:table-row>
        <table:table-row>
          <table:table-cell table:style-name="Tableau1.A2" office:value-type="string">
            <text:p text:style-name="P146">Taille de codage</text:p>
          </table:table-cell>
          <table:table-cell table:style-name="Tableau1.A2" office:value-type="string">
            <text:p text:style-name="P146">O(m)</text:p>
          </table:table-cell>
          <table:table-cell table:style-name="Tableau1.A2" office:value-type="string">
            <text:p text:style-name="P146">O(n + m)</text:p>
          </table:table-cell>
          <table:table-cell table:style-name="Tableau1.D2" office:value-type="string">
            <text:p text:style-name="P146">O(n²)</text:p>
          </table:table-cell>
        </table:table-row>
        <table:table-row>
          <table:table-cell table:style-name="Tableau1.A2" office:value-type="string">
            <text:p text:style-name="P148">T<text:span text:style-name="T41">em</text:span>ps par <text:span text:style-name="T60">selection</text:span>:</text:p>
            <text:p text:style-name="P148">"décider xy e E"</text:p>
          </table:table-cell>
          <table:table-cell table:style-name="Tableau1.A2" office:value-type="string">
            <text:p text:style-name="P147">O(m) (ou O(log n) si trié)</text:p>
          </table:table-cell>
          <table:table-cell table:style-name="Tableau1.A2" office:value-type="string">
            <text:p text:style-name="P147">O(n) (ou O(log n) si trié)</text:p>
          </table:table-cell>
          <table:table-cell table:style-name="Tableau1.D2" office:value-type="string">
            <text:p text:style-name="P147">O(1) (temps constant,</text:p>
            <text:p text:style-name="P147">on suppose l'accés mémoire constant)</text:p>
          </table:table-cell>
        </table:table-row>
        <table:table-row>
          <table:table-cell table:style-name="Tableau1.A2" office:value-type="string">
            <text:p text:style-name="P147">Trouver les voisins de x e V</text:p>
          </table:table-cell>
          <table:table-cell table:style-name="Tableau1.A2" office:value-type="string">
            <text:p text:style-name="P149">O(m)</text:p>
          </table:table-cell>
          <table:table-cell table:style-name="Tableau1.A2" office:value-type="string">
            <text:p text:style-name="P149">O(|L(x)|)</text:p>
          </table:table-cell>
          <table:table-cell table:style-name="Tableau1.D2" office:value-type="string">
            <text:p text:style-name="P149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41">e</text:span>ntiers: pour coder {1, ..., n}, <text:span text:style-name="T39">o</text:span>n prend O(n) et pas O(n log n)</text:p>
      <text:p text:style-name="P32">- <text:span text:style-name="T40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79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49">2</text:span></text:p>
      <text:p text:style-name="P33">dG(2) = <text:span text:style-name="T49">3</text:span></text:p>
      <text:p text:style-name="P33">dG(3) = <text:span text:style-name="T49">2</text:span></text:p>
      <text:p text:style-name="P33">dG(4) = <text:span text:style-name="T49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50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81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79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79" svg:x1="2.85cm" svg:y1="1.593cm" svg:x2="5.681cm" svg:y2="1.593cm"><text:p/></draw:line><draw:line text:anchor-type="paragraph" draw:z-index="36" draw:name="Forme29" draw:style-name="gr1" draw:text-style-name="P179" svg:x1="5.047cm" svg:y1="3.789cm" svg:x2="4.306cm" svg:y2="0.482cm"><text:p/></draw:line><draw:line text:anchor-type="paragraph" draw:z-index="37" draw:name="Forme30" draw:style-name="gr1" draw:text-style-name="P179" svg:x1="3.671cm" svg:y1="3.789cm" svg:x2="4.306cm" svg:y2="0.482cm"><text:p/></draw:line><draw:line text:anchor-type="paragraph" draw:z-index="38" draw:name="Forme31" draw:style-name="gr1" draw:text-style-name="P179" svg:x1="2.85cm" svg:y1="1.593cm" svg:x2="5.046cm" svg:y2="3.789cm"><text:p/></draw:line><draw:line text:anchor-type="paragraph" draw:z-index="39" draw:name="Forme32" draw:style-name="gr1" draw:text-style-name="P179" svg:x1="3.671cm" svg:y1="3.789cm" svg:x2="5.682cm" svg:y2="1.593cm"><text:p/></draw:line><draw:line text:anchor-type="paragraph" draw:z-index="40" draw:name="Forme33" draw:style-name="gr1" draw:text-style-name="P179" svg:x1="8.089cm" svg:y1="0.984cm" svg:x2="5.681cm" svg:y2="1.593cm"><text:p/></draw:line><draw:line text:anchor-type="paragraph" draw:z-index="42" draw:name="Forme35" draw:style-name="gr1" draw:text-style-name="P179" svg:x1="5.046cm" svg:y1="3.789cm" svg:x2="6.607cm" svg:y2="5.324cm"><text:p/></draw:line><draw:line text:anchor-type="paragraph" draw:z-index="43" draw:name="Forme36" draw:style-name="gr1" draw:text-style-name="P179" svg:x1="1.924cm" svg:y1="5.324cm" svg:x2="3.67cm" svg:y2="3.789cm"><text:p/></draw:line><draw:line text:anchor-type="paragraph" draw:z-index="44" draw:name="Forme37" draw:style-name="gr1" draw:text-style-name="P179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51">P</text:span>lus petits smark</text:p>
      <text:p text:style-name="P34">(X' = Delta + 1)</text:p>
      <text:p text:style-name="P34"/>
      <text:p text:style-name="P34">- <text:span text:style-name="T51">P</text:span>lus petit cubique non hamiltonnien</text:p>
      <text:p text:style-name="P34"/>
      <text:p text:style-name="P34">- <text:span text:style-name="T51">Pl</text:span>us grand graphe <text:span text:style-name="T44">graphe de Moore</text:span> pour Delta = 3 et disymétrie 2</text:p>
      <text:p text:style-name="P34"/>
      <text:p text:style-name="P11">IV<text:span text:style-name="T45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52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67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45">x = x4</text:span></text:p>
      <text:p text:style-name="P35"><draw:line text:anchor-type="paragraph" draw:z-index="45" draw:name="Forme38" draw:style-name="gr1" draw:text-style-name="P179" svg:x1="1.157cm" svg:y1="1.538cm" svg:x2="3.829cm" svg:y2="0.374cm"><text:p/></draw:line><draw:line text:anchor-type="paragraph" draw:z-index="46" draw:name="Forme39" draw:style-name="gr1" draw:text-style-name="P179" svg:x1="6.475cm" svg:y1="1.618cm" svg:x2="3.829cm" svg:y2="0.374cm"><text:p/></draw:line><draw:line text:anchor-type="paragraph" draw:z-index="47" draw:name="Forme40" draw:style-name="gr1" draw:text-style-name="P179" svg:x1="2.321cm" svg:y1="3.073cm" svg:x2="3.829cm" svg:y2="0.374cm"><text:p/></draw:line><draw:line text:anchor-type="paragraph" draw:z-index="48" draw:name="Forme41" draw:style-name="gr1" draw:text-style-name="P179" svg:x1="4.067cm" svg:y1="3.443cm" svg:x2="3.829cm" svg:y2="0.374cm"><text:p/></draw:line> <text:s text:c="29"/></text:p>
      <text:p text:style-name="P35"/>
      <text:p text:style-name="P35"><text:s text:c="3"/><text:span text:style-name="T45">x = x0</text:span></text:p>
      <text:p text:style-name="P35"><draw:line text:anchor-type="paragraph" draw:z-index="49" draw:name="Forme42" draw:style-name="gr1" draw:text-style-name="P179" svg:x1="6.476cm" svg:y1="0.157cm" svg:x2="4.068cm" svg:y2="1.983cm"><text:p/></draw:line> <text:s text:c="62"/><text:span text:style-name="T45">x3</text:span></text:p>
      <text:p text:style-name="P35"/>
      <text:p text:style-name="P35"/>
      <text:p text:style-name="P35"><draw:line text:anchor-type="paragraph" draw:z-index="50" draw:name="Forme43" draw:style-name="gr1" draw:text-style-name="P179" svg:x1="2.321cm" svg:y1="0.152cm" svg:x2="4.067cm" svg:y2="2.375cm"><text:p/></draw:line><text:tab/> <text:s text:c="3"/><text:span text:style-name="T45">x5</text:span></text:p>
      <text:p text:style-name="P35"><text:s text:c="37"/><text:span text:style-name="T45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79" svg:x1="5.417cm" svg:y1="0.411cm" svg:x2="4.65cm" svg:y2="1.178cm"><text:p/></draw:line><draw:line text:anchor-type="paragraph" draw:z-index="65" draw:name="Forme60" draw:style-name="gr1" draw:text-style-name="P179" svg:x1="6.343cm" svg:y1="0.332cm" svg:x2="5.417cm" svg:y2="0.411cm"><text:p/></draw:line><draw:line text:anchor-type="paragraph" draw:z-index="67" draw:name="Forme61" draw:style-name="gr1" draw:text-style-name="P179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79" svg:x1="0.152cm" svg:y1="0.734cm" svg:x2="2.216cm" svg:y2="0.152cm"><text:p/></draw:line><draw:line text:anchor-type="paragraph" draw:z-index="59" draw:name="Forme54" draw:style-name="gr1" draw:text-style-name="P179" svg:x1="3.75cm" svg:y1="0.84cm" svg:x2="2.215cm" svg:y2="0.152cm"><text:p/></draw:line><draw:line text:anchor-type="paragraph" draw:z-index="63" draw:name="Forme58" draw:style-name="gr1" draw:text-style-name="P179" svg:x1="6.026cm" svg:y1="0.893cm" svg:x2="4.65cm" svg:y2="0.205cm"><text:p/></draw:line><draw:line text:anchor-type="paragraph" draw:z-index="66" draw:name="Forme62" draw:style-name="gr1" draw:text-style-name="P179" svg:x1="6.025cm" svg:y1="0.892cm" svg:x2="6.978cm" svg:y2="0.125cm"><text:p/></draw:line></text:p>
      <text:p text:style-name="P37"><draw:line text:anchor-type="paragraph" draw:z-index="60" draw:name="Forme55" draw:style-name="gr1" draw:text-style-name="P179" svg:x1="6.025cm" svg:y1="0.406cm" svg:x2="3.75cm" svg:y2="0.353cm"><text:p/></draw:line><draw:line text:anchor-type="paragraph" draw:z-index="61" draw:name="Forme56" draw:style-name="gr1" draw:text-style-name="P179" svg:x1="7.507cm" svg:y1="0.035cm" svg:x2="6.025cm" svg:y2="0.405cm"><text:p/></draw:line><draw:line text:anchor-type="paragraph" draw:z-index="62" draw:name="Forme57" draw:style-name="gr1" draw:text-style-name="P179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53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79" svg:x1="0.469cm" svg:y1="0.469cm" svg:x2="3.67cm" svg:y2="0.469cm"><text:p/></draw:line><draw:line text:anchor-type="paragraph" draw:z-index="52" draw:name="Forme45" draw:style-name="gr1" draw:text-style-name="P179" svg:x1="0.495cm" svg:y1="3.247cm" svg:x2="0.469cm" svg:y2="0.469cm"><text:p/></draw:line><draw:line text:anchor-type="paragraph" draw:z-index="54" draw:name="Forme47" draw:style-name="gr1" draw:text-style-name="P179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79" svg:x1="3.671cm" svg:y1="2.273cm" svg:x2="5.47cm" svg:y2="0.289cm"><text:p/></draw:line></text:p>
      <text:p text:style-name="P37"><draw:line text:anchor-type="paragraph" draw:z-index="53" draw:name="Forme46" draw:style-name="gr1" draw:text-style-name="P179" svg:x1="3.671cm" svg:y1="1.787cm" svg:x2="0.496cm" svg:y2="1.787cm"><text:p/></draw:line><text:tab/><text:tab/><text:tab/><text:tab/><text:tab/><text:span text:style-name="T46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79" svg:x1="0.522cm" svg:y1="3.31cm" svg:x2="2.692cm" svg:y2="0.347cm"><text:p/></draw:line><draw:line text:anchor-type="paragraph" draw:z-index="57" draw:name="Forme51" draw:style-name="gr1" draw:text-style-name="P179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79" svg:x1="0.522cm" svg:y1="0.39cm" svg:x2="4.65cm" svg:y2="0.39cm"><text:p/></draw:line></text:p>
      <text:p text:style-name="P40"><text:soft-page-break/><text:span text:style-name="T42">Propriété:</text:span> </text:p>
      <text:p text:style-name="P40"><text:span text:style-name="T55">L</text:span>es composantes connexes sont des ensembles disjoints de sommet</text:p>
      <text:p text:style-name="P40"/>
      <text:p text:style-name="P41"><text:span text:style-name="T42">Remarque</text:span><text:span text:style-name="T43">s:</text:span> </text:p>
      <text:p text:style-name="P41"><text:span text:style-name="T55">C</text:span>e sont les classes d'équivalences de la relati<text:span text:style-name="T54">on</text:span> x ~ <text:s/>y (si il existe un che<text:span text:style-name="T54">min</text:span> de x à y)</text:p>
      <text:p text:style-name="P41"/>
      <text:p text:style-name="P40"><text:span text:style-name="T55">C</text:span>onnexes &lt;=&gt; 1 seule composante </text:p>
      <text:p text:style-name="P40"/>
      <text:p text:style-name="P40"><text:span text:style-name="T55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56">3</text:span>, 14, 25, 34, 46}</text:p>
      <text:p text:style-name="P43"/>
      <text:p text:style-name="P43"><draw:line text:anchor-type="paragraph" draw:z-index="68" draw:name="Forme52" draw:style-name="gr1" draw:text-style-name="P179" svg:x1="1.369cm" svg:y1="2.51cm" svg:x2="2.401cm" svg:y2="0.367cm"><text:p/></draw:line><draw:line text:anchor-type="paragraph" draw:z-index="69" draw:name="Forme63" draw:style-name="gr1" draw:text-style-name="P179" svg:x1="3.433cm" svg:y1="2.484cm" svg:x2="2.401cm" svg:y2="0.367cm"><text:p/></draw:line><draw:line text:anchor-type="paragraph" draw:z-index="70" draw:name="Forme64" draw:style-name="gr1" draw:text-style-name="P179" svg:x1="4.333cm" svg:y1="0.314cm" svg:x2="3.433cm" svg:y2="2.484cm"><text:p/></draw:line><draw:line text:anchor-type="paragraph" draw:z-index="71" draw:name="Forme65" draw:style-name="gr1" draw:text-style-name="P179" svg:x1="5.523cm" svg:y1="2.589cm" svg:x2="6.211cm" svg:y2="0.499cm"><text:p/></draw:line><draw:line text:anchor-type="paragraph" draw:z-index="72" draw:name="Forme66" draw:style-name="gr1" draw:text-style-name="P179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56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2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150">Arêtes lues</text:p>
          </table:table-cell>
          <table:table-cell table:style-name="Tableau2.A1" office:value-type="string">
            <text:p text:style-name="P150">Aucune</text:p>
          </table:table-cell>
          <table:table-cell table:style-name="Tableau2.A1" office:value-type="string">
            <text:p text:style-name="P150">13</text:p>
          </table:table-cell>
          <table:table-cell table:style-name="Tableau2.A1" office:value-type="string">
            <text:p text:style-name="P150">14</text:p>
          </table:table-cell>
          <table:table-cell table:style-name="Tableau2.A1" office:value-type="string">
            <text:p text:style-name="P150">25</text:p>
          </table:table-cell>
          <table:table-cell table:style-name="Tableau2.A1" office:value-type="string">
            <text:p text:style-name="P150">34</text:p>
          </table:table-cell>
          <table:table-cell table:style-name="Tableau2.G1" office:value-type="string">
            <text:p text:style-name="P150">46</text:p>
          </table:table-cell>
        </table:table-row>
        <table:table-row>
          <table:table-cell table:style-name="Tableau2.A2" office:value-type="string">
            <text:p text:style-name="P150">fonction</text:p>
          </table:table-cell>
          <table:table-cell table:style-name="Tableau2.A2" office:value-type="string">
            <text:p text:style-name="P150">Comp(1) = 1</text:p>
          </table:table-cell>
          <table:table-cell table:style-name="Tableau2.A2" office:value-type="string">
            <text:p text:style-name="P150">Comp(1) = <text:span text:style-name="T61">3</text:span></text:p>
          </table:table-cell>
          <table:table-cell table:style-name="Tableau2.A2" office:value-type="string">
            <text:p text:style-name="P150">Comp(1) = <text:span text:style-name="T61">3</text:span></text:p>
          </table:table-cell>
          <table:table-cell table:style-name="Tableau2.A2" office:value-type="string">
            <text:p text:style-name="P150">Comp(1) = <text:span text:style-name="T61">3</text:span></text:p>
          </table:table-cell>
          <table:table-cell table:style-name="Tableau2.A2" office:value-type="string">
            <text:p text:style-name="P150">Comp(1) = <text:span text:style-name="T62">4</text:span></text:p>
          </table:table-cell>
          <table:table-cell table:style-name="Tableau2.G2" office:value-type="string">
            <text:p text:style-name="P150">Comp(1) = <text:span text:style-name="T62">6</text:span></text:p>
          </table:table-cell>
        </table:table-row>
        <table:table-row>
          <table:table-cell table:style-name="Tableau2.A2" office:value-type="string">
            <text:p text:style-name="P150">comp</text:p>
          </table:table-cell>
          <table:table-cell table:style-name="Tableau2.A2" office:value-type="string">
            <text:p text:style-name="P150">Comp(2) = 2</text:p>
          </table:table-cell>
          <table:table-cell table:style-name="Tableau2.A2" office:value-type="string">
            <text:p text:style-name="P150">Comp(2) = 2</text:p>
          </table:table-cell>
          <table:table-cell table:style-name="Tableau2.A2" office:value-type="string">
            <text:p text:style-name="P150">Comp(2) = 2</text:p>
          </table:table-cell>
          <table:table-cell table:style-name="Tableau2.A2" office:value-type="string">
            <text:p text:style-name="P150">Comp(2) = <text:span text:style-name="T61">5</text:span></text:p>
          </table:table-cell>
          <table:table-cell table:style-name="Tableau2.A2" office:value-type="string">
            <text:p text:style-name="P150">Comp(2) = <text:span text:style-name="T61">5</text:span></text:p>
          </table:table-cell>
          <table:table-cell table:style-name="Tableau2.G2" office:value-type="string">
            <text:p text:style-name="P150">Comp(2) = <text:span text:style-name="T61">5</text:span></text:p>
          </table:table-cell>
        </table:table-row>
        <table:table-row>
          <table:table-cell table:style-name="Tableau2.A2" office:value-type="string">
            <text:p text:style-name="P150"/>
          </table:table-cell>
          <table:table-cell table:style-name="Tableau2.A2" office:value-type="string">
            <text:p text:style-name="P150">Comp(3) = 3</text:p>
          </table:table-cell>
          <table:table-cell table:style-name="Tableau2.A2" office:value-type="string">
            <text:p text:style-name="P150">Comp(3) = <text:span text:style-name="T61">3</text:span></text:p>
          </table:table-cell>
          <table:table-cell table:style-name="Tableau2.A2" office:value-type="string">
            <text:p text:style-name="P150">Comp(3) = <text:span text:style-name="T61">3</text:span></text:p>
          </table:table-cell>
          <table:table-cell table:style-name="Tableau2.A2" office:value-type="string">
            <text:p text:style-name="P150">Comp(3) = <text:span text:style-name="T61">3</text:span></text:p>
          </table:table-cell>
          <table:table-cell table:style-name="Tableau2.A2" office:value-type="string">
            <text:p text:style-name="P150">Comp(3) = <text:span text:style-name="T61">4</text:span></text:p>
          </table:table-cell>
          <table:table-cell table:style-name="Tableau2.G2" office:value-type="string">
            <text:p text:style-name="P150">Comp(3) = <text:span text:style-name="T62">6</text:span></text:p>
          </table:table-cell>
        </table:table-row>
        <table:table-row>
          <table:table-cell table:style-name="Tableau2.A2" office:value-type="string">
            <text:p text:style-name="P150"/>
          </table:table-cell>
          <table:table-cell table:style-name="Tableau2.A2" office:value-type="string">
            <text:p text:style-name="P150">Comp(4) = 4</text:p>
          </table:table-cell>
          <table:table-cell table:style-name="Tableau2.A2" office:value-type="string">
            <text:p text:style-name="P150">Comp(4) = 4</text:p>
          </table:table-cell>
          <table:table-cell table:style-name="Tableau2.A2" office:value-type="string">
            <text:p text:style-name="P150">Comp(4) = <text:span text:style-name="T61">4</text:span></text:p>
          </table:table-cell>
          <table:table-cell table:style-name="Tableau2.A2" office:value-type="string">
            <text:p text:style-name="P150">Comp(4) = <text:span text:style-name="T61">4</text:span></text:p>
          </table:table-cell>
          <table:table-cell table:style-name="Tableau2.A2" office:value-type="string">
            <text:p text:style-name="P150">Comp(4) = <text:span text:style-name="T61">4</text:span></text:p>
          </table:table-cell>
          <table:table-cell table:style-name="Tableau2.G2" office:value-type="string">
            <text:p text:style-name="P150">Comp(4) = <text:span text:style-name="T62">6</text:span></text:p>
          </table:table-cell>
        </table:table-row>
        <table:table-row>
          <table:table-cell table:style-name="Tableau2.A2" office:value-type="string">
            <text:p text:style-name="P150"/>
          </table:table-cell>
          <table:table-cell table:style-name="Tableau2.A2" office:value-type="string">
            <text:p text:style-name="P150">Comp(5) = 5</text:p>
          </table:table-cell>
          <table:table-cell table:style-name="Tableau2.A2" office:value-type="string">
            <text:p text:style-name="P150">Comp(5) = 5</text:p>
          </table:table-cell>
          <table:table-cell table:style-name="Tableau2.A2" office:value-type="string">
            <text:p text:style-name="P150">Comp(5) = 5</text:p>
          </table:table-cell>
          <table:table-cell table:style-name="Tableau2.A2" office:value-type="string">
            <text:p text:style-name="P150">Comp(5) = 5</text:p>
          </table:table-cell>
          <table:table-cell table:style-name="Tableau2.A2" office:value-type="string">
            <text:p text:style-name="P150">Comp(5) = 5</text:p>
          </table:table-cell>
          <table:table-cell table:style-name="Tableau2.G2" office:value-type="string">
            <text:p text:style-name="P150">Comp(5) = 5</text:p>
          </table:table-cell>
        </table:table-row>
        <table:table-row>
          <table:table-cell table:style-name="Tableau2.A2" office:value-type="string">
            <text:p text:style-name="P150"/>
          </table:table-cell>
          <table:table-cell table:style-name="Tableau2.A2" office:value-type="string">
            <text:p text:style-name="P150">Comp(6) = 6</text:p>
          </table:table-cell>
          <table:table-cell table:style-name="Tableau2.A2" office:value-type="string">
            <text:p text:style-name="P150">Comp(6) = 6</text:p>
          </table:table-cell>
          <table:table-cell table:style-name="Tableau2.A2" office:value-type="string">
            <text:p text:style-name="P150">Comp(6) = 6</text:p>
          </table:table-cell>
          <table:table-cell table:style-name="Tableau2.A2" office:value-type="string">
            <text:p text:style-name="P150">Comp(6) = 6</text:p>
          </table:table-cell>
          <table:table-cell table:style-name="Tableau2.A2" office:value-type="string">
            <text:p text:style-name="P150">Comp(6) = 6</text:p>
          </table:table-cell>
          <table:table-cell table:style-name="Tableau2.G2" office:value-type="string">
            <text:p text:style-name="P150">Comp(6) = 6</text:p>
          </table:table-cell>
        </table:table-row>
      </table:table>
      <text:p text:style-name="P44"/>
      <text:p text:style-name="P53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79" svg:x1="1.395cm" svg:y1="2.191cm" svg:x2="3.485cm" svg:y2="0.418cm"><text:p/></draw:line><draw:line text:anchor-type="paragraph" draw:z-index="77" draw:name="Forme71" draw:style-name="gr1" draw:text-style-name="P179" svg:x1="3.486cm" svg:y1="0.418cm" svg:x2="1.422cm" svg:y2="4.546cm"><text:p/></draw:line></text:p>
      <text:p text:style-name="P20"><draw:line text:anchor-type="paragraph" draw:z-index="74" draw:name="Forme68" draw:style-name="gr1" draw:text-style-name="P179" svg:x1="1.422cm" svg:y1="4.059cm" svg:x2="3.883cm" svg:y2="5.303cm"><text:p/></draw:line><draw:line text:anchor-type="paragraph" draw:z-index="75" draw:name="Forme69" draw:style-name="gr1" draw:text-style-name="P179" svg:x1="3.697cm" svg:y1="3.582cm" svg:x2="1.422cm" svg:y2="4.058cm"><text:p/></draw:line><draw:line text:anchor-type="paragraph" draw:z-index="76" draw:name="Forme70" draw:style-name="gr1" draw:text-style-name="P179" svg:x1="1.395cm" svg:y1="1.704cm" svg:x2="3.538cm" svg:y2="1.969cm"><text:p/></draw:line><draw:line text:anchor-type="paragraph" draw:z-index="78" draw:name="Forme72" draw:style-name="gr1" draw:text-style-name="P179" svg:x1="1.422cm" svg:y1="1.704cm" svg:x2="3.697cm" svg:y2="3.583cm"><text:p/></draw:line><draw:line text:anchor-type="paragraph" draw:z-index="79" draw:name="Forme73" draw:style-name="gr1" draw:text-style-name="P179" svg:x1="3.883cm" svg:y1="5.302cm" svg:x2="1.422cm" svg:y2="1.704cm"><text:p/></draw:line><draw:line text:anchor-type="paragraph" draw:z-index="80" draw:name="Forme74" draw:style-name="gr1" draw:text-style-name="P179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50"/>
      <text:p text:style-name="P22">Chaptitre 2: Arbres couvrants:</text:p>
      <text:p text:style-name="P51"/>
      <text:p text:style-name="P55">I) Arbres:</text:p>
      <text:p text:style-name="P100"/>
      <text:p text:style-name="P55">Exemples:</text:p>
      <text:p text:style-name="P100"><draw:line text:anchor-type="paragraph" draw:z-index="90" draw:name="Forme7" draw:style-name="gr1" draw:text-style-name="P179" svg:x1="5.417cm" svg:y1="0.249cm" svg:x2="6.237cm" svg:y2="0.752cm"><text:p/></draw:line><draw:line text:anchor-type="paragraph" draw:z-index="91" draw:name="Forme8" draw:style-name="gr1" draw:text-style-name="P179" svg:x1="7.401cm" svg:y1="0.275cm" svg:x2="6.237cm" svg:y2="0.751cm"><text:p/></draw:line></text:p>
      <text:p text:style-name="P100"><draw:line text:anchor-type="paragraph" draw:z-index="89" draw:name="Forme6" draw:style-name="gr1" draw:text-style-name="P179" svg:x1="6.237cm" svg:y1="0.265cm" svg:x2="6.131cm" svg:y2="1.588cm"><text:p/></draw:line></text:p>
      <text:p text:style-name="P100"/>
      <text:p text:style-name="P100"><draw:line text:anchor-type="paragraph" draw:z-index="93" draw:name="Forme10" draw:style-name="gr1" draw:text-style-name="P179" svg:x1="7.692cm" svg:y1="1.54cm" svg:x2="8.962cm" svg:y2="0.429cm"><text:p/></draw:line></text:p>
      <text:p text:style-name="P100"><draw:line text:anchor-type="paragraph" draw:z-index="85" draw:name="Forme2" draw:style-name="gr1" draw:text-style-name="P179" svg:x1="2.506cm" svg:y1="0.471cm" svg:x2="4.517cm" svg:y2="1.027cm"><text:p/></draw:line><draw:line text:anchor-type="paragraph" draw:z-index="88" draw:name="Forme5" draw:style-name="gr1" draw:text-style-name="P179" svg:x1="4.517cm" svg:y1="1.027cm" svg:x2="6.131cm" svg:y2="0.127cm"><text:p/></draw:line><draw:line text:anchor-type="paragraph" draw:z-index="92" draw:name="Forme9" draw:style-name="gr1" draw:text-style-name="P179" svg:x1="6.131cm" svg:y1="0.127cm" svg:x2="7.692cm" svg:y2="1.053cm"><text:p/></draw:line></text:p>
      <text:p text:style-name="P100"/>
      <text:p text:style-name="P100"><draw:line text:anchor-type="paragraph" draw:z-index="84" draw:name="Forme1" draw:style-name="gr1" draw:text-style-name="P179" svg:x1="2.48cm" svg:y1="0.423cm" svg:x2="4.517cm" svg:y2="0.053cm"><text:p/></draw:line><draw:line text:anchor-type="paragraph" draw:z-index="86" draw:name="Forme3" draw:style-name="gr1" draw:text-style-name="P179" svg:x1="4.094cm" svg:y1="1.72cm" svg:x2="4.517cm" svg:y2="0.053cm"><text:p/></draw:line><draw:line text:anchor-type="paragraph" draw:z-index="94" draw:name="Forme11" draw:style-name="gr1" draw:text-style-name="P179" svg:x1="7.798cm" svg:y1="1.799cm" svg:x2="7.692cm" svg:y2="0.079cm"><text:p/></draw:line></text:p>
      <text:p text:style-name="P100"/>
      <text:p text:style-name="P100"/>
      <text:p text:style-name="P100"><draw:line text:anchor-type="paragraph" draw:z-index="87" draw:name="Forme4" draw:style-name="gr1" draw:text-style-name="P179" svg:x1="3.036cm" svg:y1="0.497cm" svg:x2="4.094cm" svg:y2="0.259cm"><text:p/></draw:line></text:p>
      <text:p text:style-name="P100"/>
      <text:p text:style-name="P100"/>
      <text:p text:style-name="P55"><text:soft-page-break/>Un arbre:<text:span text:style-name="T1"> T = (V, A) est un graphe connexe sans cycles.</text:span></text:p>
      <text:p text:style-name="P100">Une feuille de T est un sommet de degré 1. </text:p>
      <text:p text:style-name="P100"/>
      <text:p text:style-name="P100">Un arbre a-t-il toujours une feuille ?</text:p>
      <text:p text:style-name="P100"/>
      <text:p text:style-name="P55">Proposition:</text:p>
      <text:p text:style-name="P100"/>
      <text:p text:style-name="P100">Tout arbre ayant au moins 2 sommets a au moins 2 feuilles.</text:p>
      <text:p text:style-name="P100"/>
      <text:p text:style-name="P55">Preuve:<text:span text:style-name="T1"> Soient v1, ...., vt un chemin maximal (inextensible)</text:span></text:p>
      <text:p text:style-name="P100"/>
      <text:p text:style-name="P100"><draw:line text:anchor-type="paragraph" draw:z-index="95" draw:name="Forme12" draw:style-name="gr1" draw:text-style-name="P179" svg:x1="0.549cm" svg:y1="0.286cm" svg:x2="1.025cm" svg:y2="0.286cm"><text:p/></draw:line><draw:line text:anchor-type="paragraph" draw:z-index="96" draw:name="Forme15" draw:style-name="gr1" draw:text-style-name="P179" svg:x1="4.411cm" svg:y1="0.259cm" svg:x2="4.914cm" svg:y2="0.259cm"><text:p/></draw:line><draw:line text:anchor-type="paragraph" draw:z-index="97" draw:name="Forme13" draw:style-name="gr1" draw:text-style-name="P179" svg:x1="1.713cm" svg:y1="0.259cm" svg:x2="2.322cm" svg:y2="0.259cm"><text:p/></draw:line><draw:line text:anchor-type="paragraph" draw:z-index="98" draw:name="Forme14" draw:style-name="gr1" draw:text-style-name="P179" svg:x1="2.85cm" svg:y1="0.233cm" svg:x2="3.644cm" svg:y2="0.233cm"><text:p/></draw:line>v1<text:tab/>v2<text:tab/>...<text:tab/>vt-1<text:tab/>vt</text:p>
      <text:p text:style-name="P100"/>
      <text:p text:style-name="P100"/>
      <text:p text:style-name="P100">v1 n'a pas d'autre voisin que v2 sinon on peut étendre le chemin ou créer un cycle. D'où v1 est de degré 1 v1 est une feuille.</text:p>
      <text:p text:style-name="P100">Idem pour vt</text:p>
      <text:p text:style-name="P100"/>
      <text:p text:style-name="P55">Remarques:</text:p>
      <text:p text:style-name="P100"/>
      <text:p text:style-name="P100">Si f est une feuille de T, T\{f} (T privé de f) est encore un arbre.</text:p>
      <text:p text:style-name="P100">Peut constituer:</text:p>
      <text:p text:style-name="P100">Si T est un arbre à n sommets, on note f1 une feuille de T</text:p>
      <text:p text:style-name="P100"/>
      <text:p text:style-name="P55"><draw:line text:anchor-type="paragraph" draw:z-index="131" draw:name="Forme31" draw:style-name="gr1" draw:text-style-name="P179" svg:x1="0.443cm" svg:y1="0.28cm" svg:x2="2.374cm" svg:y2="0.28cm"><text:p/></draw:line><text:span text:style-name="T1">f1<text:tab/><text:tab/>T\</text:span><text:span text:style-name="T4">{f1}</text:span></text:p>
      <text:p text:style-name="P55"><draw:line text:anchor-type="paragraph" draw:z-index="132" draw:name="Forme32" draw:style-name="gr1" draw:text-style-name="P179" svg:x1="0.496cm" svg:y1="0.296cm" svg:x2="2.401cm" svg:y2="0.296cm"><text:p/></draw:line><text:span text:style-name="T1">f2<text:tab/><text:tab/></text:span><text:span text:style-name="T4">T\{f1, f2}</text:span></text:p>
      <text:p text:style-name="P100">...</text:p>
      <text:p text:style-name="P100"/>
      <text:p text:style-name="P100">On obtient ainsi une énumération des sommets de T: f1, f2, ..., fn-1, fn appelée schéma d'élimination de T.</text:p>
      <text:p text:style-name="P100">Pout tout i, fi est une feuille deu sous-arbre de T réduit à {f1, ... fi}</text:p>
      <text:p text:style-name="P100"/>
      <text:p text:style-name="P56">Exemple:</text:p>
      <text:p text:style-name="P101"/>
      <text:p text:style-name="P101"><draw:line text:anchor-type="paragraph" draw:z-index="104" draw:name="Forme21" draw:style-name="gr1" draw:text-style-name="P179" svg:x1="7.851cm" svg:y1="1.56cm" svg:x2="9.782cm" svg:y2="0.316cm"><text:p/></draw:line><text:tab/><text:tab/><text:tab/><text:tab/><text:tab/><text:tab/><text:tab/><text:tab/>5</text:p>
      <text:p text:style-name="P101"/>
      <text:p text:style-name="P101"/>
      <text:p text:style-name="P101"><draw:line text:anchor-type="paragraph" draw:z-index="99" draw:name="Forme16" draw:style-name="gr1" draw:text-style-name="P179" svg:x1="0.363cm" svg:y1="0.416cm" svg:x2="2.321cm" svg:y2="1.739cm"><text:p/></draw:line><draw:line text:anchor-type="paragraph" draw:z-index="102" draw:name="Forme19" draw:style-name="gr1" draw:text-style-name="P179" svg:x1="5.364cm" svg:y1="1.686cm" svg:x2="7.348cm" svg:y2="0.337cm"><text:p/></draw:line><draw:line text:anchor-type="paragraph" draw:z-index="105" draw:name="Forme22" draw:style-name="gr1" draw:text-style-name="P179" svg:x1="9.835cm" svg:y1="1.581cm" svg:x2="7.851cm" svg:y2="0.099cm"><text:p/></draw:line>2<text:tab/><text:tab/><text:tab/><text:tab/><text:tab/><text:tab/>8</text:p>
      <text:p text:style-name="P101"/>
      <text:p text:style-name="P101"/>
      <text:p text:style-name="P101"><draw:line text:anchor-type="paragraph" draw:z-index="100" draw:name="Forme17" draw:style-name="gr1" draw:text-style-name="P179" svg:x1="0.39cm" svg:y1="1.681cm" svg:x2="2.321cm" svg:y2="0.279cm"><text:p/></draw:line><draw:line text:anchor-type="paragraph" draw:z-index="101" draw:name="Forme18" draw:style-name="gr1" draw:text-style-name="P179" svg:x1="2.877cm" svg:y1="0.279cm" svg:x2="4.861cm" svg:y2="0.279cm"><text:p/></draw:line><draw:line text:anchor-type="paragraph" draw:z-index="103" draw:name="Forme20" draw:style-name="gr1" draw:text-style-name="P179" svg:x1="7.375cm" svg:y1="1.681cm" svg:x2="5.364cm" svg:y2="0.226cm"><text:p/></draw:line><text:tab/><text:tab/>1<text:tab/><text:tab/>4<text:tab/><text:tab/><text:tab/><text:tab/>6</text:p>
      <text:p text:style-name="P101"/>
      <text:p text:style-name="P101"/>
      <text:p text:style-name="P101">3<text:tab/><text:tab/><text:tab/><text:tab/><text:tab/><text:tab/>7</text:p>
      <text:p text:style-name="P101"/>
      <text:p text:style-name="P101"/>
      <text:p text:style-name="P101"/>
      <text:p text:style-name="P102">1, 2, 4, 8, 3, 7, 6, 5</text:p>
      <text:p text:style-name="P102"/>
      <text:p text:style-name="P102"/>
      <text:p text:style-name="P102"/>
      <text:p text:style-name="P102"/>
      <text:p text:style-name="P57"><text:soft-page-break/>II) Arbres couvrants:</text:p>
      <text:p text:style-name="P102"/>
      <text:p text:style-name="P102">Soit G = (V, E) un graphe. Un gra<text:span text:style-name="T69">ph</text:span>e H = (V', E') avec V'cV</text:p>
      <text:p text:style-name="P102">et E' c E est un sous-graphe de G. Si de plus V' = V, alors H est un sous-graphe couvrant.</text:p>
      <text:p text:style-name="P102"/>
      <text:p text:style-name="P57">Exemple:</text:p>
      <text:p text:style-name="P57"/>
      <text:p text:style-name="P102"/>
      <text:p text:style-name="P102"><draw:line text:anchor-type="paragraph" draw:z-index="106" draw:name="Forme23" draw:style-name="gr1" draw:text-style-name="P179" svg:x1="0.337cm" svg:y1="0.247cm" svg:x2="3.565cm" svg:y2="0.247cm"><text:p/></draw:line><draw:line text:anchor-type="paragraph" draw:z-index="111" draw:name="Forme28" draw:style-name="gr1" draw:text-style-name="P179" svg:x1="3.988cm" svg:y1="0.3cm" svg:x2="6.131cm" svg:y2="1.676cm"><text:p/></draw:line><draw:line text:anchor-type="paragraph" draw:z-index="112" draw:name="Forme29" draw:style-name="gr1" draw:text-style-name="P179" svg:x1="0.31cm" svg:y1="2.972cm" svg:x2="3.644cm" svg:y2="0.432cm"><text:p/></draw:line><draw:line text:anchor-type="paragraph" draw:z-index="113" draw:name="Forme30" draw:style-name="gr1" draw:text-style-name="P179" svg:x1="3.644cm" svg:y1="2.972cm" svg:x2="0.31cm" svg:y2="0.432cm"><text:p/></draw:line>5<text:tab/><text:tab/><text:tab/>1</text:p>
      <text:p text:style-name="P102"><draw:line text:anchor-type="paragraph" draw:z-index="107" draw:name="Forme24" draw:style-name="gr1" draw:text-style-name="P179" svg:x1="0.125cm" svg:y1="2.433cm" svg:x2="0.125cm" svg:y2="0.025cm"><text:p/></draw:line><draw:line text:anchor-type="paragraph" draw:z-index="108" draw:name="Forme25" draw:style-name="gr1" draw:text-style-name="P179" svg:x1="3.856cm" svg:y1="2.38cm" svg:x2="3.856cm" svg:y2="0.131cm"><text:p/></draw:line></text:p>
      <text:p text:style-name="P102"/>
      <text:p text:style-name="P57"><draw:line text:anchor-type="paragraph" draw:z-index="110" draw:name="Forme27" draw:style-name="gr1" draw:text-style-name="P179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102"/>
      <text:p text:style-name="P102"/>
      <text:p text:style-name="P102"><draw:line text:anchor-type="paragraph" draw:z-index="109" draw:name="Forme26" draw:style-name="gr1" draw:text-style-name="P179" svg:x1="0.31cm" svg:y1="0.236cm" svg:x2="3.644cm" svg:y2="0.236cm"><text:p/></draw:line>4<text:tab/><text:tab/><text:tab/>3</text:p>
      <text:p text:style-name="P102"/>
      <text:p text:style-name="P102"><draw:line text:anchor-type="paragraph" draw:z-index="114" draw:name="Forme23" draw:style-name="gr1" draw:text-style-name="P179" svg:x1="0.337cm" svg:y1="0.247cm" svg:x2="3.565cm" svg:y2="0.247cm"><text:p/></draw:line><draw:line text:anchor-type="paragraph" draw:z-index="117" draw:name="Forme29" draw:style-name="gr1" draw:text-style-name="P179" svg:x1="0.31cm" svg:y1="2.972cm" svg:x2="3.644cm" svg:y2="0.432cm"><text:p/></draw:line>5<text:tab/><text:tab/><text:tab/>1</text:p>
      <text:p text:style-name="P102"><draw:line text:anchor-type="paragraph" draw:z-index="115" draw:name="Forme24" draw:style-name="gr1" draw:text-style-name="P179" svg:x1="0.125cm" svg:y1="2.433cm" svg:x2="0.125cm" svg:y2="0.025cm"><text:p/></draw:line></text:p>
      <text:p text:style-name="P102"/>
      <text:p text:style-name="P57"><text:span text:style-name="T1"><text:tab/><text:tab/><text:tab/><text:tab/><text:tab/></text:span><text:span text:style-name="T5">(Sous graphe de G)</text:span></text:p>
      <text:p text:style-name="P102"/>
      <text:p text:style-name="P102"/>
      <text:p text:style-name="P102"><draw:line text:anchor-type="paragraph" draw:z-index="116" draw:name="Forme26" draw:style-name="gr1" draw:text-style-name="P179" svg:x1="0.31cm" svg:y1="0.236cm" svg:x2="3.644cm" svg:y2="0.236cm"><text:p/></draw:line>4<text:tab/><text:tab/><text:tab/>3</text:p>
      <text:p text:style-name="P102"/>
      <text:p text:style-name="P102"><draw:line text:anchor-type="paragraph" draw:z-index="121" draw:name="Forme28" draw:style-name="gr1" draw:text-style-name="P179" svg:x1="3.988cm" svg:y1="0.3cm" svg:x2="6.131cm" svg:y2="1.676cm"><text:p/></draw:line><draw:line text:anchor-type="paragraph" draw:z-index="122" draw:name="Forme30" draw:style-name="gr1" draw:text-style-name="P179" svg:x1="3.644cm" svg:y1="2.972cm" svg:x2="0.31cm" svg:y2="0.432cm"><text:p/></draw:line>5<text:tab/><text:tab/><text:tab/>1</text:p>
      <text:p text:style-name="P102"><draw:line text:anchor-type="paragraph" draw:z-index="118" draw:name="Forme24" draw:style-name="gr1" draw:text-style-name="P179" svg:x1="0.125cm" svg:y1="2.433cm" svg:x2="0.125cm" svg:y2="0.025cm"><text:p/></draw:line></text:p>
      <text:p text:style-name="P102"/>
      <text:p text:style-name="P57"><draw:line text:anchor-type="paragraph" draw:z-index="120" draw:name="Forme27" draw:style-name="gr1" draw:text-style-name="P179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102"/>
      <text:p text:style-name="P102"/>
      <text:p text:style-name="P102"><draw:line text:anchor-type="paragraph" draw:z-index="119" draw:name="Forme26" draw:style-name="gr1" draw:text-style-name="P179" svg:x1="0.31cm" svg:y1="0.236cm" svg:x2="3.644cm" svg:y2="0.236cm"><text:p/></draw:line>4<text:tab/><text:tab/><text:tab/>3</text:p>
      <text:p text:style-name="P102"/>
      <text:p text:style-name="P102"><draw:line text:anchor-type="paragraph" draw:z-index="126" draw:name="Forme28" draw:style-name="gr1" draw:text-style-name="P179" svg:x1="3.988cm" svg:y1="0.3cm" svg:x2="6.131cm" svg:y2="1.676cm"><text:p/></draw:line>5<text:tab/><text:tab/><text:tab/>1</text:p>
      <text:p text:style-name="P102"><draw:line text:anchor-type="paragraph" draw:z-index="123" draw:name="Forme24" draw:style-name="gr1" draw:text-style-name="P179" svg:x1="0.125cm" svg:y1="2.433cm" svg:x2="0.125cm" svg:y2="0.025cm"><text:p/></draw:line></text:p>
      <text:p text:style-name="P102"/>
      <text:p text:style-name="P103"><draw:line text:anchor-type="paragraph" draw:z-index="125" draw:name="Forme27" draw:style-name="gr1" draw:text-style-name="P179" svg:x1="4.068cm" svg:y1="1.617cm" svg:x2="6.132cm" svg:y2="0.215cm"><text:p/></draw:line><text:tab/><text:tab/><text:tab/><text:tab/><text:tab/>2 <text:span text:style-name="T68">('arbres couvrants)</text:span></text:p>
      <text:p text:style-name="P102"/>
      <text:p text:style-name="P102"/>
      <text:p text:style-name="P102"><draw:line text:anchor-type="paragraph" draw:z-index="124" draw:name="Forme26" draw:style-name="gr1" draw:text-style-name="P179" svg:x1="0.31cm" svg:y1="0.236cm" svg:x2="3.644cm" svg:y2="0.236cm"><text:p/></draw:line>4<text:tab/><text:tab/><text:tab/>3</text:p>
      <text:p text:style-name="P102"/>
      <text:p text:style-name="P102"><draw:line text:anchor-type="paragraph" draw:z-index="127" draw:name="Forme23" draw:style-name="gr1" draw:text-style-name="P179" svg:x1="0.337cm" svg:y1="0.247cm" svg:x2="3.565cm" svg:y2="0.247cm"><text:p/></draw:line><draw:line text:anchor-type="paragraph" draw:z-index="128" draw:name="Forme28" draw:style-name="gr1" draw:text-style-name="P179" svg:x1="3.988cm" svg:y1="0.3cm" svg:x2="6.131cm" svg:y2="1.676cm"><text:p/></draw:line><draw:line text:anchor-type="paragraph" draw:z-index="129" draw:name="Forme29" draw:style-name="gr1" draw:text-style-name="P179" svg:x1="0.31cm" svg:y1="2.972cm" svg:x2="3.644cm" svg:y2="0.432cm"><text:p/></draw:line><draw:line text:anchor-type="paragraph" draw:z-index="130" draw:name="Forme30" draw:style-name="gr1" draw:text-style-name="P179" svg:x1="3.644cm" svg:y1="2.972cm" svg:x2="0.31cm" svg:y2="0.432cm"><text:p/></draw:line>5<text:tab/><text:tab/><text:tab/>1</text:p>
      <text:p text:style-name="P102"/>
      <text:p text:style-name="P102"/>
      <text:p text:style-name="P57"><text:span text:style-name="T1"><text:tab/><text:tab/><text:tab/><text:tab/><text:tab/>2 <text:s/></text:span><text:span text:style-name="T5">(2eme ex d'arbres couvrants)</text:span></text:p>
      <text:p text:style-name="P102"/>
      <text:p text:style-name="P102"/>
      <text:p text:style-name="P102">4<text:tab/><text:tab/><text:tab/>3</text:p>
      <text:p text:style-name="P102"/>
      <text:p text:style-name="P102"/>
      <text:p text:style-name="P102"/>
      <text:p text:style-name="P102"/>
      <text:p text:style-name="P102"/>
      <text:p text:style-name="P59"><text:soft-page-break/>Proposition:</text:p>
      <text:p text:style-name="P95">Un graphe G est connexe ssi il admet un arbre <text:span text:style-name="T70">T </text:span>couvrant.</text:p>
      <text:p text:style-name="P95"/>
      <text:p text:style-name="P59">Preuve:</text:p>
      <text:p text:style-name="P95"/>
      <text:p text:style-name="P95">(&lt;=) Immédiat, un xy-chemin de T est un xy-chemin de G</text:p>
      <text:p text:style-name="P95">(=&gt;) Supposons G connexe, Si G n'a pas de cycles alors G est un arbre</text:p>
      <text:p text:style-name="P95"/>
      <text:p text:style-name="P95">Supposons G possède un cycle x0, x1, ... xk, x0</text:p>
      <text:p text:style-name="P95"/>
      <text:p text:style-name="P95">Si on supprime l'arrête x0, x1, le graphe reste connexe: toute marche empruntant x0x1 peut être re-router en passant par x0xkxk-1...x2x1</text:p>
      <text:p text:style-name="P57"/>
      <text:p text:style-name="P102"><text:tab/><text:tab/><text:tab/><text:span text:style-name="T71">x0</text:span></text:p>
      <text:p text:style-name="P102"><draw:ellipse text:anchor-type="paragraph" draw:z-index="133" draw:style-name="gr1" draw:text-style-name="P179" svg:width="4.022cm" svg:height="3.731cm" svg:x="1.977cm" svg:y="0.113cm" draw:kind="arc" draw:start-angle="137.16" draw:end-angle="94.75"><text:p/></draw:ellipse><text:tab/><text:tab/><text:span text:style-name="T72">xk</text:span></text:p>
      <text:p text:style-name="P102"><text:tab/><text:tab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On applique l'algo suivant:</text:p>
      <text:p text:style-name="P104"/>
      <text:p text:style-name="P60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104">L'algo termine: le nombre de cycles (en arêtes) décroit strictement à chaque itération</text:p>
      <text:p text:style-name="P104"/>
      <text:p text:style-name="P104">À la fin de l'algo, on obtient:</text:p>
      <text:p text:style-name="P104"/>
      <text:p text:style-name="P104">1) un sous-graphe couvrant (on a s<text:span text:style-name="T73">u</text:span>pprimé que des arêtes)</text:p>
      <text:p text:style-name="P104">2) Ce sous-graphe ne contient pas de cycles (condition de continuation)</text:p>
      <text:p text:style-name="P104"/>
      <text:p text:style-name="P104">On obtient donc un arbre couvrant</text:p>
      <text:p text:style-name="P104"/>
      <text:p text:style-name="P60">Remarque:</text:p>
      <text:p text:style-name="P104"/>
      <text:p text:style-name="P104">Cet algo calcule un arbre couvrant, On verra plus rapide. Un arbre couvrant est un certificat de connexité.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60"><text:soft-page-break/>II) Un algorithme de calcul d'un arbre couvrant:</text:p>
      <text:p text:style-name="P104"/>
      <text:p text:style-name="P105">(voir poly)</text:p>
      <text:p text:style-name="P96"/>
      <text:p text:style-name="P61">Exemple:</text:p>
      <text:p text:style-name="P61"/>
      <text:p text:style-name="P96"><text:tab/> <text:s text:c="4"/>1</text:p>
      <text:p text:style-name="P61"><draw:line text:anchor-type="paragraph" draw:z-index="142" draw:name="Forme33" draw:style-name="gr6" draw:text-style-name="P179" svg:x1="0.284cm" svg:y1="1.826cm" svg:x2="1.872cm" svg:y2="0.053cm"><text:p/></draw:line><draw:line text:anchor-type="paragraph" draw:z-index="143" draw:name="Forme34" draw:style-name="gr1" draw:text-style-name="P179" svg:x1="3.723cm" svg:y1="1.905cm" svg:x2="1.871cm" svg:y2="0.053cm"><text:p/></draw:line></text:p>
      <text:p text:style-name="P61"/>
      <text:p text:style-name="P61"/>
      <text:p text:style-name="P96"/>
      <text:p text:style-name="P57"><draw:line text:anchor-type="paragraph" draw:z-index="134" draw:name="Forme23" draw:style-name="gr1" draw:text-style-name="P179" svg:x1="0.337cm" svg:y1="0.247cm" svg:x2="3.565cm" svg:y2="0.247cm"><text:p/></draw:line><draw:line text:anchor-type="paragraph" draw:z-index="139" draw:name="Forme28" draw:style-name="gr1" draw:text-style-name="P179" svg:x1="3.988cm" svg:y1="0.3cm" svg:x2="6.131cm" svg:y2="1.676cm"><text:p/></draw:line><draw:line text:anchor-type="paragraph" draw:z-index="140" draw:name="Forme29" draw:style-name="gr1" draw:text-style-name="P179" svg:x1="0.31cm" svg:y1="2.972cm" svg:x2="3.644cm" svg:y2="0.432cm"><text:p/></draw:line><draw:line text:anchor-type="paragraph" draw:z-index="141" draw:name="Forme30" draw:style-name="gr1" draw:text-style-name="P179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102"><draw:line text:anchor-type="paragraph" draw:z-index="135" draw:name="Forme24" draw:style-name="gr5" draw:text-style-name="P182" svg:x1="0.125cm" svg:y1="2.433cm" svg:x2="0.125cm" svg:y2="0.025cm"><text:p/></draw:line><draw:line text:anchor-type="paragraph" draw:z-index="136" draw:name="Forme25" draw:style-name="gr6" draw:text-style-name="P179" svg:x1="3.856cm" svg:y1="2.38cm" svg:x2="3.856cm" svg:y2="0.131cm"><text:p/></draw:line></text:p>
      <text:p text:style-name="P102"/>
      <text:p text:style-name="P57"><draw:line text:anchor-type="paragraph" draw:z-index="138" draw:name="Forme27" draw:style-name="gr6" draw:text-style-name="P179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102"/>
      <text:p text:style-name="P102"/>
      <text:p text:style-name="P57"><draw:line text:anchor-type="paragraph" draw:z-index="137" draw:name="Forme26" draw:style-name="gr6" draw:text-style-name="P179" svg:x1="0.31cm" svg:y1="0.236cm" svg:x2="3.644cm" svg:y2="0.236cm"><text:p/></draw:line><text:span text:style-name="T1">4<text:tab/><text:tab/><text:tab/></text:span><text:span text:style-name="T7">5</text:span></text:p>
      <text:p text:style-name="P102"/>
      <text:p text:style-name="P97">E = {24, 35, 56, 36, 45, 32, 12, 13}</text:p>
      <text:p text:style-name="P97"/>
      <text:p text:style-name="P62"><text:span text:style-name="T1">A? </text:span><text:span text:style-name="T57">24, 35, 56, 45, 12</text:span></text:p>
      <text:p text:style-name="P144"/>
      <text:p text:style-name="P145">Analyse de l'Arbre couvrant:</text:p>
      <text:p text:style-name="P97"/>
      <text:p text:style-name="P106">(voir poly)</text:p>
      <text:p text:style-name="P54"/>
      <text:p text:style-name="P63">Problème du jour N°2:</text:p>
      <text:p text:style-name="P107"/>
      <text:p text:style-name="P64">Problème (Stainer tree):</text:p>
      <text:p text:style-name="P108"/>
      <text:p text:style-name="P64">Entrée:<text:span text:style-name="T1"> G = (V, E) connexe, S c= V, p e N</text:span></text:p>
      <text:p text:style-name="P64">Sortie:<text:span text:style-name="T1"> T = (V, A) un sous arbre de G couvrant s avec |A| &lt;= p</text:span></text:p>
      <text:p text:style-name="P108"/>
      <text:p text:style-name="P108">"Connecter les sommets de s à un cout minimum"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><draw:line text:anchor-type="paragraph" draw:z-index="144" draw:name="Forme77" draw:style-name="gr6" draw:text-style-name="P179" svg:x1="1.66cm" svg:y1="2.501cm" svg:x2="2.983cm" svg:y2="0.358cm"><text:p/></draw:line><draw:line text:anchor-type="paragraph" draw:z-index="145" draw:name="Forme78" draw:style-name="gr6" draw:text-style-name="P179" svg:x1="5.655cm" svg:y1="0.305cm" svg:x2="2.983cm" svg:y2="0.358cm"><text:p/></draw:line><draw:line text:anchor-type="paragraph" draw:z-index="146" draw:name="Forme79" draw:style-name="gr6" draw:text-style-name="P179" svg:x1="6.264cm" svg:y1="2.528cm" svg:x2="5.655cm" svg:y2="0.305cm"><text:p/></draw:line><draw:line text:anchor-type="paragraph" draw:z-index="155" draw:name="Forme88" draw:style-name="gr1" draw:text-style-name="P179" svg:x1="2.983cm" svg:y1="0.358cm" svg:x2="3.697cm" svg:y2="4.036cm"><text:p/></draw:line><draw:line text:anchor-type="paragraph" draw:z-index="156" draw:name="Forme89" draw:style-name="gr1" draw:text-style-name="P179" svg:x1="6.184cm" svg:y1="5.147cm" svg:x2="2.983cm" svg:y2="0.305cm"><text:p/></draw:line><draw:custom-shape text:anchor-type="paragraph" draw:z-index="171" draw:name="Forme91" draw:style-name="gr8" draw:text-style-name="P183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/>
      <text:p text:style-name="P108"/>
      <text:p text:style-name="P108"/>
      <text:p text:style-name="P108"><draw:custom-shape text:anchor-type="paragraph" draw:z-index="170" draw:name="Forme90" draw:style-name="gr7" draw:text-style-name="P183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><draw:line text:anchor-type="paragraph" draw:z-index="147" draw:name="Forme80" draw:style-name="gr1" draw:text-style-name="P179" svg:x1="1.66cm" svg:y1="0.067cm" svg:x2="1.739cm" svg:y2="2.766cm"><text:p/></draw:line><draw:line text:anchor-type="paragraph" draw:z-index="149" draw:name="Forme82" draw:style-name="gr6" draw:text-style-name="P179" svg:x1="6.263cm" svg:y1="0.093cm" svg:x2="6.184cm" svg:y2="2.712cm"><text:p/></draw:line><draw:line text:anchor-type="paragraph" draw:z-index="150" draw:name="Forme83" draw:style-name="gr1" draw:text-style-name="P179" svg:x1="1.66cm" svg:y1="0.067cm" svg:x2="6.184cm" svg:y2="0.093cm"><text:p/></draw:line><draw:line text:anchor-type="paragraph" draw:z-index="152" draw:name="Forme85" draw:style-name="gr1" draw:text-style-name="P179" svg:x1="1.66cm" svg:y1="0.093cm" svg:x2="3.697cm" svg:y2="1.601cm"><text:p/></draw:line><draw:line text:anchor-type="paragraph" draw:z-index="153" draw:name="Forme86" draw:style-name="gr1" draw:text-style-name="P179" svg:x1="6.263cm" svg:y1="0.093cm" svg:x2="3.697cm" svg:y2="1.601cm"><text:p/></draw:line></text:p>
      <text:p text:style-name="P108"/>
      <text:p text:style-name="P108"/>
      <text:p text:style-name="P108"><draw:line text:anchor-type="paragraph" draw:z-index="151" draw:name="Forme84" draw:style-name="gr1" draw:text-style-name="P179" svg:x1="1.739cm" svg:y1="1.252cm" svg:x2="3.697cm" svg:y2="0.141cm"><text:p/></draw:line><draw:line text:anchor-type="paragraph" draw:z-index="154" draw:name="Forme87" draw:style-name="gr1" draw:text-style-name="P179" svg:x1="6.184cm" svg:y1="1.252cm" svg:x2="3.697cm" svg:y2="0.141cm"><text:p/></draw:line></text:p>
      <text:p text:style-name="P108"/>
      <text:p text:style-name="P108"><draw:line text:anchor-type="paragraph" draw:z-index="148" draw:name="Forme81" draw:style-name="gr1" draw:text-style-name="P179" svg:x1="6.184cm" svg:y1="0.279cm" svg:x2="1.739cm" svg:y2="0.332cm"><text:p/></draw:line><draw:custom-shape text:anchor-type="paragraph" draw:z-index="172" draw:name="Forme92" draw:style-name="gr7" draw:text-style-name="P183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/>
      <text:p text:style-name="P64"/>
      <text:p text:style-name="P98">Coût: 4</text:p>
      <text:p text:style-name="P108"/>
      <text:p text:style-name="P109"><draw:line text:anchor-type="paragraph" draw:z-index="157" draw:name="Forme77" draw:style-name="gr6" draw:text-style-name="P179" svg:x1="1.66cm" svg:y1="2.501cm" svg:x2="2.983cm" svg:y2="0.358cm"><text:p/></draw:line><draw:line text:anchor-type="paragraph" draw:z-index="158" draw:name="Forme78" draw:style-name="gr6" draw:text-style-name="P179" svg:x1="5.655cm" svg:y1="0.305cm" svg:x2="2.983cm" svg:y2="0.358cm"><text:p/></draw:line><draw:line text:anchor-type="paragraph" draw:z-index="159" draw:name="Forme79" draw:style-name="gr1" draw:text-style-name="P179" svg:x1="6.264cm" svg:y1="2.528cm" svg:x2="5.655cm" svg:y2="0.305cm"><text:p/></draw:line><draw:line text:anchor-type="paragraph" draw:z-index="168" draw:name="Forme88" draw:style-name="gr1" draw:text-style-name="P179" svg:x1="2.983cm" svg:y1="0.358cm" svg:x2="3.697cm" svg:y2="4.036cm"><text:p/></draw:line><draw:line text:anchor-type="paragraph" draw:z-index="169" draw:name="Forme89" draw:style-name="gr6" draw:text-style-name="P179" svg:x1="6.184cm" svg:y1="5.147cm" svg:x2="2.983cm" svg:y2="0.305cm"><text:p/></draw:line><draw:custom-shape text:anchor-type="paragraph" draw:z-index="174" draw:name="Forme94" draw:style-name="gr8" draw:text-style-name="P183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9"/>
      <text:p text:style-name="P109"/>
      <text:p text:style-name="P109"/>
      <text:p text:style-name="P109"><draw:custom-shape text:anchor-type="paragraph" draw:z-index="173" draw:name="Forme93" draw:style-name="gr7" draw:text-style-name="P183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9"><draw:line text:anchor-type="paragraph" draw:z-index="160" draw:name="Forme80" draw:style-name="gr1" draw:text-style-name="P179" svg:x1="1.66cm" svg:y1="0.067cm" svg:x2="1.739cm" svg:y2="2.766cm"><text:p/></draw:line><draw:line text:anchor-type="paragraph" draw:z-index="162" draw:name="Forme82" draw:style-name="gr1" draw:text-style-name="P179" svg:x1="6.263cm" svg:y1="0.093cm" svg:x2="6.184cm" svg:y2="2.712cm"><text:p/></draw:line><draw:line text:anchor-type="paragraph" draw:z-index="163" draw:name="Forme83" draw:style-name="gr1" draw:text-style-name="P179" svg:x1="1.66cm" svg:y1="0.067cm" svg:x2="6.184cm" svg:y2="0.093cm"><text:p/></draw:line><draw:line text:anchor-type="paragraph" draw:z-index="165" draw:name="Forme85" draw:style-name="gr1" draw:text-style-name="P179" svg:x1="1.66cm" svg:y1="0.093cm" svg:x2="3.697cm" svg:y2="1.601cm"><text:p/></draw:line><draw:line text:anchor-type="paragraph" draw:z-index="166" draw:name="Forme86" draw:style-name="gr1" draw:text-style-name="P179" svg:x1="6.263cm" svg:y1="0.093cm" svg:x2="3.697cm" svg:y2="1.601cm"><text:p/></draw:line></text:p>
      <text:p text:style-name="P109"/>
      <text:p text:style-name="P109"/>
      <text:p text:style-name="P109"><draw:line text:anchor-type="paragraph" draw:z-index="164" draw:name="Forme84" draw:style-name="gr1" draw:text-style-name="P179" svg:x1="1.739cm" svg:y1="1.252cm" svg:x2="3.697cm" svg:y2="0.141cm"><text:p/></draw:line><draw:line text:anchor-type="paragraph" draw:z-index="167" draw:name="Forme87" draw:style-name="gr1" draw:text-style-name="P179" svg:x1="6.184cm" svg:y1="1.252cm" svg:x2="3.697cm" svg:y2="0.141cm"><text:p/></draw:line></text:p>
      <text:p text:style-name="P109"/>
      <text:p text:style-name="P109"><draw:line text:anchor-type="paragraph" draw:z-index="161" draw:name="Forme81" draw:style-name="gr1" draw:text-style-name="P179" svg:x1="6.184cm" svg:y1="0.279cm" svg:x2="1.739cm" svg:y2="0.332cm"><text:p/></draw:line><draw:custom-shape text:anchor-type="paragraph" draw:z-index="175" draw:name="Forme95" draw:style-name="gr9" draw:text-style-name="P183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9"/>
      <text:p text:style-name="P109"/>
      <text:p text:style-name="P98">Coût: 3</text:p>
      <text:p text:style-name="P109"/>
      <text:p text:style-name="P109"/>
      <text:p text:style-name="P110">Le problème est dit Np-difficile, "il s'agit de l'équivalent de NP-complet des probl<text:span text:style-name="T63">e</text:span>mes de décision vaux problèmes d'optimisation (i.e. trouver la meilleur solution). Actuellement, on ne connait pas d'algorithme pol<text:span text:style-name="T64">y</text:span>nomial, ("que" des exponentiel).</text:p>
      <text:p text:style-name="P110"/>
      <text:p text:style-name="P65">Remarques:</text:p>
      <text:p text:style-name="P110"/>
      <text:p text:style-name="P111">- Si S = V, on s<text:span text:style-name="T65">ai</text:span>t faire c'est arbre couvrant.</text:p>
      <text:p text:style-name="P110">- Si S = {x, y}, cela revient <text:span text:style-name="T66">à </text:span>chercher un plus court chemin entre x et y (chapitre 4)</text:p>
      <text:p text:style-name="P110"/>
      <text:p text:style-name="P65">V Quelques propriétés;</text:p>
      <text:p text:style-name="P110"/>
      <text:p text:style-name="P65">Proposition:<text:span text:style-name="T1"> un arbre sur n sommets contient n-1 arêtes</text:span></text:p>
      <text:p text:style-name="P65">Preuve:<text:span text:style-name="T1"> Induction:</text:span></text:p>
      <text:p text:style-name="P110">- Vrai si n = 1.</text:p>
      <text:p text:style-name="P65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110"/>
      <text:p text:style-name="P110">T possède une feuille f. T\f est un arbre sur n sommets. Par induction, T\f possède n-1 arêt<text:span text:style-name="T74">es</text:span> ainsi T possède (n-1) + 1 <text:s/>= n arêtes</text:p>
      <text:p text:style-name="P110"/>
      <text:p text:style-name="P110"><text:soft-page-break/></text:p>
      <text:p text:style-name="P110">Une forêt est une union disjointe d'arbres.</text:p>
      <text:p text:style-name="P110"/>
      <text:p text:style-name="P65">Proposition:<text:span text:style-name="T1"> Un graphe est une forêt ssi, il ne possède pas de cycles.</text:span></text:p>
      <text:p text:style-name="P65">Preuve:<text:span text:style-name="T1"> </text:span></text:p>
      <text:p text:style-name="P110">(=&gt;) Immédiat.</text:p>
      <text:p text:style-name="P110">(&lt;=) Si G est sans cycle, chacune de ses composantes connexes est sans cycles et connexe, donc un arbre</text:p>
      <text:p text:style-name="P110"/>
      <text:p text:style-name="P66">Proposition:<text:span text:style-name="T1"> Une forêt à n sommets ayant c composante connexes possède n – c arêtes.</text:span></text:p>
      <text:p text:style-name="P99"/>
      <text:p text:style-name="P66">Preuve:</text:p>
      <text:p text:style-name="P99">On note n1, n2, ..., nc la taille de chacune des composantes conne<text:span text:style-name="T75">x</text:span>es.</text:p>
      <text:p text:style-name="P99">On observe: n1 + n2 + ... + nc = n</text:p>
      <text:p text:style-name="P99"/>
      <text:p text:style-name="P112">m = (n1 – 1) + (n2 – 1) + ... + (nc -1) = n – c</text:p>
      <text:p text:style-name="P112"/>
      <text:p text:style-name="P67">VI) Arbres couvrant de poids minimum:</text:p>
      <text:p text:style-name="P113"/>
      <text:p text:style-name="P67">Problème:<text:span text:style-name="T1"> AcPM</text:span></text:p>
      <text:p text:style-name="P67">Entrée:<text:span text:style-name="T1"> G = (V, E) connexe et w : E -&gt; R^t une fonction de poids sur les arêtes.</text:span></text:p>
      <text:p text:style-name="P67">Sortie:<text:span text:style-name="T1"> T = (V, A) un arbre couvrant de G tel que w(A) = Somme de e eE w(e) soit minimum</text:span></text:p>
      <text:p text:style-name="P113"/>
      <text:p text:style-name="P67">Objectif:<text:span text:style-name="T1"> Relier tous les sommet</text:span><text:span text:style-name="T13">s</text:span><text:span text:style-name="T1"> à coût minimum.</text:span></text:p>
      <text:p text:style-name="P113"/>
      <text:p text:style-name="P113">(voir algo Kruskal).</text:p>
      <text:p text:style-name="P113"/>
      <text:p text:style-name="P68">Exemple:</text:p>
      <text:p text:style-name="P114"/>
      <text:p text:style-name="P115"/>
      <text:p text:style-name="P58"><draw:line text:anchor-type="paragraph" draw:z-index="177" draw:name="Forme97" draw:style-name="gr6" draw:text-style-name="P179" svg:x1="4.887cm" svg:y1="0.381cm" svg:x2="2.85cm" svg:y2="2.207cm"><text:p/></draw:line><draw:line text:anchor-type="paragraph" draw:z-index="179" draw:name="Forme99" draw:style-name="gr6" draw:text-style-name="P179" svg:x1="5.338cm" svg:y1="0.328cm" svg:x2="8.592cm" svg:y2="0.328cm"><text:p/></draw:line><draw:line text:anchor-type="paragraph" draw:z-index="180" draw:name="Forme100" draw:style-name="gr6" draw:text-style-name="P179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114"><draw:line text:anchor-type="paragraph" draw:z-index="178" draw:name="Forme98" draw:style-name="gr6" draw:text-style-name="P179" svg:x1="5.099cm" svg:y1="0.106cm" svg:x2="5.099cm" svg:y2="3.413cm"><text:p/></draw:line><draw:line text:anchor-type="paragraph" draw:z-index="183" draw:name="Forme103" draw:style-name="gr6" draw:text-style-name="P179" svg:x1="8.856cm" svg:y1="0cm" svg:x2="8.856cm" svg:y2="3.466cm"><text:p/></draw:line><draw:line text:anchor-type="paragraph" draw:z-index="184" draw:name="Forme104" draw:style-name="gr1" draw:text-style-name="P179" svg:x1="5.311cm" svg:y1="0.159cm" svg:x2="8.698cm" svg:y2="3.546cm"><text:p/></draw:line></text:p>
      <text:p text:style-name="P114"><text:tab/><text:tab/><text:tab/>1<text:tab/><text:tab/><text:tab/><text:tab/><text:tab/>2</text:p>
      <text:p text:style-name="P114"/>
      <text:p text:style-name="P58"><draw:line text:anchor-type="paragraph" draw:z-index="176" draw:name="Forme96" draw:style-name="gr1" draw:text-style-name="P179" svg:x1="4.914cm" svg:y1="2.085cm" svg:x2="2.85cm" svg:y2="0.259cm"><text:p/></draw:line><draw:line text:anchor-type="paragraph" draw:z-index="181" draw:name="Forme101" draw:style-name="gr1" draw:text-style-name="P179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114"/>
      <text:p text:style-name="P114"><text:tab/><text:tab/><text:tab/>3<text:tab/><text:tab/><text:tab/><text:tab/><text:tab/>4</text:p>
      <text:p text:style-name="P114"/>
      <text:p text:style-name="P114"><draw:line text:anchor-type="paragraph" draw:z-index="182" draw:name="Forme102" draw:style-name="gr1" draw:text-style-name="P179" svg:x1="5.311cm" svg:y1="0.296cm" svg:x2="8.645cm" svg:y2="0.296cm"><text:p/></draw:line><text:tab/><text:tab/><text:tab/><text:tab/>c<text:tab/> <text:s text:c="5"/>7<text:tab/><text:tab/>d</text:p>
      <text:p text:style-name="P114"/>
      <text:p text:style-name="P114"/>
      <text:p text:style-name="P114"/>
      <text:p text:style-name="P114"/>
      <text:p text:style-name="P69"><draw:line text:anchor-type="paragraph" draw:z-index="185" draw:name="Forme105" draw:style-name="gr10" draw:text-style-name="P179" svg:x1="4.676cm" svg:y1="0.481cm" svg:x2="4.994cm" svg:y2="0.111cm"><text:p/></draw:line><draw:line text:anchor-type="paragraph" draw:z-index="186" draw:name="Forme106" draw:style-name="gr10" draw:text-style-name="P179" svg:x1="6.555cm" svg:y1="0.535cm" svg:x2="6.767cm" svg:y2="0.138cm"><text:p/></draw:line><draw:line text:anchor-type="paragraph" draw:z-index="187" draw:name="Forme107" draw:style-name="gr10" draw:text-style-name="P179" svg:x1="5.893cm" svg:y1="0.508cm" svg:x2="6.131cm" svg:y2="0.058cm"><text:p/></draw:line><draw:line text:anchor-type="paragraph" draw:z-index="188" draw:name="Forme108" draw:style-name="gr10" draw:text-style-name="P179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116"/>
      <text:p text:style-name="P70">Remarques:</text:p>
      <text:p text:style-name="P117"/>
      <text:p text:style-name="P71"><text:span text:style-name="T1">La solution par l'algo Kruskal n'est pas unique: </text:span><text:span text:style-name="T14">cela dépend de l'odre des arêtes de poids egal. </text:span></text:p>
      <text:p text:style-name="P118">Algo glouton. (pas backtrack)</text:p>
      <text:p text:style-name="P118">En randomisé: O(m)</text:p>
      <text:p text:style-name="P118">En non-randomisé: O(m.a(n, m)) =&gt; a = niveau de fonction d'ackerman</text:p>
      <text:p text:style-name="P118"/>
      <text:p text:style-name="P72"><text:soft-page-break/>VII) Problème du jeu n°3:</text:p>
      <text:p text:style-name="P72"/>
      <text:p text:style-name="P74">TSP:</text:p>
      <text:p text:style-name="P72">Problème:<text:span text:style-name="T1"> (Voyageur de commercer)</text:span></text:p>
      <text:p text:style-name="P73">Entrée:<text:span text:style-name="T1"> Un ensemble n points du points du plan (1, ......., n)</text:span></text:p>
      <text:p text:style-name="P73">Sortie:<text:span text:style-name="T1"> une énumération des sommets (v1, ... , vn telle que d(v1, v2) + d(v2, v3) + ... + d(vn-1, vn) soit minimum.</text:span></text:p>
      <text:p text:style-name="P119"/>
      <text:p text:style-name="P120">C'est un problème NP-difficile. Dans TSP, il est possible d'approcher la solution optimale à facteur 3 en temps polynomial: On parle d'une 2-approximation.</text:p>
      <text:p text:style-name="P120"/>
      <text:p text:style-name="P75">2-approx:</text:p>
      <text:p text:style-name="P121"/>
      <text:p text:style-name="P75"><text:span text:style-name="T1">-Construire Kn sur {1, ..., n}</text:span><text:span text:style-name="T14"> </text:span><text:span text:style-name="T1">pondéré par w(ij) = d(i, j)</text:span></text:p>
      <text:p text:style-name="P121">-On calcule T AcPM pour le graphe ci-dessus</text:p>
      <text:p text:style-name="P121">-On parcours T de façon à traverser chaque arête exactement 2 fois.</text:p>
      <text:p text:style-name="P121">-Modifier le parcours de façon à ne passer qu'une fois par chaque sommet (raccourcir)</text:p>
      <text:p text:style-name="P121"/>
      <text:p text:style-name="P121"/>
      <text:p text:style-name="P121"/>
      <text:p text:style-name="P76"><draw:line text:anchor-type="paragraph" draw:z-index="197" draw:name="Forme113" draw:style-name="gr11" draw:text-style-name="P179" svg:x1="5.232cm" svg:y1="1.453cm" svg:x2="6.211cm" svg:y2="0.395cm"><text:p/></draw:line><draw:line text:anchor-type="paragraph" draw:z-index="198" draw:name="Forme114" draw:style-name="gr11" draw:text-style-name="P179" svg:x1="6.528cm" svg:y1="0.157cm" svg:x2="8.645cm" svg:y2="0.157cm"><text:p/></draw:line><draw:line text:anchor-type="paragraph" draw:z-index="199" draw:name="Forme115" draw:style-name="gr11" draw:text-style-name="P179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21"/>
      <text:p text:style-name="P121"/>
      <text:p text:style-name="P122"><draw:line text:anchor-type="paragraph" draw:z-index="192" draw:name="Forme112" draw:style-name="gr11" draw:text-style-name="P179" svg:x1="2.771cm" svg:y1="0.258cm" svg:x2="4.941cm" svg:y2="0.311cm"><text:p/></draw:line>3<text:tab/><text:tab/>4<text:tab/><text:tab/>5</text:p>
      <text:p text:style-name="P122"><draw:line text:anchor-type="paragraph" draw:z-index="190" draw:name="Forme110" draw:style-name="gr11" draw:text-style-name="P179" svg:x1="0.205cm" svg:y1="0.035cm" svg:x2="1.237cm" svg:y2="1.57cm"><text:p/></draw:line><draw:line text:anchor-type="paragraph" draw:z-index="191" draw:name="Forme111" draw:style-name="gr11" draw:text-style-name="P179" svg:x1="1.528cm" svg:y1="1.464cm" svg:x2="2.428cm" svg:y2="0.115cm"><text:p/></draw:line><draw:line text:anchor-type="paragraph" draw:z-index="200" draw:name="Forme120" draw:style-name="gr11" draw:text-style-name="P179" svg:x1="5.205cm" svg:y1="0.035cm" svg:x2="6.158cm" svg:y2="1.384cm"><text:p/></draw:line><text:tab/><text:tab/><text:tab/><text:tab/><text:tab/><text:tab/><text:tab/><text:tab/>8</text:p>
      <text:p text:style-name="P122"/>
      <text:p text:style-name="P122"/>
      <text:p text:style-name="P122"><text:tab/>2<text:tab/><text:tab/><text:tab/><text:tab/>9<text:tab/><text:tab/><text:tab/></text:p>
      <text:p text:style-name="P122"><draw:line text:anchor-type="paragraph" draw:z-index="189" draw:name="Forme109" draw:style-name="gr11" draw:text-style-name="P179" svg:x1="1.368cm" svg:y1="1.818cm" svg:x2="1.342cm" svg:y2="0.072cm"><text:p/></draw:line><text:tab/><text:tab/><text:tab/><text:tab/><text:tab/></text:p>
      <text:p text:style-name="P122"/>
      <text:p text:style-name="P122"/>
      <text:p text:style-name="P122"/>
      <text:p text:style-name="P122"><draw:line text:anchor-type="paragraph" draw:z-index="193" draw:name="Forme116" draw:style-name="gr11" draw:text-style-name="P179" svg:x1="0.363cm" svg:y1="1.909cm" svg:x2="1.289cm" svg:y2="0.48cm"><text:p/></draw:line><text:tab/>1</text:p>
      <text:p text:style-name="P122"><draw:line text:anchor-type="paragraph" draw:z-index="194" draw:name="Forme117" draw:style-name="gr11" draw:text-style-name="P179" svg:x1="1.501cm" svg:y1="0.125cm" svg:x2="2.48cm" svg:y2="1.421cm"><text:p/></draw:line></text:p>
      <text:p text:style-name="P122"/>
      <text:p text:style-name="P122"/>
      <text:p text:style-name="P122">13<text:tab/><text:tab/>10</text:p>
      <text:p text:style-name="P122"><draw:line text:anchor-type="paragraph" draw:z-index="195" draw:name="Forme118" draw:style-name="gr11" draw:text-style-name="P179" svg:x1="2.903cm" svg:y1="0.03cm" svg:x2="3.829cm" svg:y2="1.3cm"><text:p/></draw:line><draw:line text:anchor-type="paragraph" draw:z-index="196" draw:name="Forme119" draw:style-name="gr11" draw:text-style-name="P179" svg:x1="1.66cm" svg:y1="1.405cm" svg:x2="2.507cm" svg:y2="0.109cm"><text:p/></draw:line></text:p>
      <text:p text:style-name="P122"><text:tab/></text:p>
      <text:p text:style-name="P122"><text:tab/></text:p>
      <text:p text:style-name="P122"><text:tab/>12<text:tab/><text:tab/>11</text:p>
      <text:p text:style-name="P122"/>
      <text:p text:style-name="P77">Remarques:</text:p>
      <text:p text:style-name="P123"/>
      <text:p text:style-name="P77"><text:span text:style-name="T1">- Christo</text:span><text:span text:style-name="T16">f</text:span><text:span text:style-name="T1">ides (1976), 3/2-approx dans le cas métrique (inégalité triangulaire)</text:span></text:p>
      <text:p text:style-name="P123">- Sebö, Vygen (2012), 7/5-approx dasn le casa graphique</text:p>
      <text:p text:style-name="P123"/>
      <text:p text:style-name="P123"/>
      <text:p text:style-name="P123">/////////////////////////////////////////////////////// <text:span text:style-name="T76">ATTENTION ///////////////////////////////////////////////////////////////////</text:span></text:p>
      <text:p text:style-name="P124">COURS A INSERER ICI</text:p>
      <text:p text:style-name="P124">///////////////////////////////////////////////////////////////////////////////////////////////////////////////////////////////////////////////////</text:p>
      <text:p text:style-name="P78"><text:soft-page-break/>Chapitre 4: Graphes Orientés:</text:p>
      <text:p text:style-name="P80"/>
      <text:p text:style-name="P79">1) Définitions:</text:p>
      <text:p text:style-name="P81"/>
      <text:p text:style-name="P125">Un graphe orienté D=(V, A) est formé de sommets V et d'arêtes A qui sont des couples d'éléments distincts de V (et non plus des paires).</text:p>
      <text:p text:style-name="P125"/>
      <text:p text:style-name="P125"/>
      <text:p text:style-name="P125">Si xy est un acr du D, alors yx peut l'être aussi mais pas nécessairement.</text:p>
      <text:p text:style-name="P125"/>
      <text:p text:style-name="P82">Exemples:</text:p>
      <text:p text:style-name="P125"/>
      <text:p text:style-name="P125"><draw:path text:anchor-type="paragraph" draw:z-index="201" draw:name="Forme121" draw:style-name="gr1" draw:text-style-name="P179" svg:width="2.055cm" svg:height="1.807cm" draw:transform="rotate (1.43832583656853) translate (1.59455555555552cm 2.16076388888889cm)" svg:viewBox="0 0 2056 1808" svg:d="M0 0c1602 0 2056 1808 2056 1808"><text:p/></draw:path><draw:path text:anchor-type="paragraph" draw:z-index="202" draw:name="Forme122" draw:style-name="gr1" draw:text-style-name="P179" svg:width="2.555cm" svg:height="1.187cm" draw:transform="rotate (0.257261531743964) translate (1.3452201805728cm 1.17066586711933cm)" svg:viewBox="0 0 2556 1188" svg:d="M0 1188c2079 0 2556-1188 2556-1188"><text:p/></draw:path><draw:path text:anchor-type="paragraph" draw:z-index="203" draw:name="Forme123" draw:style-name="gr1" draw:text-style-name="P179" svg:width="2.576cm" svg:height="0.853cm" draw:transform="rotate (2.8005553177501) translate (6.1453888858564cm 2.08138889743365cm)" svg:viewBox="0 0 2577 854" svg:d="M0 0c1741 0 2577 854 2577 854"><text:p/></draw:path><draw:polyline text:anchor-type="paragraph" draw:z-index="374" draw:name="Forme222" draw:style-name="gr1" draw:text-style-name="P179" svg:width="0.565cm" svg:height="0.488cm" draw:transform="rotate (1.38264983342991) translate (2.54308672601704cm 2.06933096418206cm)" svg:viewBox="0 0 566 489" draw:points="0,489 566,489 446,0 455,52"><text:p/></draw:polyline><draw:polyline text:anchor-type="paragraph" draw:z-index="375" draw:name="Forme223" draw:style-name="gr1" draw:text-style-name="P179" svg:width="0.639cm" svg:height="0.682cm" draw:transform="rotate (-1.69523830246209) translate (2.93338772078547cm 0.446328791200153cm)" svg:viewBox="0 0 640 683" draw:points="0,683 640,683 555,0"><text:p/></draw:polyline><draw:polyline text:anchor-type="paragraph" draw:z-index="376" draw:name="Forme224" draw:style-name="gr1" draw:text-style-name="P179" svg:width="0.661cm" svg:height="0.529cm" draw:transform="rotate (0.0399680398706701) translate (4.19276079278679cm 0.943462015152526cm)" svg:viewBox="0 0 662 530" draw:points="0,530 662,530 657,0"><text:p/></draw:polyline>1)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/text:p>
      <text:p text:style-name="P125"><text:tab/><text:tab/><text:tab/><text:tab/><text:tab/><text:tab/><text:tab/><text:tab/><text:tab/><text:tab/><text:tab/><text:tab/><text:tab/></text:p>
      <text:p text:style-name="P125"/>
      <text:p text:style-name="P125"><draw:line text:anchor-type="paragraph" draw:z-index="204" draw:name="Forme124" draw:style-name="gr1" draw:text-style-name="P179" svg:x1="1.542cm" svg:y1="2.113cm" svg:x2="3.712cm" svg:y2="0.367cm"><text:p/></draw:line><draw:line text:anchor-type="paragraph" draw:z-index="205" draw:name="Forme125" draw:style-name="gr1" draw:text-style-name="P179" svg:x1="6.172cm" svg:y1="2.166cm" svg:x2="4.029cm" svg:y2="0.367cm"><text:p/></draw:line><draw:line text:anchor-type="paragraph" draw:z-index="206" draw:name="Forme126" draw:style-name="gr1" draw:text-style-name="P179" svg:x1="6.516cm" svg:y1="2.14cm" svg:x2="8.659cm" svg:y2="0.42cm"><text:p/></draw:line><draw:polyline text:anchor-type="paragraph" draw:z-index="377" draw:name="Forme225" draw:style-name="gr1" draw:text-style-name="P179" svg:width="0.912cm" svg:height="0.725cm" draw:transform="rotate (-0.174707458124633) translate (1.77976948739199cm 1.02831550390607cm)" svg:viewBox="0 0 913 726" draw:points="0,0 913,0 907,726"><text:p/></draw:polyline><draw:polyline text:anchor-type="paragraph" draw:z-index="378" draw:name="Forme226" draw:style-name="gr1" draw:text-style-name="P179" svg:width="0.943cm" svg:height="0.803cm" draw:transform="rotate (-1.37339958839434) translate (4.87538888888889cm 0.366888888888889cm)" svg:viewBox="0 0 944 804" draw:points="0,0 944,0 918,804"><text:p/></draw:polyline><draw:polyline text:anchor-type="paragraph" draw:z-index="379" draw:name="Forme227" draw:style-name="gr1" draw:text-style-name="P179" svg:width="0.981cm" svg:height="0.88cm" draw:transform="rotate (-0.0809832772925374) translate (6.85977017979079cm 0.948894710622933cm)" svg:viewBox="0 0 982 881" draw:points="0,0 982,0 921,881"><text:p/></draw:polyline>2)<text:tab/><text:tab/><text:tab/>b<text:tab/>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6"><draw:line text:anchor-type="paragraph" draw:z-index="207" draw:name="Forme127" draw:style-name="gr1" draw:text-style-name="P179" svg:x1="1.33cm" svg:y1="3.997cm" svg:x2="1.33cm" svg:y2="1.007cm"><text:p/></draw:line><draw:line text:anchor-type="paragraph" draw:z-index="208" draw:name="Forme128" draw:style-name="gr1" draw:text-style-name="P179" svg:x1="1.542cm" svg:y1="0.743cm" svg:x2="4.876cm" svg:y2="0.743cm"><text:p/></draw:line><draw:line text:anchor-type="paragraph" draw:z-index="209" draw:name="Forme129" draw:style-name="gr1" draw:text-style-name="P179" svg:x1="5.087cm" svg:y1="3.917cm" svg:x2="5.087cm" svg:y2="0.954cm"><text:p/></draw:line><draw:line text:anchor-type="paragraph" draw:z-index="210" draw:name="Forme130" draw:style-name="gr1" draw:text-style-name="P179" svg:x1="1.489cm" svg:y1="4.235cm" svg:x2="4.955cm" svg:y2="4.235cm"><text:p/></draw:line><draw:polyline text:anchor-type="paragraph" draw:z-index="380" draw:name="Forme228" draw:style-name="gr1" draw:text-style-name="P179" svg:width="0.766cm" svg:height="0.633cm" draw:transform="rotate (-0.760963553869529) translate (2.78518055555561cm 0.213430555555556cm)" svg:viewBox="0 0 767 634" draw:points="0,0 767,0 677,634"><text:p/></draw:polyline><draw:polyline text:anchor-type="paragraph" draw:z-index="381" draw:name="Forme229" draw:style-name="gr1" draw:text-style-name="P179" svg:width="0.883cm" svg:height="0.731cm" draw:transform="rotate (-0.891339648993505) translate (5.10105906624832cm 1.71122230148704cm)" svg:viewBox="0 0 884 732" draw:points="0,732 884,732 694,0"><text:p/></draw:polyline><draw:polyline text:anchor-type="paragraph" draw:z-index="382" draw:name="Forme230" draw:style-name="gr1" draw:text-style-name="P179" svg:width="0.946cm" svg:height="0.821cm" draw:transform="rotate (2.51484491919863) translate (4.02871953676862cm 4.79072593066812cm)" svg:viewBox="0 0 947 822" draw:points="0,0 947,0 759,822"><text:p/></draw:polyline><draw:polyline text:anchor-type="paragraph" draw:z-index="383" draw:name="Forme231" draw:style-name="gr1" draw:text-style-name="P179" svg:width="0.823cm" svg:height="0.727cm" draw:transform="rotate (0.830776723949301) translate (0.774320010037953cm 2.96507237408332cm)" svg:viewBox="0 0 824 728" draw:points="0,0 824,0 772,728"><text:p/></draw:polyline>3)<text:tab/><text:tab/><text:tab/><text:tab/><text:tab/><text:tab/><text:tab/><text:tab/><text:tab/><text:tab/><text:tab/><text:tab/><text:tab/><text:tab/>a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3"><text:span text:style-name="T17">lorsque xy e A, on dit que y est un voisin sortant de x et est un voisin entrant de y. Le voisinage sortant de x: N+(x)={y : xy e A} ou vois+(x)</text:span><text:span text:style-name="T1"><text:tab/></text:span></text:p>
      <text:p text:style-name="P126"/>
      <text:p text:style-name="P139">le degrés sortant de x est dt(x) = |N+(x)|</text:p>
      <text:p text:style-name="P139">Idem pour le voisinage entrant N- ou vois- et le degré entrant d-(x)</text:p>
      <text:p text:style-name="P139"/>
      <text:p text:style-name="P139"><draw:path text:anchor-type="paragraph" draw:z-index="211" draw:name="Forme131" draw:style-name="gr1" draw:text-style-name="P179" svg:width="1.98cm" svg:height="1.174cm" draw:transform="rotate (2.07153128919207) translate (2.57351388888889cm 3.84351388888889cm)" svg:viewBox="0 0 1981 1175" svg:d="M0 0c1598 0 1981 1175 1981 1175"><text:p/></draw:path><draw:path text:anchor-type="paragraph" draw:z-index="212" draw:name="Forme132" draw:style-name="gr1" draw:text-style-name="P179" svg:width="1.896cm" svg:height="1.158cm" draw:transform="rotate (-0.998328332140757) translate (2.83809722222222cm 1.59455555555556cm)" svg:viewBox="0 0 1897 1159" svg:d="M0 0c1416 0 1897 1159 1897 1159"><text:p/></draw:path><draw:path text:anchor-type="paragraph" draw:z-index="213" draw:name="Forme133" draw:style-name="gr1" draw:text-style-name="P179" svg:width="1.506cm" svg:height="0.95cm" draw:transform="rotate (3.03983995819852) translate (4.27609097103723cm 1.58803544827672cm)" svg:viewBox="0 0 1507 951" svg:d="M0 951c1303 0 1507-872 1507-872l-8-79"><text:p/></draw:path><draw:path text:anchor-type="paragraph" draw:z-index="214" draw:name="Forme134" draw:style-name="gr1" draw:text-style-name="P179" svg:width="1.69cm" svg:height="0.79cm" draw:transform="rotate (-0.0753982236861559) translate (2.89768965149983cm 3.02818470372712cm)" svg:viewBox="0 0 1691 791" svg:d="M0 791c1406 0 1643-734 1643-734l48-57"><text:p/></draw:path><draw:line text:anchor-type="paragraph" draw:z-index="215" draw:name="Forme135" draw:style-name="gr1" draw:text-style-name="P179" svg:x1="7.707cm" svg:y1="3.499cm" svg:x2="7.548cm" svg:y2="1.224cm"><text:p/></draw:line><draw:line text:anchor-type="paragraph" draw:z-index="216" draw:name="Forme136" draw:style-name="gr1" draw:text-style-name="P179" svg:x1="10.035cm" svg:y1="0.88cm" svg:x2="7.548cm" svg:y2="1.224cm"><text:p/></draw:line><draw:line text:anchor-type="paragraph" draw:z-index="217" draw:name="Forme137" draw:style-name="gr1" draw:text-style-name="P179" svg:x1="10.299cm" svg:y1="3.156cm" svg:x2="7.706cm" svg:y2="3.5cm"><text:p/></draw:line><draw:polyline text:anchor-type="paragraph" draw:z-index="384" draw:name="Forme232" draw:style-name="gr1" draw:text-style-name="P179" svg:width="0.769cm" svg:height="0.681cm" draw:transform="rotate (-1.03428211473184) translate (2.44550800770357cm 1.96021613864749cm)" svg:viewBox="0 0 770 682" draw:points="0,682 770,682 406,0"><text:p/></draw:polyline><draw:polyline text:anchor-type="paragraph" draw:z-index="385" draw:name="Forme233" draw:style-name="gr1" draw:text-style-name="P179" svg:width="0.765cm" svg:height="0.65cm" draw:transform="rotate (2.22389853289117) translate (3.14095283116091cm 3.55142947758123cm)" svg:viewBox="0 0 766 651" draw:points="0,651 766,651 498,0"><text:p/></draw:polyline><draw:polyline text:anchor-type="paragraph" draw:z-index="386" draw:name="Forme234" draw:style-name="gr1" draw:text-style-name="P179" svg:width="0.733cm" svg:height="0.695cm" draw:transform="rotate (-0.16632987771506) translate (2.78518055555554cm 0.627944444444444cm)" svg:viewBox="0 0 734 696" draw:points="0,0 724,0 734,696"><text:p/></draw:polyline><draw:polyline text:anchor-type="paragraph" draw:z-index="387" draw:name="Forme235" draw:style-name="gr1" draw:text-style-name="P179" svg:width="0.61cm" svg:height="0.517cm" draw:transform="rotate (-0.308050612977) translate (3.60538888888889cm 3.34080555555545cm)" svg:viewBox="0 0 611 518" draw:points="0,0 611,0 554,518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D<text:tab/><text:tab/><text:tab/><text:tab/>u(D)<text:tab/><text:tab/><text:tab/><text:tab/><text:tab/><text:tab/></text:p>
      <text:p text:style-name="P84"><text:soft-page-break/><text:span text:style-name="T17">lorsqu</text:span><text:span text:style-name="T18">e d-(x) = 0, alors x est une source. Si d+(x) = 0, alors x est un puit, lorsqu'on oublie les orientations, on obtient un graphe non orienté, dit graphe sous-jacent, noté u(D)</text:span></text:p>
      <text:p text:style-name="P140"/>
      <text:p text:style-name="P84"><text:span text:style-name="T77">Codage:</text:span><text:span text:style-name="T18"> On peut coder par:</text:span></text:p>
      <text:p text:style-name="P140">- liste des arcs.</text:p>
      <text:p text:style-name="P84"><text:span text:style-name="T17">- </text:span><text:span text:style-name="T18">listes des voisins sortants pour chaque x e V: N+(x)</text:span></text:p>
      <text:p text:style-name="P140">- matrice d'adjacences. Où aij = 0 si ij non(e) A, 1 si ij e A</text:p>
      <text:p text:style-name="P140">AD = (aij) 1&lt;= ij &lt;= n (AD n'est pas nécesserement symétrique).</text:p>
      <text:p text:style-name="P140"/>
      <text:p text:style-name="P94">2) Parcours:</text:p>
      <text:p text:style-name="P140"/>
      <text:p text:style-name="P84"><text:span text:style-name="T20">I</text:span><text:span text:style-name="T18">dentique au cas non orienté en exeminant vois+(x) au lieu de vois(x)</text:span></text:p>
      <text:p text:style-name="P85"><text:span text:style-name="T18">On part d'une racine et on suit les arcs sortants. On va obtenir des arborescences </text:span><text:span text:style-name="T19">sor</text:span><text:span text:style-name="T18">tantes. </text:span><text:span text:style-name="T20">Il </text:span><text:span text:style-name="T18">s'agi</text:span><text:span text:style-name="T20">t</text:span><text:span text:style-name="T18"> de l'orientation d'un arbre enraciné en r tq: pour tout x, il existe chemin orienté de r à x. </text:span><text:span text:style-name="T1"><text:tab/></text:span></text:p>
      <text:p text:style-name="P127"/>
      <text:p text:style-name="P127"><draw:polyline text:anchor-type="paragraph" draw:z-index="232" draw:name="Forme152" draw:style-name="gr1" draw:text-style-name="P179" svg:width="0.727cm" svg:height="0.523cm" draw:transform="rotate (2.80840929938408) translate (3.81705555555558cm 1.05833333333333cm)" svg:viewBox="0 0 728 524" draw:points="0,0 728,0 265,524"><text:p/></draw:polyline><draw:polyline text:anchor-type="paragraph" draw:z-index="233" draw:name="Forme153" draw:style-name="gr1" draw:text-style-name="P179" svg:width="0.827cm" svg:height="0.614cm" draw:transform="rotate (-0.463733982254894) translate (6.59521255517512cm 0.423269347911278cm)" svg:viewBox="0 0 828 615" draw:points="0,0 828,0 485,615"><text:p/></draw:polyline></text:p>
      <text:p text:style-name="P85"><draw:line text:anchor-type="paragraph" draw:z-index="218" draw:name="Forme138" draw:style-name="gr10" draw:text-style-name="P179" svg:x1="1.356cm" svg:y1="4.99cm" svg:x2="1.356cm" svg:y2="3.085cm"><text:p/></draw:line><draw:line text:anchor-type="paragraph" draw:z-index="219" draw:name="Forme139" draw:style-name="gr1" draw:text-style-name="P179" svg:x1="1.383cm" svg:y1="2.477cm" svg:x2="1.383cm" svg:y2="0.704cm"><text:p/></draw:line><draw:line text:anchor-type="paragraph" draw:z-index="220" draw:name="Forme140" draw:style-name="gr10" draw:text-style-name="P179" svg:x1="5.114cm" svg:y1="2.503cm" svg:x2="5.114cm" svg:y2="0.545cm"><text:p/></draw:line><draw:line text:anchor-type="paragraph" draw:z-index="221" draw:name="Forme141" draw:style-name="gr1" draw:text-style-name="P179" svg:x1="8.818cm" svg:y1="2.398cm" svg:x2="8.818cm" svg:y2="0.519cm"><text:p/></draw:line><draw:line text:anchor-type="paragraph" draw:z-index="222" draw:name="Forme142" draw:style-name="gr1" draw:text-style-name="P179" svg:x1="8.791cm" svg:y1="4.937cm" svg:x2="8.791cm" svg:y2="2.953cm"><text:p/></draw:line><draw:line text:anchor-type="paragraph" draw:z-index="223" draw:name="Forme143" draw:style-name="gr10" draw:text-style-name="P179" svg:x1="5.114cm" svg:y1="4.885cm" svg:x2="5.114cm" svg:y2="3.006cm"><text:p/></draw:line><draw:line text:anchor-type="paragraph" draw:z-index="224" draw:name="Forme144" draw:style-name="gr10" draw:text-style-name="P179" svg:x1="1.542cm" svg:y1="5.122cm" svg:x2="4.849cm" svg:y2="5.122cm"><text:p/></draw:line><draw:line text:anchor-type="paragraph" draw:z-index="225" draw:name="Forme145" draw:style-name="gr1" draw:text-style-name="P179" svg:x1="5.246cm" svg:y1="5.096cm" svg:x2="8.633cm" svg:y2="5.096cm"><text:p/></draw:line><draw:line text:anchor-type="paragraph" draw:z-index="226" draw:name="Forme146" draw:style-name="gr1" draw:text-style-name="P179" svg:x1="1.595cm" svg:y1="2.688cm" svg:x2="4.796cm" svg:y2="2.688cm"><text:p/></draw:line><draw:line text:anchor-type="paragraph" draw:z-index="227" draw:name="Forme147" draw:style-name="gr1" draw:text-style-name="P179" svg:x1="5.325cm" svg:y1="2.715cm" svg:x2="8.632cm" svg:y2="2.715cm"><text:p/></draw:line><draw:line text:anchor-type="paragraph" draw:z-index="228" draw:name="Forme148" draw:style-name="gr10" draw:text-style-name="P179" svg:x1="1.568cm" svg:y1="0.333cm" svg:x2="4.769cm" svg:y2="0.333cm"><text:p/></draw:line><draw:line text:anchor-type="paragraph" draw:z-index="229" draw:name="Forme149" draw:style-name="gr10" draw:text-style-name="P179" svg:x1="5.352cm" svg:y1="0.307cm" svg:x2="8.659cm" svg:y2="0.307cm"><text:p/></draw:line><draw:polyline text:anchor-type="paragraph" draw:z-index="230" draw:name="Forme150" draw:style-name="gr1" draw:text-style-name="P179" svg:width="0.714cm" svg:height="0.64cm" draw:transform="rotate (2.4610887782372) translate (3.76413888888879cm 3.13795833333333cm)" svg:viewBox="0 0 715 641" draw:points="0,0 715,0 553,641"><text:p/></draw:polyline><draw:polyline text:anchor-type="paragraph" draw:z-index="231" draw:name="Forme151" draw:style-name="gr1" draw:text-style-name="P179" svg:width="0.693cm" svg:height="0.652cm" draw:transform="rotate (-0.72658056760524) translate (1.34013198866181cm 0.851051255840746cm)" svg:viewBox="0 0 694 653" draw:points="0,653 637,653 694,0"><text:p/></draw:polyline><draw:polyline text:anchor-type="paragraph" draw:z-index="234" draw:name="Forme154" draw:style-name="gr1" draw:text-style-name="P179" svg:width="0.829cm" svg:height="0.682cm" draw:transform="rotate (1.03585291105863) translate (8.39434722222238cm 2.159cm)" svg:viewBox="0 0 830 683" draw:points="0,0 830,0 405,683"><text:p/></draw:polyline><draw:polyline text:anchor-type="paragraph" draw:z-index="235" draw:name="Forme155" draw:style-name="gr1" draw:text-style-name="P179" svg:width="0.682cm" svg:height="0.593cm" draw:transform="rotate (-0.950506310636112) translate (8.87736046469803cm 3.4014609755538cm)" svg:viewBox="0 0 683 594" draw:points="0,594 683,594 489,0"><text:p/></draw:polyline><draw:polyline text:anchor-type="paragraph" draw:z-index="236" draw:name="Forme156" draw:style-name="gr1" draw:text-style-name="P179" svg:width="0.668cm" svg:height="0.56cm" draw:transform="rotate (2.81992847244724) translate (7.25663888888889cm 5.30754166666656cm)" svg:viewBox="0 0 669 561" draw:points="0,0 669,0 243,561"><text:p/></draw:polyline><draw:polyline text:anchor-type="paragraph" draw:z-index="237" draw:name="Forme157" draw:style-name="gr1" draw:text-style-name="P179" svg:width="0.639cm" svg:height="0.698cm" draw:transform="rotate (2.62253173404668) translate (7.17726388888871cm 3.0321250000001cm)" svg:viewBox="0 0 640 699" draw:points="0,0 640,0 430,699"><text:p/></draw:polyline><draw:polyline text:anchor-type="paragraph" draw:z-index="238" draw:name="Forme158" draw:style-name="gr1" draw:text-style-name="P179" svg:width="0.719cm" svg:height="0.61cm" draw:transform="rotate (-0.628842129493558) translate (2.86457496368202cm 4.69897331639773cm)" svg:viewBox="0 0 720 611" draw:points="0,0 720,0 510,611"><text:p/></draw:polyline><draw:polyline text:anchor-type="paragraph" draw:z-index="239" draw:name="Forme159" draw:style-name="gr1" draw:text-style-name="P179" svg:width="0.567cm" svg:height="0.55cm" draw:transform="rotate (1.08629292644127) translate (1.0918344177506cm 4.4079515937213cm)" svg:viewBox="0 0 568 551" draw:points="0,0 568,0 260,551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8">Parcours en largeurs:</text:p>
      <text:p text:style-name="P88"/>
      <text:p text:style-name="P130">AT: a, b, d, e, h, g, i</text:p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151">Sommet</text:p>
          </table:table-cell>
          <table:table-cell table:style-name="Tableau3.A1" office:value-type="string">
            <text:p text:style-name="P151">a</text:p>
          </table:table-cell>
          <table:table-cell table:style-name="Tableau3.A1" office:value-type="string">
            <text:p text:style-name="P151">b</text:p>
          </table:table-cell>
          <table:table-cell table:style-name="Tableau3.A1" office:value-type="string">
            <text:p text:style-name="P151">c</text:p>
          </table:table-cell>
          <table:table-cell table:style-name="Tableau3.A1" office:value-type="string">
            <text:p text:style-name="P151">d</text:p>
          </table:table-cell>
          <table:table-cell table:style-name="Tableau3.A1" office:value-type="string">
            <text:p text:style-name="P151">e</text:p>
          </table:table-cell>
          <table:table-cell table:style-name="Tableau3.A1" office:value-type="string">
            <text:p text:style-name="P151">f</text:p>
          </table:table-cell>
          <table:table-cell table:style-name="Tableau3.A1" office:value-type="string">
            <text:p text:style-name="P151">g</text:p>
          </table:table-cell>
          <table:table-cell table:style-name="Tableau3.A1" office:value-type="string">
            <text:p text:style-name="P151">h</text:p>
          </table:table-cell>
          <table:table-cell table:style-name="Tableau3.J1" office:value-type="string">
            <text:p text:style-name="P151">i</text:p>
          </table:table-cell>
        </table:table-row>
        <table:table-row>
          <table:table-cell table:style-name="Tableau3.A2" office:value-type="string">
            <text:p text:style-name="P151">pere</text:p>
          </table:table-cell>
          <table:table-cell table:style-name="Tableau3.A2" office:value-type="string">
            <text:p text:style-name="P151">a</text:p>
          </table:table-cell>
          <table:table-cell table:style-name="Tableau3.A2" office:value-type="string">
            <text:p text:style-name="P151">a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a</text:p>
          </table:table-cell>
          <table:table-cell table:style-name="Tableau3.A2" office:value-type="string">
            <text:p text:style-name="P151">b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h</text:p>
          </table:table-cell>
          <table:table-cell table:style-name="Tableau3.A2" office:value-type="string">
            <text:p text:style-name="P151">e</text:p>
          </table:table-cell>
          <table:table-cell table:style-name="Tableau3.J2" office:value-type="string">
            <text:p text:style-name="P151">h</text:p>
          </table:table-cell>
        </table:table-row>
        <table:table-row>
          <table:table-cell table:style-name="Tableau3.A2" office:value-type="string">
            <text:p text:style-name="P151">ordre</text:p>
          </table:table-cell>
          <table:table-cell table:style-name="Tableau3.A2" office:value-type="string">
            <text:p text:style-name="P151">1</text:p>
          </table:table-cell>
          <table:table-cell table:style-name="Tableau3.A2" office:value-type="string">
            <text:p text:style-name="P151">2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3</text:p>
          </table:table-cell>
          <table:table-cell table:style-name="Tableau3.A2" office:value-type="string">
            <text:p text:style-name="P151">4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6</text:p>
          </table:table-cell>
          <table:table-cell table:style-name="Tableau3.A2" office:value-type="string">
            <text:p text:style-name="P151">5</text:p>
          </table:table-cell>
          <table:table-cell table:style-name="Tableau3.J2" office:value-type="string">
            <text:p text:style-name="P151">7</text:p>
          </table:table-cell>
        </table:table-row>
        <table:table-row>
          <table:table-cell table:style-name="Tableau3.A2" office:value-type="string">
            <text:p text:style-name="P151">niveau</text:p>
          </table:table-cell>
          <table:table-cell table:style-name="Tableau3.A2" office:value-type="string">
            <text:p text:style-name="P151">0</text:p>
          </table:table-cell>
          <table:table-cell table:style-name="Tableau3.A2" office:value-type="string">
            <text:p text:style-name="P151">1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1</text:p>
          </table:table-cell>
          <table:table-cell table:style-name="Tableau3.A2" office:value-type="string">
            <text:p text:style-name="P151">2</text:p>
          </table:table-cell>
          <table:table-cell table:style-name="Tableau3.A2" office:value-type="string">
            <text:p text:style-name="P151">rien</text:p>
          </table:table-cell>
          <table:table-cell table:style-name="Tableau3.A2" office:value-type="string">
            <text:p text:style-name="P151">4</text:p>
          </table:table-cell>
          <table:table-cell table:style-name="Tableau3.A2" office:value-type="string">
            <text:p text:style-name="P151">3</text:p>
          </table:table-cell>
          <table:table-cell table:style-name="Tableau3.J2" office:value-type="string">
            <text:p text:style-name="P151">4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28"><draw:polyline text:anchor-type="paragraph" draw:z-index="253" draw:name="Forme152" draw:style-name="gr1" draw:text-style-name="P179" svg:width="0.727cm" svg:height="0.523cm" draw:transform="rotate (2.80840929938408) translate (3.81705555555556cm 1.05833333333333cm)" svg:viewBox="0 0 728 524" draw:points="0,0 728,0 265,524"><text:p/></draw:polyline><draw:polyline text:anchor-type="paragraph" draw:z-index="260" draw:name="Forme164" draw:style-name="gr1" draw:text-style-name="P179" svg:width="0.758cm" svg:height="0.648cm" draw:transform="rotate (2.56127067730168) translate (7.20370091653281cm 1.21006027435484cm)" svg:viewBox="0 0 759 649" draw:points="0,0 759,0 457,649"><text:p/></draw:polyline><text:soft-page-break/></text:p>
      <text:p text:style-name="P86"><draw:line text:anchor-type="paragraph" draw:z-index="240" draw:name="Forme138" draw:style-name="gr10" draw:text-style-name="P179" svg:x1="1.356cm" svg:y1="4.99cm" svg:x2="1.356cm" svg:y2="3.085cm"><text:p/></draw:line><draw:line text:anchor-type="paragraph" draw:z-index="241" draw:name="Forme139" draw:style-name="gr1" draw:text-style-name="P179" svg:x1="1.383cm" svg:y1="2.477cm" svg:x2="1.383cm" svg:y2="0.704cm"><text:p/></draw:line><draw:line text:anchor-type="paragraph" draw:z-index="242" draw:name="Forme140" draw:style-name="gr10" draw:text-style-name="P179" svg:x1="5.114cm" svg:y1="2.503cm" svg:x2="5.114cm" svg:y2="0.545cm"><text:p/></draw:line><draw:line text:anchor-type="paragraph" draw:z-index="243" draw:name="Forme141" draw:style-name="gr1" draw:text-style-name="P179" svg:x1="8.818cm" svg:y1="2.398cm" svg:x2="8.818cm" svg:y2="0.519cm"><text:p/></draw:line><draw:line text:anchor-type="paragraph" draw:z-index="244" draw:name="Forme142" draw:style-name="gr10" draw:text-style-name="P179" svg:x1="8.791cm" svg:y1="4.937cm" svg:x2="8.791cm" svg:y2="2.953cm"><text:p/></draw:line><draw:line text:anchor-type="paragraph" draw:z-index="245" draw:name="Forme143" draw:style-name="gr10" draw:text-style-name="P179" svg:x1="5.114cm" svg:y1="4.885cm" svg:x2="5.114cm" svg:y2="3.006cm"><text:p/></draw:line><draw:line text:anchor-type="paragraph" draw:z-index="246" draw:name="Forme144" draw:style-name="gr11" draw:text-style-name="P179" svg:x1="1.542cm" svg:y1="5.122cm" svg:x2="4.849cm" svg:y2="5.122cm"><text:p/></draw:line><draw:line text:anchor-type="paragraph" draw:z-index="247" draw:name="Forme145" draw:style-name="gr1" draw:text-style-name="P179" svg:x1="5.246cm" svg:y1="5.096cm" svg:x2="8.633cm" svg:y2="5.096cm"><text:p/></draw:line><draw:line text:anchor-type="paragraph" draw:z-index="248" draw:name="Forme146" draw:style-name="gr10" draw:text-style-name="P179" svg:x1="1.595cm" svg:y1="2.688cm" svg:x2="4.796cm" svg:y2="2.688cm"><text:p/></draw:line><draw:line text:anchor-type="paragraph" draw:z-index="249" draw:name="Forme147" draw:style-name="gr10" draw:text-style-name="P179" svg:x1="5.325cm" svg:y1="2.715cm" svg:x2="8.632cm" svg:y2="2.715cm"><text:p/></draw:line><draw:line text:anchor-type="paragraph" draw:z-index="250" draw:name="Forme148" draw:style-name="gr10" draw:text-style-name="P179" svg:x1="1.568cm" svg:y1="0.333cm" svg:x2="4.769cm" svg:y2="0.333cm"><text:p/></draw:line><draw:line text:anchor-type="paragraph" draw:z-index="251" draw:name="Forme149" draw:style-name="gr11" draw:text-style-name="P179" svg:x1="5.352cm" svg:y1="0.307cm" svg:x2="8.659cm" svg:y2="0.307cm"><text:p/></draw:line><draw:polyline text:anchor-type="paragraph" draw:z-index="252" draw:name="Forme151" draw:style-name="gr1" draw:text-style-name="P179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254" draw:name="Forme155" draw:style-name="gr1" draw:text-style-name="P179" svg:width="0.682cm" svg:height="0.593cm" draw:transform="rotate (-0.950506310636112) translate (8.8773604646979cm 3.4014609755538cm)" svg:viewBox="0 0 683 594" draw:points="0,594 683,594 489,0"><text:p/></draw:polyline><draw:polyline text:anchor-type="paragraph" draw:z-index="255" draw:name="Forme159" draw:style-name="gr1" draw:text-style-name="P179" svg:width="0.567cm" svg:height="0.55cm" draw:transform="rotate (1.08629292644127) translate (1.09183441775063cm 4.4079515937213cm)" svg:viewBox="0 0 568 551" draw:points="0,0 568,0 260,551"><text:p/></draw:polyline><draw:polyline text:anchor-type="paragraph" draw:z-index="256" draw:name="Forme160" draw:style-name="gr1" draw:text-style-name="P179" svg:width="0.756cm" svg:height="0.59cm" draw:transform="rotate (-0.692895713041749) translate (2.91747222222217cm 2.20486111111111cm)" svg:viewBox="0 0 757 591" draw:points="0,0 757,0 660,587 697,591"><text:p/></draw:polyline><draw:polyline text:anchor-type="paragraph" draw:z-index="257" draw:name="Forme161" draw:style-name="gr1" draw:text-style-name="P179" svg:width="0.766cm" svg:height="0.678cm" draw:transform="rotate (-0.595680873705665) translate (6.48935813657841cm 2.28422000884191cm)" svg:viewBox="0 0 767 679" draw:points="0,0 767,0 460,679"><text:p/></draw:polyline><draw:polyline text:anchor-type="paragraph" draw:z-index="258" draw:name="Forme162" draw:style-name="gr1" draw:text-style-name="P179" svg:width="0.738cm" svg:height="0.582cm" draw:transform="rotate (-0.536339679137858) translate (6.75393627820798cm 4.71839315121824cm)" svg:viewBox="0 0 739 583" draw:points="0,0 739,0 470,583"><text:p/></draw:polyline><draw:polyline text:anchor-type="paragraph" draw:z-index="259" draw:name="Forme163" draw:style-name="gr1" draw:text-style-name="P179" svg:width="0.789cm" svg:height="0.782cm" draw:transform="rotate (2.50524560831266) translate (3.49955555555545cm 5.59152777777778cm)" svg:viewBox="0 0 790 783" draw:points="0,0 790,0 677,783"><text:p/></draw:polyline><draw:polyline text:anchor-type="paragraph" draw:z-index="261" draw:name="Forme165" draw:style-name="gr1" draw:text-style-name="P179" svg:width="0.821cm" svg:height="0.766cm" draw:transform="rotate (-0.737750674818004) translate (8.7515231967399cm 0.711227455384812cm)" svg:viewBox="0 0 822 767" draw:points="0,767 787,767 805,0 822,20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88"/>
      <text:p text:style-name="P88"/>
      <text:p text:style-name="P89">Parcours en <text:span text:style-name="T78">profondeurs</text:span>:</text:p>
      <text:p text:style-name="P89"/>
      <text:p text:style-name="P131">AT: <text:span text:style-name="T78">g, d, e, b, a</text:span>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52">Sommet</text:p>
          </table:table-cell>
          <table:table-cell table:style-name="Tableau4.A1" office:value-type="string">
            <text:p text:style-name="P152">a</text:p>
          </table:table-cell>
          <table:table-cell table:style-name="Tableau4.A1" office:value-type="string">
            <text:p text:style-name="P152">b</text:p>
          </table:table-cell>
          <table:table-cell table:style-name="Tableau4.A1" office:value-type="string">
            <text:p text:style-name="P152">c</text:p>
          </table:table-cell>
          <table:table-cell table:style-name="Tableau4.A1" office:value-type="string">
            <text:p text:style-name="P152">d</text:p>
          </table:table-cell>
          <table:table-cell table:style-name="Tableau4.A1" office:value-type="string">
            <text:p text:style-name="P152">e</text:p>
          </table:table-cell>
          <table:table-cell table:style-name="Tableau4.A1" office:value-type="string">
            <text:p text:style-name="P152">f</text:p>
          </table:table-cell>
          <table:table-cell table:style-name="Tableau4.A1" office:value-type="string">
            <text:p text:style-name="P152">g</text:p>
          </table:table-cell>
          <table:table-cell table:style-name="Tableau4.A1" office:value-type="string">
            <text:p text:style-name="P152">h</text:p>
          </table:table-cell>
          <table:table-cell table:style-name="Tableau4.J1" office:value-type="string">
            <text:p text:style-name="P152">i</text:p>
          </table:table-cell>
        </table:table-row>
        <table:table-row>
          <table:table-cell table:style-name="Tableau4.A2" office:value-type="string">
            <text:p text:style-name="P152">pere</text:p>
          </table:table-cell>
          <table:table-cell table:style-name="Tableau4.A2" office:value-type="string">
            <text:p text:style-name="P153">b</text:p>
          </table:table-cell>
          <table:table-cell table:style-name="Tableau4.A2" office:value-type="string">
            <text:p text:style-name="P153">e</text:p>
          </table:table-cell>
          <table:table-cell table:style-name="Tableau4.A2" office:value-type="string">
            <text:p text:style-name="P152"/>
          </table:table-cell>
          <table:table-cell table:style-name="Tableau4.A2" office:value-type="string">
            <text:p text:style-name="P153">g</text:p>
          </table:table-cell>
          <table:table-cell table:style-name="Tableau4.A2" office:value-type="string">
            <text:p text:style-name="P153">d</text:p>
          </table:table-cell>
          <table:table-cell table:style-name="Tableau4.A2" office:value-type="string">
            <text:p text:style-name="P153">e</text:p>
          </table:table-cell>
          <table:table-cell table:style-name="Tableau4.A2" office:value-type="string">
            <text:p text:style-name="P153">g</text:p>
          </table:table-cell>
          <table:table-cell table:style-name="Tableau4.A2" office:value-type="string">
            <text:p text:style-name="P154">e</text:p>
          </table:table-cell>
          <table:table-cell table:style-name="Tableau4.J2" office:value-type="string">
            <text:p text:style-name="P154">f</text:p>
          </table:table-cell>
        </table:table-row>
        <table:table-row>
          <table:table-cell table:style-name="Tableau4.A2" office:value-type="string">
            <text:p text:style-name="P152">ordre</text:p>
          </table:table-cell>
          <table:table-cell table:style-name="Tableau4.A2" office:value-type="string">
            <text:p text:style-name="P153">5</text:p>
          </table:table-cell>
          <table:table-cell table:style-name="Tableau4.A2" office:value-type="string">
            <text:p text:style-name="P153">4</text:p>
          </table:table-cell>
          <table:table-cell table:style-name="Tableau4.A2" office:value-type="string">
            <text:p text:style-name="P152"/>
          </table:table-cell>
          <table:table-cell table:style-name="Tableau4.A2" office:value-type="string">
            <text:p text:style-name="P153">2</text:p>
          </table:table-cell>
          <table:table-cell table:style-name="Tableau4.A2" office:value-type="string">
            <text:p text:style-name="P153">3</text:p>
          </table:table-cell>
          <table:table-cell table:style-name="Tableau4.A2" office:value-type="string">
            <text:p text:style-name="P153">8</text:p>
          </table:table-cell>
          <table:table-cell table:style-name="Tableau4.A2" office:value-type="string">
            <text:p text:style-name="P153">1</text:p>
          </table:table-cell>
          <table:table-cell table:style-name="Tableau4.A2" office:value-type="string">
            <text:p text:style-name="P154">12</text:p>
          </table:table-cell>
          <table:table-cell table:style-name="Tableau4.J2" office:value-type="string">
            <text:p text:style-name="P154">9</text:p>
          </table:table-cell>
        </table:table-row>
        <table:table-row>
          <table:table-cell table:style-name="Tableau4.A2" office:value-type="string">
            <text:p text:style-name="P152">niveau</text:p>
          </table:table-cell>
          <table:table-cell table:style-name="Tableau4.A2" office:value-type="string">
            <text:p text:style-name="P154">6</text:p>
          </table:table-cell>
          <table:table-cell table:style-name="Tableau4.A2" office:value-type="string">
            <text:p text:style-name="P154">7</text:p>
          </table:table-cell>
          <table:table-cell table:style-name="Tableau4.A2" office:value-type="string">
            <text:p text:style-name="P152"/>
          </table:table-cell>
          <table:table-cell table:style-name="Tableau4.A2" office:value-type="string">
            <text:p text:style-name="P154">15</text:p>
          </table:table-cell>
          <table:table-cell table:style-name="Tableau4.A2" office:value-type="string">
            <text:p text:style-name="P154">14</text:p>
          </table:table-cell>
          <table:table-cell table:style-name="Tableau4.A2" office:value-type="string">
            <text:p text:style-name="P154">11</text:p>
          </table:table-cell>
          <table:table-cell table:style-name="Tableau4.A2" office:value-type="string">
            <text:p text:style-name="P154">16</text:p>
          </table:table-cell>
          <table:table-cell table:style-name="Tableau4.A2" office:value-type="string">
            <text:p text:style-name="P154">13</text:p>
          </table:table-cell>
          <table:table-cell table:style-name="Tableau4.J2" office:value-type="string">
            <text:p text:style-name="P154">10</text:p>
          </table:table-cell>
        </table:table-row>
      </table:table>
      <text:p text:style-name="P89"/>
      <text:p text:style-name="P90">Parcours en largeurs:</text:p>
      <text:p text:style-name="P132"><draw:line text:anchor-type="paragraph" draw:z-index="262" draw:name="Forme166" draw:style-name="gr1" draw:text-style-name="P179" svg:x1="3.87cm" svg:y1="7.124cm" svg:x2="2.6cm" svg:y2="6.119cm"><text:p/></draw:line><draw:line text:anchor-type="paragraph" draw:z-index="263" draw:name="Forme167" draw:style-name="gr1" draw:text-style-name="P179" svg:x1="5.14cm" svg:y1="6.145cm" svg:x2="3.87cm" svg:y2="7.124cm"><text:p/></draw:line><draw:line text:anchor-type="paragraph" draw:z-index="264" draw:name="Forme168" draw:style-name="gr1" draw:text-style-name="P179" svg:x1="2.6cm" svg:y1="6.119cm" svg:x2="2.6cm" svg:y2="4.611cm"><text:p/></draw:line><draw:line text:anchor-type="paragraph" draw:z-index="265" draw:name="Forme169" draw:style-name="gr1" draw:text-style-name="P179" svg:x1="1.356cm" svg:y1="4.664cm" svg:x2="2.6cm" svg:y2="6.119cm"><text:p/></draw:line><draw:line text:anchor-type="paragraph" draw:z-index="266" draw:name="Forme170" draw:style-name="gr1" draw:text-style-name="P179" svg:x1="5.14cm" svg:y1="6.146cm" svg:x2="5.14cm" svg:y2="4.664cm"><text:p/></draw:line><draw:line text:anchor-type="paragraph" draw:z-index="267" draw:name="Forme171" draw:style-name="gr1" draw:text-style-name="P179" svg:x1="6.384cm" svg:y1="4.664cm" svg:x2="5.14cm" svg:y2="6.146cm"><text:p/></draw:line><draw:line text:anchor-type="paragraph" draw:z-index="268" draw:name="Forme172" draw:style-name="gr1" draw:text-style-name="P179" svg:x1="2.6cm" svg:y1="4.664cm" svg:x2="2.6cm" svg:y2="3.182cm"><text:p/></draw:line><draw:line text:anchor-type="paragraph" draw:z-index="269" draw:name="Forme173" draw:style-name="gr1" draw:text-style-name="P179" svg:x1="5.14cm" svg:y1="4.664cm" svg:x2="5.114cm" svg:y2="3.156cm"><text:p/></draw:line><draw:line text:anchor-type="paragraph" draw:z-index="270" draw:name="Forme174" draw:style-name="gr1" draw:text-style-name="P179" svg:x1="6.358cm" svg:y1="1.7cm" svg:x2="5.114cm" svg:y2="3.155cm"><text:p/></draw:line><draw:line text:anchor-type="paragraph" draw:z-index="271" draw:name="Forme175" draw:style-name="gr1" draw:text-style-name="P179" svg:x1="5.114cm" svg:y1="1.7cm" svg:x2="5.114cm" svg:y2="3.155cm"><text:p/></draw:line><draw:line text:anchor-type="paragraph" draw:z-index="272" draw:name="Forme176" draw:style-name="gr1" draw:text-style-name="P179" svg:x1="10.141cm" svg:y1="7.072cm" svg:x2="11.358cm" svg:y2="6.119cm"><text:p/></draw:line><draw:line text:anchor-type="paragraph" draw:z-index="273" draw:name="Forme177" draw:style-name="gr1" draw:text-style-name="P179" svg:x1="8.791cm" svg:y1="6.172cm" svg:x2="10.14cm" svg:y2="7.072cm"><text:p/></draw:line><draw:polyline text:anchor-type="paragraph" draw:z-index="274" draw:name="Forme178" draw:style-name="gr1" draw:text-style-name="P179" svg:width="0.433cm" svg:height="0.456cm" draw:transform="rotate (0.915076126820627) translate (2.33538043670836cm 5.35163238688128cm)" svg:viewBox="0 0 434 457" draw:points="0,0 434,0 318,457"><text:p/></draw:polyline><draw:polyline text:anchor-type="paragraph" draw:z-index="275" draw:name="Forme178" draw:style-name="gr1" draw:text-style-name="P179" svg:width="0.433cm" svg:height="0.456cm" draw:transform="rotate (0.915076126820627) translate (2.36183877004169cm 4.2668407202143cm)" svg:viewBox="0 0 434 457" draw:points="0,0 434,0 318,457"><text:p/></draw:polyline><draw:polyline text:anchor-type="paragraph" draw:z-index="276" draw:name="Forme178" draw:style-name="gr1" draw:text-style-name="P179" svg:width="0.433cm" svg:height="0.456cm" draw:transform="rotate (0.915076126820627) translate (4.84892210337507cm 4.13454905354774cm)" svg:viewBox="0 0 434 457" draw:points="0,0 434,0 318,457"><text:p/></draw:polyline><draw:polyline text:anchor-type="paragraph" draw:z-index="277" draw:name="Forme178" draw:style-name="gr1" draw:text-style-name="P179" svg:width="0.433cm" svg:height="0.456cm" draw:transform="rotate (0.915076126820627) translate (4.84892210337502cm 2.62642405354794cm)" svg:viewBox="0 0 434 457" draw:points="0,0 434,0 318,457"><text:p/></draw:polyline><draw:polyline text:anchor-type="paragraph" draw:z-index="278" draw:name="Forme178" draw:style-name="gr1" draw:text-style-name="P180" svg:width="0.435cm" svg:height="0.459cm" draw:transform="skewX (0.0047123889803848) rotate (0.919788515801012) translate (4.84809193169612cm 5.45879371648545cm)" svg:viewBox="0 0 436 460" draw:points="0,0 436,2 319,460"><text:p/></draw:polyline><draw:polyline text:anchor-type="paragraph" draw:z-index="279" draw:name="Forme178" draw:style-name="gr1" draw:text-style-name="P180" svg:width="0.435cm" svg:height="0.459cm" draw:transform="skewX (0.0047123889803848) rotate (0.919788515801012) translate (11.0658002650295cm 5.64400204981878cm)" svg:viewBox="0 0 436 460" draw:points="0,0 436,2 319,460"><text:p/></draw:polyline><draw:polyline text:anchor-type="paragraph" draw:z-index="280" draw:name="Forme179" draw:style-name="gr1" draw:text-style-name="P179" svg:width="0.482cm" svg:height="0.443cm" draw:transform="rotate (1.73590447403356) translate (3.15557791959553cm 6.96560043852253cm)" svg:viewBox="0 0 483 444" draw:points="0,0 483,0 409,444"><text:p/></draw:polyline><draw:polyline text:anchor-type="paragraph" draw:z-index="281" draw:name="Forme179" draw:style-name="gr1" draw:text-style-name="P179" svg:width="0.482cm" svg:height="0.443cm" draw:transform="rotate (1.73590447403356) translate (9.50557791959553cm 7.07143377185587cm)" svg:viewBox="0 0 483 444" draw:points="0,0 483,0 409,444"><text:p/></draw:polyline><draw:polyline text:anchor-type="paragraph" draw:z-index="282" draw:name="Forme179" draw:style-name="gr1" draw:text-style-name="P179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283" draw:name="Forme179" draw:style-name="gr1" draw:text-style-name="P179" svg:width="0.481cm" svg:height="0.417cm" draw:transform="skewX (0.0195476876223365) rotate (-1.7243853009704) translate (4.69018055555556cm 6.48934722222232cm)" svg:viewBox="0 0 482 418" draw:points="482,1 0,0 73,418"><text:p/></draw:polyline><draw:line text:anchor-type="paragraph" draw:z-index="284" draw:name="Forme180" draw:style-name="gr1" draw:text-style-name="P179" svg:x1="11.358cm" svg:y1="6.119cm" svg:x2="11.358cm" svg:y2="4.531cm"><text:p/></draw:line><draw:polyline text:anchor-type="paragraph" draw:z-index="285" draw:name="Forme181" draw:style-name="gr1" draw:text-style-name="P179" svg:width="0.502cm" svg:height="0.587cm" draw:transform="rotate (1.51826191630987) translate (1.72684722222222cm 5.61622222222222cm)" svg:viewBox="0 0 503 588" draw:points="0,0 503,0 428,587 402,588"><text:p/></draw:polyline><draw:polyline text:anchor-type="paragraph" draw:z-index="286" draw:name="Forme182" draw:style-name="gr1" draw:text-style-name="P179" svg:width="0.396cm" svg:height="0.396cm" svg:x="5.537cm" svg:y="5.272cm" svg:viewBox="0 0 397 397" draw:points="0,0 344,0 397,397"><text:p/></draw:polyline><draw:polyline text:anchor-type="paragraph" draw:z-index="287" draw:name="Forme183" draw:style-name="gr1" draw:text-style-name="P179" svg:width="0.476cm" svg:height="0.422cm" draw:transform="rotate (0.0555014702134197) translate (5.40455555555558cm 2.28247222222232cm)" svg:viewBox="0 0 477 423" draw:points="0,0 477,0 454,423"><text:p/></draw:polyline><draw:path text:anchor-type="paragraph" draw:z-index="288" draw:name="Forme184" draw:style-name="gr12" draw:text-style-name="P179" svg:width="2.144cm" svg:height="2.099cm" draw:transform="rotate (0.792379480405425) translate (4.88857777447102cm 3.18951497561765cm)" svg:viewBox="0 0 2145 2100" svg:d="M0 2100c2675 0 2091-2100 2091-2100"><text:p/></draw:path><draw:path text:anchor-type="paragraph" draw:z-index="289" draw:name="Forme185" draw:style-name="gr13" draw:text-style-name="P179" svg:width="1.961cm" svg:height="2.085cm" draw:transform="rotate (1.77098559199865) translate (6.7472190419176cm 6.58658995016626cm)" svg:viewBox="0 0 1962 2086" svg:d="M0 2086c1863 0 1962-2086 1962-2086"><text:p/></draw:path><draw:line text:anchor-type="paragraph" draw:z-index="290" draw:name="Forme186" draw:style-name="gr6" draw:text-style-name="P179" svg:x1="1.356cm" svg:y1="4.664cm" svg:x2="2.6cm" svg:y2="4.664cm"><text:p/></draw:line><draw:path text:anchor-type="paragraph" draw:z-index="291" draw:name="Forme187" draw:style-name="gr13" draw:text-style-name="P179" svg:width="2.611cm" svg:height="2.584cm" draw:transform="rotate (2.6469663435746) translate (2.59997222144641cm 6.11893055699378cm)" svg:viewBox="0 0 2612 2585" svg:d="M0 0c2675 0 3563 754 1394 2585"><text:p/></draw:path><draw:path text:anchor-type="paragraph" draw:z-index="292" draw:name="Forme188" draw:style-name="gr6" draw:text-style-name="P179" svg:width="2.926cm" svg:height="0cm" draw:transform="rotate (-2.62131000357028) translate (5.13997222222225cm 4.66372222222222cm)" svg:viewBox="0 0 2927 0" svg:d="M0 0c2927 0 2927 0 2927 0"><text:p/></draw:path><draw:path text:anchor-type="paragraph" draw:z-index="293" draw:style-name="gr6" draw:text-style-name="P179" svg:width="2.539cm" svg:height="0cm" draw:transform="rotate (-3.13112067807783) translate (5.13997222222222cm 3.15559722222222cm)" svg:viewBox="0 0 2540 0" svg:d="M0 0c2540 0 2540 0 2540 0"><text:p/></draw:path><draw:polyline text:anchor-type="paragraph" draw:z-index="294" draw:name="Forme189" draw:style-name="gr12" draw:text-style-name="P179" svg:width="0.652cm" svg:height="0.519cm" draw:transform="rotate (2.58727608315639) translate (7.38003248379473cm 3.3592409193603cm)" svg:viewBox="0 0 653 520" draw:points="0,520 653,520 487,0"><text:p/></draw:polyline><draw:polyline text:anchor-type="paragraph" draw:z-index="295" draw:name="Forme190" draw:style-name="gr13" draw:text-style-name="P179" svg:width="0.618cm" svg:height="0.496cm" draw:transform="rotate (1.91951311134336) translate (7.97098232826984cm 5.4045670302072cm)" svg:viewBox="0 0 619 497" draw:points="0,0 619,0 439,497"><text:p/></draw:polyline><draw:polyline text:anchor-type="paragraph" draw:z-index="296" draw:name="Forme191" draw:style-name="gr6" draw:text-style-name="P179" svg:width="0.456cm" svg:height="0.434cm" draw:transform="rotate (-0.174707458124633) translate (3.71122502147378cm 5.13995636306415cm)" svg:viewBox="0 0 457 435" draw:points="0,0 457,0 426,435"><text:p/></draw:polyline><draw:polyline text:anchor-type="paragraph" draw:z-index="297" draw:name="Forme192" draw:style-name="gr13" draw:text-style-name="P179" svg:width="0.782cm" svg:height="0.55cm" draw:transform="rotate (-1.77046199322305) translate (1.36707499680409cm 3.60879280411554cm)" svg:viewBox="0 0 783 551" draw:points="0,551 783,551 320,0"><text:p/></draw:polyline><draw:polyline text:anchor-type="paragraph" draw:z-index="298" draw:name="Forme193" draw:style-name="gr6" draw:text-style-name="P179" svg:width="0.359cm" svg:height="0.289cm" draw:transform="rotate (-0.628842129493558) translate (1.75331525961874cm 4.45204221375447cm)" svg:viewBox="0 0 360 290" draw:points="0,0 360,0 276,290"><text:p/></draw:polyline><draw:polyline text:anchor-type="paragraph" draw:z-index="299" draw:name="Forme194" draw:style-name="gr6" draw:text-style-name="P179" svg:width="0.792cm" svg:height="0.536cm" draw:transform="rotate (2.69286850290205) translate (4.21393027809167cm 3.52601446515845cm)" svg:viewBox="0 0 793 537" draw:points="0,0 793,0 288,53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2">- <text:span text:style-name="T79">Entre niveau identique: </text:span><text:span text:style-name="T58">posible</text:span></text:p>
      <text:p text:style-name="P132">- <text:span text:style-name="T79">D'un niveau k à k+1 toujours possible.</text:span></text:p>
      <text:p text:style-name="P132">- <text:span text:style-name="T79">D'un niveau, k à k' avec</text:span></text:p>
      <text:p text:style-name="P132"><text:tab/><text:span text:style-name="T79">k &lt; k'+ 1 </text:span><text:span text:style-name="T80">impossible</text:span></text:p>
      <text:p text:style-name="P132"><text:tab/><text:span text:style-name="T79">k &gt; k' possible</text:span><text:tab/> <text:span text:style-name="T82">nouveau</text:span><text:tab/><text:tab/><text:tab/><text:tab/><text:tab/><text:tab/><text:tab/><text:tab/><text:tab/><text:tab/></text:p>
      <text:p text:style-name="P132"/>
      <text:p text:style-name="P132"/>
      <text:p text:style-name="P132"/>
      <text:p text:style-name="P132"/>
      <text:p text:style-name="P132"><text:soft-page-break/></text:p>
      <text:p text:style-name="P91">Parcours en <text:span text:style-name="T83">profondeurs</text:span>:</text:p>
      <text:p text:style-name="P133"><draw:line text:anchor-type="paragraph" draw:z-index="300" draw:name="Forme166" draw:style-name="gr1" draw:text-style-name="P179" svg:x1="3.87cm" svg:y1="7.124cm" svg:x2="2.6cm" svg:y2="6.119cm"><text:p/></draw:line><draw:line text:anchor-type="paragraph" draw:z-index="301" draw:name="Forme167" draw:style-name="gr1" draw:text-style-name="P179" svg:x1="5.14cm" svg:y1="6.145cm" svg:x2="3.87cm" svg:y2="7.124cm"><text:p/></draw:line><draw:line text:anchor-type="paragraph" draw:z-index="302" draw:name="Forme168" draw:style-name="gr1" draw:text-style-name="P179" svg:x1="2.6cm" svg:y1="6.119cm" svg:x2="2.6cm" svg:y2="4.611cm"><text:p/></draw:line><draw:line text:anchor-type="paragraph" draw:z-index="303" draw:name="Forme169" draw:style-name="gr1" draw:text-style-name="P179" svg:x1="1.356cm" svg:y1="4.664cm" svg:x2="2.6cm" svg:y2="6.119cm"><text:p/></draw:line><draw:line text:anchor-type="paragraph" draw:z-index="304" draw:name="Forme170" draw:style-name="gr1" draw:text-style-name="P179" svg:x1="5.14cm" svg:y1="6.146cm" svg:x2="5.14cm" svg:y2="4.664cm"><text:p/></draw:line><draw:line text:anchor-type="paragraph" draw:z-index="305" draw:name="Forme171" draw:style-name="gr1" draw:text-style-name="P179" svg:x1="6.384cm" svg:y1="4.664cm" svg:x2="5.14cm" svg:y2="6.146cm"><text:p/></draw:line><draw:line text:anchor-type="paragraph" draw:z-index="306" draw:name="Forme172" draw:style-name="gr1" draw:text-style-name="P179" svg:x1="2.6cm" svg:y1="4.664cm" svg:x2="2.6cm" svg:y2="3.182cm"><text:p/></draw:line><draw:line text:anchor-type="paragraph" draw:z-index="307" draw:name="Forme176" draw:style-name="gr1" draw:text-style-name="P179" svg:x1="10.141cm" svg:y1="7.072cm" svg:x2="11.358cm" svg:y2="6.119cm"><text:p/></draw:line><draw:line text:anchor-type="paragraph" draw:z-index="308" draw:name="Forme177" draw:style-name="gr1" draw:text-style-name="P179" svg:x1="8.791cm" svg:y1="6.172cm" svg:x2="10.14cm" svg:y2="7.072cm"><text:p/></draw:line><draw:polyline text:anchor-type="paragraph" draw:z-index="309" draw:name="Forme178" draw:style-name="gr1" draw:text-style-name="P179" svg:width="0.433cm" svg:height="0.456cm" draw:transform="rotate (0.915076126820627) translate (2.33538043670825cm 5.35163238688107cm)" svg:viewBox="0 0 434 457" draw:points="0,0 434,0 318,457"><text:p/></draw:polyline><draw:polyline text:anchor-type="paragraph" draw:z-index="310" draw:name="Forme178" draw:style-name="gr1" draw:text-style-name="P179" svg:width="0.433cm" svg:height="0.456cm" draw:transform="rotate (0.915076126820627) translate (2.36183877004159cm 4.2668407202144cm)" svg:viewBox="0 0 434 457" draw:points="0,0 434,0 318,457"><text:p/></draw:polyline><draw:polyline text:anchor-type="paragraph" draw:z-index="311" draw:name="Forme178" draw:style-name="gr1" draw:text-style-name="P180" svg:width="0.435cm" svg:height="0.459cm" draw:transform="skewX (0.00471238898038471) rotate (0.919788515801012) translate (4.84809193169617cm 5.45879371648545cm)" svg:viewBox="0 0 436 460" draw:points="0,0 436,2 319,460"><text:p/></draw:polyline><draw:polyline text:anchor-type="paragraph" draw:z-index="312" draw:name="Forme178" draw:style-name="gr1" draw:text-style-name="P180" svg:width="0.435cm" svg:height="0.459cm" draw:transform="skewX (0.0047123889803848) rotate (0.919788515801012) translate (11.0658002650296cm 5.64400204981878cm)" svg:viewBox="0 0 436 460" draw:points="0,0 436,2 319,460"><text:p/></draw:polyline><draw:polyline text:anchor-type="paragraph" draw:z-index="313" draw:name="Forme179" draw:style-name="gr1" draw:text-style-name="P179" svg:width="0.482cm" svg:height="0.443cm" draw:transform="rotate (1.73590447403356) translate (3.15557791959552cm 6.96560043852253cm)" svg:viewBox="0 0 483 444" draw:points="0,0 483,0 409,444"><text:p/></draw:polyline><draw:polyline text:anchor-type="paragraph" draw:z-index="314" draw:name="Forme179" draw:style-name="gr1" draw:text-style-name="P179" svg:width="0.482cm" svg:height="0.443cm" draw:transform="rotate (1.73590447403356) translate (9.5055779195955cm 7.07143377185597cm)" svg:viewBox="0 0 483 444" draw:points="0,0 483,0 409,444"><text:p/></draw:polyline><draw:polyline text:anchor-type="paragraph" draw:z-index="315" draw:name="Forme179" draw:style-name="gr1" draw:text-style-name="P179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316" draw:name="Forme179" draw:style-name="gr1" draw:text-style-name="P179" svg:width="0.481cm" svg:height="0.417cm" draw:transform="skewX (0.0195476876223365) rotate (-1.7243853009704) translate (4.6901805555555cm 6.48934722222232cm)" svg:viewBox="0 0 482 418" draw:points="482,1 0,0 73,418"><text:p/></draw:polyline><draw:line text:anchor-type="paragraph" draw:z-index="317" draw:name="Forme180" draw:style-name="gr1" draw:text-style-name="P179" svg:x1="11.358cm" svg:y1="6.119cm" svg:x2="11.358cm" svg:y2="4.531cm"><text:p/></draw:line><draw:polyline text:anchor-type="paragraph" draw:z-index="318" draw:name="Forme181" draw:style-name="gr1" draw:text-style-name="P179" svg:width="0.502cm" svg:height="0.587cm" draw:transform="rotate (1.51826191630987) translate (1.72684722222222cm 5.61622222222232cm)" svg:viewBox="0 0 503 588" draw:points="0,0 503,0 428,587 402,588"><text:p/></draw:polyline><draw:polyline text:anchor-type="paragraph" draw:z-index="319" draw:name="Forme182" draw:style-name="gr1" draw:text-style-name="P179" svg:width="0.396cm" svg:height="0.396cm" svg:x="5.537cm" svg:y="5.272cm" svg:viewBox="0 0 397 397" draw:points="0,0 344,0 397,397"><text:p/></draw:polyline><draw:path text:anchor-type="paragraph" draw:z-index="320" draw:name="Forme185" draw:style-name="gr14" draw:text-style-name="P179" svg:width="1.961cm" svg:height="2.085cm" draw:transform="rotate (1.77098559199865) translate (6.74721904191755cm 6.58658995016574cm)" svg:viewBox="0 0 1962 2086" svg:d="M0 2086c1863 0 1962-2086 1962-2086"><text:p/></draw:path><draw:path text:anchor-type="paragraph" draw:z-index="321" draw:name="Forme187" draw:style-name="gr10" draw:text-style-name="P179" svg:width="2.611cm" svg:height="2.584cm" draw:transform="rotate (2.6469663435746) translate (2.59997222144648cm 6.11893055699378cm)" svg:viewBox="0 0 2612 2585" svg:d="M0 0c2675 0 3563 754 1394 2585"><text:p/></draw:path><draw:polyline text:anchor-type="paragraph" draw:z-index="322" draw:name="Forme190" draw:style-name="gr14" draw:text-style-name="P179" svg:width="0.618cm" svg:height="0.496cm" draw:transform="rotate (1.91951311134336) translate (7.97098232826973cm 5.40456703020689cm)" svg:viewBox="0 0 619 497" draw:points="0,0 619,0 439,497"><text:p/></draw:polyline><draw:polyline text:anchor-type="paragraph" draw:z-index="323" draw:name="Forme192" draw:style-name="gr10" draw:text-style-name="P179" svg:width="0.782cm" svg:height="0.55cm" draw:transform="rotate (-1.77046199322305) translate (1.36707499680409cm 3.60879280411513cm)" svg:viewBox="0 0 783 551" draw:points="0,551 783,551 320,0"><text:p/></draw:polyline><draw:path text:anchor-type="paragraph" draw:z-index="324" draw:name="Forme195" draw:style-name="gr10" draw:text-style-name="P179" svg:width="2.408cm" svg:height="1.365cm" draw:transform="rotate (1.53152641862502) translate (2.50540050908906cm 7.07073305359324cm)" svg:viewBox="0 0 2409 1366" svg:d="M0 1366c1350 0 2409-1366 2409-1366"><text:p/></draw:path><draw:line text:anchor-type="paragraph" draw:z-index="325" draw:name="Forme196" draw:style-name="gr15" draw:text-style-name="P179" svg:x1="1.356cm" svg:y1="4.664cm" svg:x2="2.6cm" svg:y2="3.182cm"><text:p/></draw:line><draw:line text:anchor-type="paragraph" draw:z-index="326" draw:name="Forme197" draw:style-name="gr14" draw:text-style-name="P179" svg:x1="5.14cm" svg:y1="4.664cm" svg:x2="2.6cm" svg:y2="4.664cm"><text:p/></draw:line><draw:polyline text:anchor-type="paragraph" draw:z-index="327" draw:name="Forme198" draw:style-name="gr14" draw:text-style-name="P179" svg:width="0.451cm" svg:height="0.501cm" draw:transform="rotate (2.44189015646527) translate (3.87173611111111cm 4.95476388888889cm)" svg:viewBox="0 0 452 502" draw:points="0,0 452,0 390,502"><text:p/></draw:polyline><draw:polyline text:anchor-type="paragraph" draw:z-index="328" draw:name="Forme199" draw:style-name="gr10" draw:text-style-name="P179" svg:width="0.487cm" svg:height="0.486cm" draw:transform="rotate (1.35210657152001) translate (3.31433731179084cm 6.11892835302104cm)" svg:viewBox="0 0 488 487" draw:points="0,0 488,0 379,487"><text:p/></draw:polyline><draw:polyline text:anchor-type="paragraph" draw:z-index="329" draw:name="Forme200" draw:style-name="gr15" draw:text-style-name="P179" svg:width="0.52cm" svg:height="0.354cm" draw:transform="rotate (0.418180888777841) translate (1.51517136148464cm 4.10807653314116cm)" svg:viewBox="0 0 521 355" draw:points="0,0 521,0 277,355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3">- <text:span text:style-name="T84">À l'interieur d'une même branche: </text:span><text:span text:style-name="T85">posible</text:span></text:p>
      <text:p text:style-name="P134">- <text:span text:style-name="T79">D'un sommet x vers un sommet y d'une autre branche</text:span></text:p>
      <text:p text:style-name="P134"><text:tab/><text:span text:style-name="T84">si d(x) &gt; d(y) possible </text:span><text:span text:style-name="T86">nouveau</text:span></text:p>
      <text:p text:style-name="P134"><text:tab/><text:span text:style-name="T84">si d(x) &lt; d(y) </text:span><text:span text:style-name="T81">impossible</text:span><text:span text:style-name="T84"> </text:span></text:p>
      <text:p text:style-name="P135"/>
      <text:p text:style-name="P136"/>
      <text:p text:style-name="P92">Exemple:</text:p>
      <text:p text:style-name="P138"/>
      <text:p text:style-name="P138"><text:tab/><text:tab/><text:tab/><text:tab/><text:tab/><text:tab/>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<text:tab/><text:tab/><text:tab/><text:tab/><text:tab/><text:tab/><text:tab/><text:tab/><text:tab/><text:tab/><text:tab/><text:tab/><text:tab/><text:tab/><text:tab/><text:tab/>1<text:tab/><text:tab/><text:tab/><text:tab/><text:tab/><text:tab/><text:tab/>3<text:tab/><text:tab/><text:tab/><text:tab/><text:tab/><text:tab/><text:tab/><text:tab/><text:tab/><text:tab/><text:tab/><text:tab/><text:tab/><text:tab/><text:tab/><text:tab/><text:tab/>3<text:tab/><text:tab/><text:tab/>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<text:tab/><text:tab/><text:tab/>2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8"/>
      <text:p text:style-name="P137"/>
      <text:p text:style-name="P137"><text:soft-page-break/><text:span text:style-name="T87">Le</text:span> sommet xk n'a pas de voisin entrant à l'extérieur de x1, .... xk-1, sinon le chemin ne serait pas maximal. <text:span text:style-name="T87">Si il existe xi, 1 &lt;= i &lt;= k-i, voisins entrant de xk, alors on a un circuit, impossible.</text:span></text:p>
      <text:p text:style-name="P137"/>
      <text:p text:style-name="P138">D'où xk est une source. De même, tout DAG possède un puit.</text:p>
      <text:p text:style-name="P138">Un tritopologique d'un graphe orienté est une énumeration v1, v2, ..., vn des sommets tq pour tout xixj, e A, i &lt; j (les arcs sont vont de gauches à droite)</text:p>
      <text:p text:style-name="P138"><text:tab/><text:tab/><text:tab/><text:tab/><text:tab/><text:tab/><text:tab/><text:tab/><text:tab/><text:tab/><text:tab/></text:p>
      <text:p text:style-name="P138"/>
      <text:p text:style-name="P129"><draw:polyline text:anchor-type="paragraph" draw:z-index="343" draw:name="Forme152" draw:style-name="gr1" draw:text-style-name="P179" svg:width="0.677cm" svg:height="0.518cm" draw:transform="skewX (0.0490437519810406) rotate (-2.78257842645456) translate (3.12913888888891cm 0.820208333333436cm)" svg:viewBox="0 0 678 519" draw:points="678,0 0,0 431,519"><text:p/></draw:polyline><draw:polyline text:anchor-type="paragraph" draw:z-index="350" draw:name="Forme164" draw:style-name="gr1" draw:text-style-name="P179" svg:width="0.758cm" svg:height="0.648cm" draw:transform="rotate (2.56127067730168) translate (7.20370091653287cm 1.21006027435495cm)" svg:viewBox="0 0 759 649" draw:points="0,0 759,0 457,649"><text:p/></draw:polyline></text:p>
      <text:p text:style-name="P87"><draw:line text:anchor-type="paragraph" draw:z-index="330" draw:name="Forme138" draw:style-name="gr11" draw:text-style-name="P179" svg:x1="1.356cm" svg:y1="4.99cm" svg:x2="1.356cm" svg:y2="3.085cm"><text:p/></draw:line><draw:line text:anchor-type="paragraph" draw:z-index="331" draw:name="Forme139" draw:style-name="gr1" draw:text-style-name="P179" svg:x1="1.383cm" svg:y1="2.477cm" svg:x2="1.383cm" svg:y2="0.704cm"><text:p/></draw:line><draw:line text:anchor-type="paragraph" draw:z-index="332" draw:name="Forme140" draw:style-name="gr11" draw:text-style-name="P179" svg:x1="5.114cm" svg:y1="2.503cm" svg:x2="5.114cm" svg:y2="0.545cm"><text:p/></draw:line><draw:line text:anchor-type="paragraph" draw:z-index="333" draw:name="Forme141" draw:style-name="gr1" draw:text-style-name="P179" svg:x1="8.818cm" svg:y1="2.398cm" svg:x2="8.818cm" svg:y2="0.519cm"><text:p/></draw:line><draw:line text:anchor-type="paragraph" draw:z-index="334" draw:name="Forme142" draw:style-name="gr11" draw:text-style-name="P179" svg:x1="8.791cm" svg:y1="4.937cm" svg:x2="8.791cm" svg:y2="2.953cm"><text:p/></draw:line><draw:line text:anchor-type="paragraph" draw:z-index="335" draw:name="Forme143" draw:style-name="gr11" draw:text-style-name="P179" svg:x1="5.114cm" svg:y1="4.885cm" svg:x2="5.114cm" svg:y2="3.006cm"><text:p/></draw:line><draw:line text:anchor-type="paragraph" draw:z-index="336" draw:name="Forme144" draw:style-name="gr11" draw:text-style-name="P179" svg:x1="1.542cm" svg:y1="5.122cm" svg:x2="4.849cm" svg:y2="5.122cm"><text:p/></draw:line><draw:line text:anchor-type="paragraph" draw:z-index="337" draw:name="Forme145" draw:style-name="gr1" draw:text-style-name="P179" svg:x1="5.246cm" svg:y1="5.096cm" svg:x2="8.633cm" svg:y2="5.096cm"><text:p/></draw:line><draw:line text:anchor-type="paragraph" draw:z-index="338" draw:name="Forme146" draw:style-name="gr11" draw:text-style-name="P179" svg:x1="1.595cm" svg:y1="2.688cm" svg:x2="4.796cm" svg:y2="2.688cm"><text:p/></draw:line><draw:line text:anchor-type="paragraph" draw:z-index="339" draw:name="Forme147" draw:style-name="gr11" draw:text-style-name="P179" svg:x1="5.325cm" svg:y1="2.715cm" svg:x2="8.632cm" svg:y2="2.715cm"><text:p/></draw:line><draw:line text:anchor-type="paragraph" draw:z-index="340" draw:name="Forme148" draw:style-name="gr11" draw:text-style-name="P179" svg:x1="1.568cm" svg:y1="0.333cm" svg:x2="4.769cm" svg:y2="0.333cm"><text:p/></draw:line><draw:line text:anchor-type="paragraph" draw:z-index="341" draw:name="Forme149" draw:style-name="gr11" draw:text-style-name="P179" svg:x1="5.352cm" svg:y1="0.307cm" svg:x2="8.659cm" svg:y2="0.307cm"><text:p/></draw:line><draw:polyline text:anchor-type="paragraph" draw:z-index="342" draw:name="Forme151" draw:style-name="gr1" draw:text-style-name="P179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344" draw:name="Forme155" draw:style-name="gr1" draw:text-style-name="P179" svg:width="0.669cm" svg:height="0.587cm" draw:transform="skewX (-0.0256563400043166) rotate (-2.20487444404444) translate (9.27364124151196cm 4.09841471799519cm)" svg:viewBox="0 0 670 588" draw:points="670,588 0,588 189,0"><text:p/></draw:polyline><draw:polyline text:anchor-type="paragraph" draw:z-index="345" draw:name="Forme159" draw:style-name="gr1" draw:text-style-name="P179" svg:width="0.468cm" svg:height="0.513cm" draw:transform="skewX (0.21868975527489) rotate (2.17153865533134) translate (1.35643055555561cm 4.23333333333333cm)" svg:viewBox="0 0 469 514" draw:points="469,1 0,0 256,514"><text:p/></draw:polyline><draw:polyline text:anchor-type="paragraph" draw:z-index="346" draw:name="Forme160" draw:style-name="gr1" draw:text-style-name="P179" svg:width="0.756cm" svg:height="0.59cm" draw:transform="rotate (-0.692895713041749) translate (2.91747222222222cm 2.20486111111111cm)" svg:viewBox="0 0 757 591" draw:points="0,0 757,0 660,587 697,591"><text:p/></draw:polyline><draw:polyline text:anchor-type="paragraph" draw:z-index="347" draw:name="Forme161" draw:style-name="gr1" draw:text-style-name="P179" svg:width="0.766cm" svg:height="0.678cm" draw:transform="rotate (-0.595680873705665) translate (6.48935813657836cm 2.28422000884171cm)" svg:viewBox="0 0 767 679" draw:points="0,0 767,0 460,679"><text:p/></draw:polyline><draw:polyline text:anchor-type="paragraph" draw:z-index="348" draw:name="Forme162" draw:style-name="gr1" draw:text-style-name="P179" svg:width="0.607cm" svg:height="0.53cm" draw:transform="skewX (0.250454747661186) rotate (0.670555498616221) translate (6.96559722222222cm 5.12233333333323cm)" svg:viewBox="0 0 608 531" draw:points="608,0 0,0 221,531"><text:p/></draw:polyline><draw:polyline text:anchor-type="paragraph" draw:z-index="349" draw:name="Forme163" draw:style-name="gr1" draw:text-style-name="P179" svg:width="0.789cm" svg:height="0.782cm" draw:transform="rotate (2.50524560831266) translate (3.49955555555566cm 5.59152777777778cm)" svg:viewBox="0 0 790 783" draw:points="0,0 790,0 677,783"><text:p/></draw:polyline><draw:polyline text:anchor-type="paragraph" draw:z-index="351" draw:name="Forme165" draw:style-name="gr1" draw:text-style-name="P179" svg:width="0.844cm" svg:height="0.791cm" draw:transform="skewX (0.05846852994181) rotate (-2.37364778271229) translate (9.36001605765076cm 1.96107467011591cm)" svg:viewBox="0 0 845 792" draw:points="845,792 36,791 18,0 0,20"><text:p/></draw:polyline><draw:polyline text:anchor-type="paragraph" draw:z-index="352" draw:name="Forme201" draw:style-name="gr1" draw:text-style-name="P179" svg:width="0.677cm" svg:height="0.714cm" draw:transform="rotate (0.896052037973888) translate (4.69017878465245cm 1.79916524993441cm)" svg:viewBox="0 0 678 715" draw:points="0,0 678,0 545,682 504,715"><text:p/></draw:polyline><draw:polyline text:anchor-type="paragraph" draw:z-index="353" draw:name="Forme202" draw:style-name="gr1" draw:text-style-name="P179" svg:width="0.682cm" svg:height="0.694cm" draw:transform="rotate (0.950506310636112) translate (4.71661636996175cm 4.25977558034025cm)" svg:viewBox="0 0 683 695" draw:points="0,0 683,0 529,695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41"/>
      <text:p text:style-name="P141"/>
      <text:p text:style-name="P141"/>
      <text:p text:style-name="P141"/>
      <text:p text:style-name="P141"/>
      <text:p text:style-name="P141"><draw:path text:anchor-type="paragraph" draw:z-index="356" draw:name="Forme205" draw:style-name="gr1" draw:text-style-name="P179" svg:width="7.524cm" svg:height="6.384cm" draw:transform="skewX (-1.55068184826743E-016) rotate (0.708952742160097) translate (0.139347199247138cm 2.41299997321363cm)" svg:viewBox="0 0 7525 6385" svg:d="M0 0c7111-1 7525 6385 7525 6385"><text:p/></draw:path><draw:polyline text:anchor-type="paragraph" draw:z-index="363" draw:name="Forme211" draw:style-name="gr1" draw:text-style-name="P179" svg:width="0.842cm" svg:height="0.494cm" draw:transform="rotate (-0.343655329717685) translate (4.21394998549368cm 0.0581540377632894cm)" svg:viewBox="0 0 843 495" draw:points="0,0 843,0 346,495"><text:p/></draw:polyline></text:p>
      <text:p text:style-name="P141"/>
      <text:p text:style-name="P141"><draw:path text:anchor-type="paragraph" draw:z-index="355" draw:name="Forme204" draw:style-name="gr1" draw:text-style-name="P179" svg:width="2.751cm" svg:height="2.587cm" draw:transform="rotate (0.773704457409086) translate (2.57351387966326cm 1.43933332388937cm)" svg:viewBox="0 0 2752 2588" svg:d="M0 0c3218 0 2725 2588 2725 2588"><text:p/></draw:path><draw:polyline text:anchor-type="paragraph" draw:z-index="364" draw:name="Forme212" draw:style-name="gr1" draw:text-style-name="P179" svg:width="0.493cm" svg:height="0.251cm" draw:transform="rotate (0.426907535037813) translate (1.88721099760184cm 0.495845646224057cm)" svg:viewBox="0 0 494 252" draw:points="0,252 494,252 405,0"><text:p/></draw:polyline><draw:polyline text:anchor-type="paragraph" draw:z-index="365" draw:name="Forme213" draw:style-name="gr1" draw:text-style-name="P179" svg:width="0.469cm" svg:height="0.276cm" draw:transform="rotate (-0.639314105005523) translate (4.10809722222222cm 0.169333333333333cm)" svg:viewBox="0 0 470 277" draw:points="0,0 429,0 470,277"><text:p/></draw:polyline></text:p>
      <text:p text:style-name="P141"><draw:path text:anchor-type="paragraph" draw:z-index="354" draw:name="Forme203" draw:style-name="gr1" draw:text-style-name="P179" svg:width="2.57cm" svg:height="2.706cm" draw:transform="rotate (0.825889802043717) translate (0.139347221105615cm 0.952499998970817cm)" svg:viewBox="0 0 2571 2707" svg:d="M0 0c2771 0 2568 2707 2568 2707"><text:p/></draw:path></text:p>
      <text:p text:style-name="P142"><draw:path text:anchor-type="paragraph" draw:z-index="357" draw:name="Forme206" draw:style-name="gr1" draw:text-style-name="P179" svg:width="4.303cm" svg:height="4.644cm" draw:transform="rotate (-0.829554993472906) translate (4.78267015717871cm -2.67060476349628cm)" svg:viewBox="0 0 4304 4645" svg:d="M0 4645c5094 0 4252-4645 4252-4645"><text:p/></draw:path><draw:path text:anchor-type="paragraph" draw:z-index="358" draw:name="Forme207" draw:style-name="gr1" draw:text-style-name="P179" svg:width="2.04cm" svg:height="1.516cm" draw:transform="rotate (-0.691324916714955) translate (3.54099656387328cm -0.703403488939877cm)" svg:viewBox="0 0 2041 1517" svg:d="M0 1517c1992 1 2041-1517 2041-1517"><text:p/></draw:path><draw:path text:anchor-type="paragraph" draw:z-index="359" draw:style-name="gr1" draw:text-style-name="P179" svg:width="1.541cm" svg:height="1.956cm" draw:transform="rotate (-2.22232773656438) translate (6.33059722222217cm 0.465666666666769cm)" svg:viewBox="0 0 1542 1957" svg:d="M0 0c1963 0 1492 1957 1492 1957"><text:p/></draw:path><draw:path text:anchor-type="paragraph" draw:z-index="360" draw:name="Forme208" draw:style-name="gr1" draw:text-style-name="P179" svg:width="3.677cm" svg:height="0cm" svg:x="6.331cm" svg:y="0.466cm" svg:viewBox="0 0 3678 0" svg:d="M0 0c1323 0 2593 0 2646 0s1032 0 1032 0"><text:p/></draw:path><draw:line text:anchor-type="paragraph" draw:z-index="361" draw:name="Forme209" draw:style-name="gr1" draw:text-style-name="P179" svg:x1="1.356cm" svg:y1="0.466cm" svg:x2="2.573cm" svg:y2="0.466cm"><text:p/></draw:line><draw:line text:anchor-type="paragraph" draw:z-index="362" draw:name="Forme210" draw:style-name="gr1" draw:text-style-name="P179" svg:x1="3.87cm" svg:y1="0.466cm" svg:x2="5.114cm" svg:y2="0.466cm"><text:p/></draw:line><draw:polyline text:anchor-type="paragraph" draw:z-index="367" draw:name="Forme215" draw:style-name="gr1" draw:text-style-name="P179" svg:width="0.331cm" svg:height="0.24cm" draw:transform="rotate (-0.499338698995578) translate (1.9120555555555cm 0.306916666666461cm)" svg:viewBox="0 0 332 241" draw:points="0,0 332,0 222,241"><text:p/></draw:polyline><draw:polyline text:anchor-type="paragraph" draw:z-index="370" draw:name="Forme218" draw:style-name="gr1" draw:text-style-name="P179" svg:width="0.344cm" svg:height="0.299cm" draw:transform="rotate (-0.566708408122559) translate (4.34622222222217cm 0.280458333333231cm)" svg:viewBox="0 0 345 300" draw:points="0,0 345,0 317,300"><text:p/></draw:polyline><draw:polyline text:anchor-type="paragraph" draw:z-index="371" draw:name="Forme219" draw:style-name="gr1" draw:text-style-name="P179" svg:width="0.298cm" svg:height="0.298cm" draw:transform="rotate (-0.785398163397448) translate (6.80684722222212cm 0.254cm)" svg:viewBox="0 0 299 299" draw:points="0,0 299,0 225,299"><text:p/></draw:polyline><draw:polyline text:anchor-type="paragraph" draw:z-index="372" draw:name="Forme220" draw:style-name="gr1" draw:text-style-name="P179" svg:width="0.317cm" svg:height="0.317cm" draw:transform="rotate (-0.785398163397449) translate (8.07684722222212cm 0.254cm)" svg:viewBox="0 0 318 318" draw:points="0,0 299,0 318,318"><text:p/></draw:polyline><draw:polyline text:anchor-type="paragraph" draw:z-index="373" draw:name="Forme221" draw:style-name="gr1" draw:text-style-name="P179" svg:width="0.403cm" svg:height="0.309cm" draw:transform="rotate (-0.551698576555408) translate (9.34685645027824cm 0.253985005873276cm)" svg:viewBox="0 0 404 310" draw:points="0,0 404,0 253,310"><text:p/></draw:polyline>v1<text:tab/>v2<text:tab/>v3<text:tab/>v4<text:tab/>v5<text:tab/>v6<text:tab/>v7<text:tab/>v8<text:tab/>v9</text:p>
      <text:p text:style-name="P142"><draw:polyline text:anchor-type="paragraph" draw:z-index="366" draw:name="Forme214" draw:style-name="gr1" draw:text-style-name="P179" svg:width="0.473cm" svg:height="0.343cm" draw:transform="rotate (0.620290016158785) translate (2.87599679508012cm 0.412916754879951cm)" svg:viewBox="0 0 474 344" draw:points="0,344 455,344 474,0"><text:p/></draw:polyline><draw:polyline text:anchor-type="paragraph" draw:z-index="368" draw:name="Forme216" draw:style-name="gr1" draw:text-style-name="P179" svg:width="0.527cm" svg:height="0.561cm" draw:transform="rotate (0.857480261504814) translate (3.73595865332246cm 1.6483199833923cm)" svg:viewBox="0 0 528 562" draw:points="0,562 485,562 528,0"><text:p/></draw:polyline><draw:polyline text:anchor-type="paragraph" draw:z-index="369" draw:name="Forme217" draw:style-name="gr1" draw:text-style-name="P179" svg:width="0.367cm" svg:height="0.416cm" draw:transform="rotate (-0.674744288821009) translate (5.35163959725517cm 0.322790781215218cm)" svg:viewBox="0 0 368 417" draw:points="0,0 339,0 368,417"><text:p/></draw:polyline>a<text:tab/>i<text:tab/>h<text:tab/>d<text:tab/>g<text:tab/>e<text:tab/>f<text:tab/>c<text:tab/>b</text:p>
      <text:p text:style-name="P142"/>
      <text:p text:style-name="P142"/>
      <text:p text:style-name="P142"/>
      <text:p text:style-name="P142"/>
      <text:p text:style-name="P93">Proposition:</text:p>
      <text:p text:style-name="P143"/>
      <text:p text:style-name="P143">D est un DAG ssi il admet un tritopologique</text:p>
      <text:p text:style-name="P143">(&lt;=) Si D admet un tritopologique il ne peut pas avoir de circuits.</text:p>
      <text:p text:style-name="P143">(=&gt;) si D est un DAG, il a une source x1 D-x1 est un DAG, il possède une source x2. On réitère l'énumération x1, x2, ... xi est un tritopologique</text:p>
      <text:p text:style-name="P143"/>
      <text:p text:style-name="P93">4) Problème du jour n°6:</text:p>
      <text:p text:style-name="P143"/>
      <text:p text:style-name="P93">Problème:<text:span text:style-name="T1"> (2-chemins-disjoints(D, {x1, x2},{y1, y2}))</text:span></text:p>
      <text:p text:style-name="P93">Entrée:<text:span text:style-name="T1"> D graphe orienté, x1, x2 departs, y1, y2, arrivées.</text:span></text:p>
      <text:p text:style-name="P93">Sorties: <text:span text:style-name="T1"><text:s/>2 cheminsdisjoints partans de {x1, x2] arrivant en {y1, y2}</text:span></text:p>
      <text:p text:style-name="P143">Il existe un algo polynomial (flots)</text:p>
      <text:p text:style-name="P143"/>
      <text:p text:style-name="P143">"l'obstruction: 1 sommets separtateurs"</text:p>
      <text:p text:style-name="P143"/>
      <text:p text:style-name="P143"><text:soft-page-break/></text:p>
      <text:p text:style-name="P143"/>
      <text:p text:style-name="P143"/>
      <text:p text:style-name="P143"/>
      <text:p text:style-name="P143"/>
      <text:p text:style-name="P143"/>
      <text:p text:style-name="P143">Si on spécifie x1 <text:s/>y1</text:p>
      <text:p text:style-name="P143"><text:tab/>x2 y2</text:p>
      <text:p text:style-name="P142"/>
      <text:p text:style-name="P142"/>
      <text:p text:style-name="P155">Chapitre 5: <text:span text:style-name="T88">Plus court chemins</text:span></text:p>
      <text:p text:style-name="P155"><text:span text:style-name="T1"/></text:p>
      <text:p text:style-name="P156">1) Graphes valués:</text:p>
      <text:p text:style-name="P156"><text:span text:style-name="T1"/></text:p>
      <text:p text:style-name="P156"><text:span text:style-name="T1">On cherche un arbre des plus courts chemins, mais maintenant il y a des longueurs sur les arêtes.</text:span></text:p>
      <text:p text:style-name="P156"><text:span text:style-name="T1"/></text:p>
      <text:p text:style-name="P156">Problème:<text:span text:style-name="T1"> ARBRE DES PLUS COURS CHEMINS</text:span></text:p>
      <text:p text:style-name="P156">Entrées:<text:span text:style-name="T1"> G = (V, E), P: E -&gt; R+, r e V</text:span></text:p>
      <text:p text:style-name="P156">Sortie:<text:span text:style-name="T1"> Un arbre des plus courts chemins issus de r.</text:span></text:p>
      <text:p text:style-name="P172"/>
      <text:p text:style-name="P172"/>
      <text:p text:style-name="P158"><draw:line text:anchor-type="paragraph" draw:z-index="388" draw:name="Forme23" draw:style-name="gr10" draw:text-style-name="P179" svg:x1="0.337cm" svg:y1="0.247cm" svg:x2="3.565cm" svg:y2="0.247cm"><text:p/></draw:line><draw:line text:anchor-type="paragraph" draw:z-index="393" draw:name="Forme28" draw:style-name="gr10" draw:text-style-name="P179" svg:x1="3.988cm" svg:y1="0.3cm" svg:x2="6.131cm" svg:y2="1.676cm"><text:p/></draw:line><draw:line text:anchor-type="paragraph" draw:z-index="394" draw:name="Forme29" draw:style-name="gr1" draw:text-style-name="P179" svg:x1="0.31cm" svg:y1="2.972cm" svg:x2="3.644cm" svg:y2="0.432cm"><text:p/></draw:line><text:span text:style-name="T23">a</text:span><text:span text:style-name="T1"><text:tab/><text:tab/></text:span><text:span text:style-name="T23">1</text:span><text:span text:style-name="T1"><text:tab/></text:span><text:span text:style-name="T23">b</text:span></text:p>
      <text:p text:style-name="P173"><draw:line text:anchor-type="paragraph" draw:z-index="389" draw:name="Forme24" draw:style-name="gr16" draw:text-style-name="P182" svg:x1="0.125cm" svg:y1="2.433cm" svg:x2="0.125cm" svg:y2="0.025cm"><text:p/></draw:line><draw:line text:anchor-type="paragraph" draw:z-index="390" draw:name="Forme25" draw:style-name="gr10" draw:text-style-name="P179" svg:x1="3.856cm" svg:y1="2.38cm" svg:x2="3.856cm" svg:y2="0.131cm"><text:p/></draw:line><text:tab/><text:tab/><text:tab/><text:tab/><text:span text:style-name="T89">2</text:span></text:p>
      <text:p text:style-name="P173"><text:tab/><text:tab/><text:span text:style-name="T89">4</text:span><text:tab/><text:tab/><text:tab/></text:p>
      <text:p text:style-name="P158"><draw:line text:anchor-type="paragraph" draw:z-index="392" draw:name="Forme27" draw:style-name="gr11" draw:text-style-name="P179" svg:x1="4.068cm" svg:y1="1.617cm" svg:x2="6.132cm" svg:y2="0.215cm"><text:p/></draw:line><text:span text:style-name="T23">1</text:span><text:span text:style-name="T1"><text:tab/><text:tab/><text:tab/><text:tab/><text:tab/></text:span><text:span text:style-name="T23">e</text:span><text:span text:style-name="T1"> </text:span></text:p>
      <text:p text:style-name="P173"/>
      <text:p text:style-name="P173"><text:tab/><text:tab/><text:tab/><text:tab/><text:span text:style-name="T89">3</text:span></text:p>
      <text:p text:style-name="P158"><draw:line text:anchor-type="paragraph" draw:z-index="391" draw:name="Forme26" draw:style-name="gr11" draw:text-style-name="P179" svg:x1="0.31cm" svg:y1="0.236cm" svg:x2="3.644cm" svg:y2="0.236cm"><text:p/></draw:line><text:span text:style-name="T23">c</text:span><text:span text:style-name="T1"><text:tab/><text:tab/></text:span><text:span text:style-name="T23">3</text:span><text:span text:style-name="T1"><text:tab/></text:span><text:span text:style-name="T23">d</text:span></text:p>
      <text:p text:style-name="P156"><text:span text:style-name="T1"><text:tab/><text:tab/><text:tab/><text:tab/></text:span></text:p>
      <text:p text:style-name="P156"><text:span text:style-name="T1">Pour chaque sommet x, le chemin ldans l'arbre de x à r est un PCC de x à r.</text:span></text:p>
      <text:p text:style-name="P156"><text:span text:style-name="T1"/></text:p>
      <text:p text:style-name="P156">Algorithmes manuel:</text:p>
      <text:p text:style-name="P156"><text:span text:style-name="T1"/></text:p>
      <text:p text:style-name="P157"><text:span text:style-name="T1">- </text:span><text:span text:style-name="T24">C</text:span><text:span text:style-name="T1">louer au mur la racine</text:span></text:p>
      <text:p text:style-name="P156"><text:span text:style-name="T1">- </text:span><text:span text:style-name="T24">R</text:span><text:span text:style-name="T1">emplacer les sommets par des perles</text:span></text:p>
      <text:p text:style-name="P156"><text:span text:style-name="T1">- </text:span><text:span text:style-name="T24">R</text:span><text:span text:style-name="T1">emplacer xy par un fil de longueur y</text:span></text:p>
      <text:p text:style-name="P156"><text:span text:style-name="T1">- </text:span><text:span text:style-name="T24">L</text:span><text:span text:style-name="T1">achez tout</text:span></text:p>
      <text:p text:style-name="P156"><text:span text:style-name="T1"/></text:p>
      <text:p text:style-name="P156">2) Algorithem Dijkstra (1959)</text:p>
      <text:p text:style-name="P156"><text:span text:style-name="T1"/></text:p>
      <text:p text:style-name="P156"><text:span text:style-name="T1">Edsgar Wybe Dijkstra (1939-2002), mathématicien informamticien néerlandais, Prix Turing 1972.</text:span></text:p>
      <text:p text:style-name="P156"><text:span text:style-name="T1">1968: A case against the GOTO statement.</text:span></text:p>
      <text:p text:style-name="P157"><text:span text:style-name="T1">-&gt; vers la programmation structurée.</text:span></text:p>
      <text:p text:style-name="P157"><text:span text:style-name="T1"/></text:p>
      <text:p text:style-name="P159"><text:span text:style-name="T1">Pour chaque somet x, on calcul d(x) la distance de r à x. </text:span></text:p>
      <text:p text:style-name="P159"><text:span text:style-name="T25">On maintient un ensemble de sommet traités. </text:span></text:p>
      <text:p text:style-name="P160"><text:span text:style-name="T25">A </text:span><text:span text:style-name="T1">chaque étape, on traite le sommet non encore traité le </text:span><text:span text:style-name="T26">plus proche</text:span><text:span text:style-name="T1"> de r.</text:span></text:p>
      <text:p text:style-name="P159"/>
      <text:p text:style-name="P161"><text:span text:style-name="T1">Quand on choisit un sommet, on texte s'il forme un raccourci pour atteindre ses voisins nontraités. Si oui, on met à jour les distance correspondantes.</text:span></text:p>
      <text:p text:style-name="P161"><text:span text:style-name="T1">On dit que l'on "relaxe" l'arête.</text:span></text:p>
      <text:p text:style-name="P161"><text:span text:style-name="T23"/></text:p>
      <text:p text:style-name="P161"><draw:line text:anchor-type="paragraph" draw:z-index="395" draw:name="Forme236" draw:style-name="gr17" draw:text-style-name="P179" svg:x1="13.633cm" svg:y1="7.585cm" svg:x2="9.003cm" svg:y2="5.098cm"><text:p/></draw:line><draw:line text:anchor-type="paragraph" draw:z-index="396" draw:name="Forme237" draw:style-name="gr17" draw:text-style-name="P179" svg:x1="13.633cm" svg:y1="3.748cm" svg:x2="9.003cm" svg:y2="5.097cm"><text:p/></draw:line><draw:line text:anchor-type="paragraph" draw:z-index="397" draw:name="Forme238" draw:style-name="gr17" draw:text-style-name="P179" svg:x1="9.003cm" svg:y1="5.097cm" svg:x2="8.818cm" svg:y2="2.478cm"><text:p/></draw:line><draw:line text:anchor-type="paragraph" draw:z-index="398" draw:name="Forme239" draw:style-name="gr17" draw:text-style-name="P179" svg:x1="9.003cm" svg:y1="2.294cm" svg:x2="9.532cm" svg:y2="1.976cm"><text:p/></draw:line><draw:line text:anchor-type="paragraph" draw:z-index="399" draw:name="Forme240" draw:style-name="gr17" draw:text-style-name="P179" svg:x1="14.109cm" svg:y1="7.743cm" svg:x2="14.691cm" svg:y2="7.32cm"><text:p/></draw:line><text:soft-page-break/><text:span text:style-name="T23">T</text:span><text:span text:style-name="T1">raités<text:tab/><text:tab/><text:tab/><text:tab/><text:tab/><text:tab/><text:tab/>Non traité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.<text:tab/></text:span><text:span text:style-name="T27">r</text:span><text:span text:style-name="T1"><text:tab/><text:tab/><text:tab/><text:tab/><text:tab/><text:tab/>y 14<text:tab/>12<text:tab/><text:tab/><text:tab/><text:tab/><text:tab/><text:tab/><text:tab/><text:tab/><text:tab/><text:tab/><text:tab/><text:tab/><text:tab/>pere(y)<text:tab/>:x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2</text:span><text:span text:style-name="T1"><text:tab/><text:tab/><text:tab/><text:tab/>t 20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11</text:span><text:span text:style-name="T1"><text:tab/><text:tab/><text:tab/><text:tab/><text:tab/><text:tab/><text:tab/><text:tab/><text:tab/><text:tab/><text:tab/></text:span><text:span text:style-name="T27">x</text:span><text:span text:style-name="T1"> 10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7">5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s +inf<text:tab/></text:span><text:span text:style-name="T27">15</text:span><text:span text:style-name="T1"> <text:tab/><text:tab/><text:tab/><text:tab/><text:tab/><text:tab/><text:tab/><text:tab/><text:tab/><text:tab/><text:tab/><text:tab/><text:tab/></text:span><text:span text:style-name="T27">pere(s)</text:span><text:span text:style-name="T1"><text:tab/><text:tab/><text:tab/><text:tab/><text:tab/><text:tab/><text:tab/><text:tab/>z 15<text:tab/><text:tab/><text:tab/><text:tab/><text:tab/><text:tab/><text:tab/></text:span></text:p>
      <text:p text:style-name="P161"><text:span text:style-name="T1"/></text:p>
      <text:p text:style-name="P162"><text:span text:style-name="T1"><text:tab/><text:tab/><text:tab/><text:tab/><text:tab/><text:tab/><text:tab/><text:tab/><text:tab/><text:tab/><text:tab/><text:tab/><text:tab/><text:tab/></text:span><text:span text:style-name="T28">(racine)</text:span><text:span text:style-name="T1"><text:tab/><text:tab/><text:tab/><text:tab/><text:tab/><text:tab/><text:tab/><text:tab/><text:tab/><text:tab/><text:tab/></text:span></text:p>
      <text:p text:style-name="P170"><draw:line text:anchor-type="paragraph" draw:z-index="400" draw:name="Forme138" draw:style-name="gr11" draw:text-style-name="P179" svg:x1="1.356cm" svg:y1="4.99cm" svg:x2="1.356cm" svg:y2="3.085cm"><text:p/></draw:line><draw:line text:anchor-type="paragraph" draw:z-index="401" draw:name="Forme139" draw:style-name="gr1" draw:text-style-name="P179" svg:x1="1.383cm" svg:y1="2.477cm" svg:x2="1.383cm" svg:y2="0.704cm"><text:p/></draw:line><draw:line text:anchor-type="paragraph" draw:z-index="402" draw:name="Forme140" draw:style-name="gr11" draw:text-style-name="P179" svg:x1="5.114cm" svg:y1="2.503cm" svg:x2="5.114cm" svg:y2="0.545cm"><text:p/></draw:line><draw:line text:anchor-type="paragraph" draw:z-index="403" draw:name="Forme141" draw:style-name="gr1" draw:text-style-name="P179" svg:x1="8.818cm" svg:y1="2.398cm" svg:x2="8.818cm" svg:y2="0.519cm"><text:p/></draw:line><draw:line text:anchor-type="paragraph" draw:z-index="404" draw:name="Forme142" draw:style-name="gr11" draw:text-style-name="P179" svg:x1="8.791cm" svg:y1="4.937cm" svg:x2="8.791cm" svg:y2="2.953cm"><text:p/></draw:line><draw:line text:anchor-type="paragraph" draw:z-index="405" draw:name="Forme143" draw:style-name="gr11" draw:text-style-name="P179" svg:x1="5.114cm" svg:y1="4.885cm" svg:x2="5.114cm" svg:y2="3.006cm"><text:p/></draw:line><draw:line text:anchor-type="paragraph" draw:z-index="406" draw:name="Forme144" draw:style-name="gr11" draw:text-style-name="P179" svg:x1="1.542cm" svg:y1="5.122cm" svg:x2="4.849cm" svg:y2="5.122cm"><text:p/></draw:line><draw:line text:anchor-type="paragraph" draw:z-index="407" draw:name="Forme145" draw:style-name="gr1" draw:text-style-name="P179" svg:x1="5.246cm" svg:y1="5.096cm" svg:x2="8.633cm" svg:y2="5.096cm"><text:p/></draw:line><draw:line text:anchor-type="paragraph" draw:z-index="408" draw:name="Forme146" draw:style-name="gr11" draw:text-style-name="P179" svg:x1="1.595cm" svg:y1="2.688cm" svg:x2="4.796cm" svg:y2="2.688cm"><text:p/></draw:line><draw:line text:anchor-type="paragraph" draw:z-index="409" draw:name="Forme147" draw:style-name="gr11" draw:text-style-name="P179" svg:x1="5.325cm" svg:y1="2.715cm" svg:x2="8.632cm" svg:y2="2.715cm"><text:p/></draw:line><draw:line text:anchor-type="paragraph" draw:z-index="410" draw:name="Forme148" draw:style-name="gr11" draw:text-style-name="P179" svg:x1="1.568cm" svg:y1="0.333cm" svg:x2="4.769cm" svg:y2="0.333cm"><text:p/></draw:line><draw:line text:anchor-type="paragraph" draw:z-index="411" draw:name="Forme149" draw:style-name="gr11" draw:text-style-name="P179" svg:x1="5.352cm" svg:y1="0.307cm" svg:x2="8.659cm" svg:y2="0.307cm"><text:p/></draw:line><text:span text:style-name="T21"><text:tab/></text:span><text:span text:style-name="T28">a</text:span><text:span text:style-name="T1"><text:tab/></text:span><text:span text:style-name="T28">1</text:span><text:span text:style-name="T1"><text:tab/><text:tab/></text:span><text:span text:style-name="T28">b</text:span><text:span text:style-name="T1"><text:tab/></text:span><text:span text:style-name="T28">2</text:span><text:span text:style-name="T1"><text:tab/><text:tab/></text:span><text:span text:style-name="T28">c</text:span><text:span text:style-name="T21"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9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/text:span><text:span text:style-name="T28">2</text:span><text:span text:style-name="T1"><text:tab/><text:tab/></text:span><text:span text:style-name="T22">e</text:span><text:span text:style-name="T1"><text:tab/></text:span><text:span text:style-name="T28">1</text:span><text:span text:style-name="T1"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8">3</text:span><text:span text:style-name="T1"><text:tab/><text:tab/><text:tab/><text:tab/><text:tab/><text:tab/></text:span><text:span text:style-name="T28">2</text:span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8">g</text:span><text:span text:style-name="T1"><text:tab/></text:span><text:span text:style-name="T28">1</text:span><text:span text:style-name="T1"><text:tab/><text:tab/></text:span><text:span text:style-name="T28">h</text:span><text:span text:style-name="T1"><text:tab/></text:span><text:span text:style-name="T28">7</text:span><text:span text:style-name="T1"><text:tab/><text:tab/></text:span><text:span text:style-name="T28">i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74"/>
      <text:p text:style-name="P163"><draw:line text:anchor-type="paragraph" draw:z-index="419" draw:name="Forme248" draw:style-name="gr17" draw:text-style-name="P179" svg:x1="14.268cm" svg:y1="2.389cm" svg:x2="14.559cm" svg:y2="1.939cm"><text:p/></draw:line><text:span text:style-name="T1"><text:tab/><text:tab/><text:tab/><text:tab/><text:tab/><text:tab/><text:tab/><text:tab/><text:tab/><text:tab/><text:tab/><text:tab/><text:tab/><text:tab/></text:span></text:p>
      <table:table table:name="Tableau5" table:style-name="Tableau5">
        <table:table-column table:style-name="Tableau5.A" table:number-columns-repeated="10"/>
        <table:table-row>
          <table:table-cell table:style-name="Tableau5.A1" office:value-type="string">
            <text:p text:style-name="P175">Sommet</text:p>
          </table:table-cell>
          <table:table-cell table:style-name="Tableau5.A1" office:value-type="string">
            <text:p text:style-name="P175">a</text:p>
          </table:table-cell>
          <table:table-cell table:style-name="Tableau5.A1" office:value-type="string">
            <text:p text:style-name="P175">b</text:p>
          </table:table-cell>
          <table:table-cell table:style-name="Tableau5.A1" office:value-type="string">
            <text:p text:style-name="P175">c</text:p>
          </table:table-cell>
          <table:table-cell table:style-name="Tableau5.A1" office:value-type="string">
            <text:p text:style-name="P175">d</text:p>
          </table:table-cell>
          <table:table-cell table:style-name="Tableau5.A1" office:value-type="string">
            <text:p text:style-name="P175">e</text:p>
          </table:table-cell>
          <table:table-cell table:style-name="Tableau5.A1" office:value-type="string">
            <text:p text:style-name="P175">f</text:p>
          </table:table-cell>
          <table:table-cell table:style-name="Tableau5.A1" office:value-type="string">
            <text:p text:style-name="P175">g</text:p>
          </table:table-cell>
          <table:table-cell table:style-name="Tableau5.A1" office:value-type="string">
            <text:p text:style-name="P175">h</text:p>
          </table:table-cell>
          <table:table-cell table:style-name="Tableau5.J1" office:value-type="string">
            <text:p text:style-name="P175">i</text:p>
          </table:table-cell>
        </table:table-row>
        <table:table-row>
          <table:table-cell table:style-name="Tableau5.A2" office:value-type="string">
            <text:p text:style-name="P175">Pere</text:p>
          </table:table-cell>
          <table:table-cell table:style-name="Tableau5.A2" office:value-type="string">
            <text:p text:style-name="P175">a</text:p>
          </table:table-cell>
          <table:table-cell table:style-name="Tableau5.A2" office:value-type="string">
            <text:p text:style-name="P176">a</text:p>
          </table:table-cell>
          <table:table-cell table:style-name="Tableau5.A2" office:value-type="string">
            <text:p text:style-name="P177">b</text:p>
          </table:table-cell>
          <table:table-cell table:style-name="Tableau5.A2" office:value-type="string">
            <text:p text:style-name="P176"><draw:line text:anchor-type="paragraph" draw:z-index="414" draw:name="Forme243" draw:style-name="gr17" draw:text-style-name="P179" svg:x1="0.042cm" svg:y1="0.406cm" svg:x2="0.201cm" svg:y2="0.088cm"><text:p/></draw:line><text:span text:style-name="T92">a</text:span> <text:span text:style-name="T92">e</text:span></text:p>
          </table:table-cell>
          <table:table-cell table:style-name="Tableau5.A2" office:value-type="string">
            <text:p text:style-name="P177"><draw:line text:anchor-type="paragraph" draw:z-index="412" draw:name="Forme241" draw:style-name="gr17" draw:text-style-name="P179" svg:x1="0.009cm" svg:y1="0.432cm" svg:x2="0.247cm" svg:y2="0.088cm"><text:p/></draw:line>b f</text:p>
          </table:table-cell>
          <table:table-cell table:style-name="Tableau5.A2" office:value-type="string">
            <text:p text:style-name="P177">c</text:p>
          </table:table-cell>
          <table:table-cell table:style-name="Tableau5.A2" office:value-type="string">
            <text:p text:style-name="P178">d</text:p>
          </table:table-cell>
          <table:table-cell table:style-name="Tableau5.A2" office:value-type="string">
            <text:p text:style-name="P177"><draw:line text:anchor-type="paragraph" draw:z-index="416" draw:name="Forme245" draw:style-name="gr17" draw:text-style-name="P179" svg:x1="-0.011cm" svg:y1="0.433cm" svg:x2="0.174cm" svg:y2="0.115cm"><text:p/></draw:line><draw:line text:anchor-type="paragraph" draw:z-index="418" draw:name="Forme247" draw:style-name="gr17" draw:text-style-name="P179" svg:x1="0.175cm" svg:y1="0.432cm" svg:x2="0.44cm" svg:y2="0.062cm"><text:p/></draw:line><text:span text:style-name="T93">e</text:span> <text:span text:style-name="T93">i g</text:span></text:p>
          </table:table-cell>
          <table:table-cell table:style-name="Tableau5.J2" office:value-type="string">
            <text:p text:style-name="P177">f</text:p>
          </table:table-cell>
        </table:table-row>
        <table:table-row>
          <table:table-cell table:style-name="Tableau5.A2" office:value-type="string">
            <text:p text:style-name="P175">d</text:p>
          </table:table-cell>
          <table:table-cell table:style-name="Tableau5.A2" office:value-type="string">
            <text:p text:style-name="P175">0</text:p>
          </table:table-cell>
          <table:table-cell table:style-name="Tableau5.A2" office:value-type="string">
            <text:p text:style-name="P176">1</text:p>
          </table:table-cell>
          <table:table-cell table:style-name="Tableau5.A2" office:value-type="string">
            <text:p text:style-name="P177">3</text:p>
          </table:table-cell>
          <table:table-cell table:style-name="Tableau5.A2" office:value-type="string">
            <text:p text:style-name="P176"><draw:line text:anchor-type="paragraph" draw:z-index="415" draw:name="Forme244" draw:style-name="gr17" draw:text-style-name="P179" svg:x1="0.042cm" svg:y1="0.359cm" svg:x2="0.201cm" svg:y2="0.041cm"><text:p/></draw:line>9 <text:span text:style-name="T92">8</text:span></text:p>
          </table:table-cell>
          <table:table-cell table:style-name="Tableau5.A2" office:value-type="string">
            <text:p text:style-name="P177"><draw:line text:anchor-type="paragraph" draw:z-index="413" draw:name="Forme242" draw:style-name="gr17" draw:text-style-name="P179" svg:x1="0.009cm" svg:y1="0.437cm" svg:x2="0.3cm" svg:y2="0.067cm"><text:p/></draw:line>8 6</text:p>
          </table:table-cell>
          <table:table-cell table:style-name="Tableau5.A2" office:value-type="string">
            <text:p text:style-name="P177">5</text:p>
          </table:table-cell>
          <table:table-cell table:style-name="Tableau5.A2" office:value-type="string">
            <text:p text:style-name="P178">11</text:p>
          </table:table-cell>
          <table:table-cell table:style-name="Tableau5.A2" office:value-type="string">
            <text:p text:style-name="P177"><draw:line text:anchor-type="paragraph" draw:z-index="417" draw:name="Forme246" draw:style-name="gr17" draw:text-style-name="P179" svg:x1="0.069cm" svg:y1="0.411cm" svg:x2="0.307cm" svg:y2="0.014cm"><text:p/></draw:line>16 <text:span text:style-name="T93">14 12</text:span></text:p>
          </table:table-cell>
          <table:table-cell table:style-name="Tableau5.J2" office:value-type="string">
            <text:p text:style-name="P177">7</text:p>
          </table:table-cell>
        </table:table-row>
      </table:table>
      <text:p text:style-name="P164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4"><text:span text:style-name="T94">Remarques:</text:span></text:p>
      <text:p text:style-name="P164"><text:span text:style-name="T1"/></text:p>
      <text:p text:style-name="P164"><text:span text:style-name="T1">- </text:span><text:span text:style-name="T29">On obtient un arbre des plus courts chemins issus de r</text:span></text:p>
      <text:p text:style-name="P164"><text:span text:style-name="T29">- Idem en orienté en remplaçant Vois(x) par Vois+(x) Arboressence sortante des plus courts chemins issus de r</text:span></text:p>
      <text:p text:style-name="P171"><text:span text:style-name="T29">s'</text:span><text:span text:style-name="T1">il y a des poids négatifs (la ne marche plus)</text:span></text:p>
      <text:p text:style-name="P165"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5"><draw:line text:anchor-type="paragraph" draw:z-index="420" draw:name="Forme249" draw:style-name="gr18" draw:text-style-name="P179" svg:x1="6.278cm" svg:y1="4.926cm" svg:x2="6.278cm" svg:y2="2.148cm"><text:p/></draw:line><draw:line text:anchor-type="paragraph" draw:z-index="421" draw:name="Forme250" draw:style-name="gr18" draw:text-style-name="P179" svg:x1="2.732cm" svg:y1="3.233cm" svg:x2="6.277cm" svg:y2="2.148cm"><text:p/></draw:line><draw:line text:anchor-type="paragraph" draw:z-index="422" draw:name="Forme251" draw:style-name="gr17" draw:text-style-name="P179" svg:x1="6.277cm" svg:y1="4.926cm" svg:x2="2.732cm" svg:y2="3.233cm"><text:p/></draw:line><text:soft-page-break/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y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0">3</text:span><text:span text:style-name="T29"><text:tab/><text:tab/><text:tab/><text:tab/><text:tab/><text:tab/><text:tab/><text:tab/><text:tab/><text:tab/><text:tab/>r<text:tab/><text:tab/><text:tab/><text:tab/><text:tab/><text:tab/><text:tab/><text:tab/><text:tab/><text:tab/><text:tab/><text:tab/><text:tab/><text:tab/><text:tab/><text:tab/>-</text:span><text:span text:style-name="T30">2</text:span><text:span text:style-name="T29"><text:tab/><text:tab/><text:tab/><text:tab/><text:tab/><text:tab/><text:tab/><text:tab/><text:tab/><text:tab/><text:tab/><text:tab/></text:span><text:span text:style-name="T30">4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x</text:span></text:p>
      <text:p text:style-name="P166"><text:span text:style-name="T30">Cependant r xy amène en y en 2</text:span></text:p>
      <text:p text:style-name="P166"><text:span text:style-name="T30"/></text:p>
      <text:p text:style-name="P166"><text:span text:style-name="T95">3) Graphes orientés et poids négatifs sur les arcs:</text:span></text:p>
      <text:p text:style-name="P166"><text:span text:style-name="T29"/></text:p>
      <text:p text:style-name="P167"><text:span text:style-name="T31">On va étendre la résolution du problème en cas où il n'y a pas de circuits de poids négatif.</text:span></text:p>
      <text:p text:style-name="P167"><text:span text:style-name="T31"/></text:p>
      <text:p text:style-name="P167"><text:span text:style-name="T96">Exemple:</text:span></text:p>
      <text:p text:style-name="P167"><text:span text:style-name="T29"/></text:p>
      <text:p text:style-name="P168"><draw:line text:anchor-type="paragraph" draw:z-index="423" draw:name="Forme252" draw:style-name="gr17" draw:text-style-name="P179" svg:x1="3.844cm" svg:y1="3.456cm" svg:x2="6.172cm" svg:y2="2.212cm"><text:p/></draw:line><draw:line text:anchor-type="paragraph" draw:z-index="424" draw:name="Forme253" draw:style-name="gr17" draw:text-style-name="P179" svg:x1="3.844cm" svg:y1="0.942cm" svg:x2="6.172cm" svg:y2="2.212cm"><text:p/></draw:line><draw:line text:anchor-type="paragraph" draw:z-index="425" draw:name="Forme254" draw:style-name="gr17" draw:text-style-name="P179" svg:x1="1.462cm" svg:y1="2.291cm" svg:x2="3.843cm" svg:y2="0.942cm"><text:p/></draw:line><draw:line text:anchor-type="paragraph" draw:z-index="426" draw:name="Forme255" draw:style-name="gr17" draw:text-style-name="P179" svg:x1="3.843cm" svg:y1="3.455cm" svg:x2="1.462cm" svg:y2="2.291cm"><text:p/></draw:line><draw:line text:anchor-type="paragraph" draw:z-index="427" draw:name="Forme256" draw:style-name="gr17" draw:text-style-name="P179" svg:x1="3.844cm" svg:y1="3.456cm" svg:x2="3.844cm" svg:y2="0.942cm"><text:p/></draw:line><draw:polyline text:anchor-type="paragraph" draw:z-index="428" draw:name="Forme257" draw:style-name="gr17" draw:text-style-name="P179" svg:width="0.591cm" svg:height="0.562cm" draw:transform="rotate (0.179768912955416) translate (2.31405059328027cm 2.55731053089412cm)" svg:viewBox="0 0 592 563" draw:points="0,563 592,563 452,0"><text:p/></draw:polyline><draw:polyline text:anchor-type="paragraph" draw:z-index="429" draw:name="Forme258" draw:style-name="gr17" draw:text-style-name="P179" svg:width="0.502cm" svg:height="0.48cm" draw:transform="rotate (-0.0525344104850293) translate (2.22955555555556cm 1.55045833333333cm)" svg:viewBox="0 0 503 481" draw:points="0,0 503,0 423,481"><text:p/></draw:polyline><draw:polyline text:anchor-type="paragraph" draw:z-index="430" draw:name="Forme259" draw:style-name="gr17" draw:text-style-name="P179" svg:width="0.52cm" svg:height="0.517cm" draw:transform="rotate (1.98897721557274) translate (5.03411819980783cm 1.94734252740435cm)" svg:viewBox="0 0 521 518" draw:points="0,0 521,0 320,518"><text:p/></draw:polyline><draw:polyline text:anchor-type="paragraph" draw:z-index="431" draw:name="Forme260" draw:style-name="gr17" draw:text-style-name="P179" svg:width="0.56cm" svg:height="0.418cm" draw:transform="rotate (-0.141895268187139) translate (4.84893055555556cm 2.555875cm)" svg:viewBox="0 0 561 419" draw:points="0,0 561,0 434,419"><text:p/></draw:polyline><draw:polyline text:anchor-type="paragraph" draw:z-index="432" draw:name="Forme261" draw:style-name="gr17" draw:text-style-name="P179" svg:width="0.616cm" svg:height="0.557cm" draw:transform="rotate (-1.03044239037745) translate (4.00464303892689cm 1.81894851948062cm)" svg:viewBox="0 0 617 558" draw:points="0,558 617,558 458,0"><text:p/></draw:polyline><text:span text:style-name="T29"><text:tab/><text:tab/><text:tab/><text:tab/><text:tab/><text:tab/><text:tab/><text:tab/><text:tab/><text:tab/><text:tab/><text:tab/><text:tab/><text:tab/><text:tab/><text:tab/></text:span><text:span text:style-name="T32">a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2">1</text:span><text:span text:style-name="T29"><text:tab/><text:tab/></text:span><text:span text:style-name="T32">2</text:span><text:span text:style-name="T29"><text:tab/><text:tab/><text:tab/><text:tab/><text:tab/><text:tab/><text:tab/><text:tab/><text:tab/><text:tab/></text:span><text:span text:style-name="T32">r</text:span><text:span text:style-name="T29"><text:tab/><text:tab/>-</text:span><text:span text:style-name="T32">4</text:span><text:span text:style-name="T29"><text:tab/><text:tab/></text:span><text:span text:style-name="T32">c</text:span><text:span text:style-name="T29"><text:tab/><text:tab/><text:tab/><text:tab/><text:tab/><text:tab/><text:tab/><text:tab/><text:tab/><text:tab/></text:span><text:span text:style-name="T32">2</text:span><text:span text:style-name="T29"><text:tab/><text:tab/></text:span><text:span text:style-name="T32">1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2">b</text:span><text:span text:style-name="T29"><text:tab/></text:span></text:p>
      <text:p text:style-name="P168"><text:span text:style-name="T29"/></text:p>
      <text:p text:style-name="P168"><text:span text:style-name="T33">f(r ab c) = <text:s/>-2</text:span></text:p>
      <text:p text:style-name="P168"><text:span text:style-name="T33">f(r abc ab c) = -3</text:span></text:p>
      <text:p text:style-name="P169"><text:span text:style-name="T33">f(r (ab)^h) = -1 – h</text:span></text:p>
      <text:p text:style-name="P169"><text:span text:style-name="T33"/></text:p>
      <text:p text:style-name="P169"><text:span text:style-name="T34">non existence d'une plus courte marche de r à c</text:span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4M18S</meta:editing-duration>
    <meta:editing-cycles>168</meta:editing-cycles>
    <meta:generator>LibreOffice/5.1.6.2$Windows_x86 LibreOffice_project/07ac168c60a517dba0f0d7bc7540f5afa45f0909</meta:generator>
    <dc:date>2017-11-07T09:25:10.940000000</dc:date>
    <meta:document-statistic meta:table-count="5" meta:image-count="0" meta:object-count="0" meta:page-count="23" meta:paragraph-count="591" meta:word-count="3468" meta:character-count="19858" meta:non-whitespace-character-count="13436"/>
    <meta:user-defined meta:name="Info 1"/>
    <meta:user-defined meta:name="Info 2"/>
    <meta:user-defined meta:name="Info 3"/>
    <meta:user-defined meta:name="Info 4"/>
  </office:meta>
</office:document-meta>
</file>